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0.533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4.845cm"/>
    </style:style>
    <style:style style:name="co8" style:family="table-column">
      <style:table-column-properties fo:break-before="auto" style:column-width="2.081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2.14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8000"/>
    <style:style style:name="ce2" style:family="table-cell" style:parent-style-name="Default" style:data-style-name="N8106"/>
    <style:style style:name="ce3" style:family="table-cell" style:parent-style-name="Default" style:data-style-name="N80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8106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19" table:default-cell-style-name="Default"/>
        <table:table-row table:style-name="ro1">
          <table:table-cell/>
          <table:table-cell office:value-type="float" office:value="260001">
            <text:p>260001</text:p>
          </table:table-cell>
          <table:table-cell office:value-type="float" office:value="260002">
            <text:p>260002</text:p>
          </table:table-cell>
          <table:table-cell office:value-type="float" office:value="260003">
            <text:p>260003</text:p>
          </table:table-cell>
          <table:table-cell office:value-type="float" office:value="260004">
            <text:p>260004</text:p>
          </table:table-cell>
          <table:table-cell office:value-type="float" office:value="260005">
            <text:p>260005</text:p>
          </table:table-cell>
          <table:table-cell office:value-type="float" office:value="260006">
            <text:p>260006</text:p>
          </table:table-cell>
          <table:table-cell office:value-type="float" office:value="260007">
            <text:p>260007</text:p>
          </table:table-cell>
          <table:table-cell office:value-type="float" office:value="260008">
            <text:p>260008</text:p>
          </table:table-cell>
          <table:table-cell office:value-type="float" office:value="260009">
            <text:p>260009</text:p>
          </table:table-cell>
          <table:table-cell office:value-type="float" office:value="260010">
            <text:p>260010</text:p>
          </table:table-cell>
          <table:table-cell office:value-type="float" office:value="260011">
            <text:p>260011</text:p>
          </table:table-cell>
          <table:table-cell office:value-type="float" office:value="260012">
            <text:p>260012</text:p>
          </table:table-cell>
          <table:table-cell office:value-type="float" office:value="260013">
            <text:p>260013</text:p>
          </table:table-cell>
          <table:table-cell office:value-type="float" office:value="260014">
            <text:p>260014</text:p>
          </table:table-cell>
          <table:table-cell office:value-type="float" office:value="260015">
            <text:p>260015</text:p>
          </table:table-cell>
          <table:table-cell office:value-type="float" office:value="260016">
            <text:p>260016</text:p>
          </table:table-cell>
          <table:table-cell office:value-type="float" office:value="260017">
            <text:p>260017</text:p>
          </table:table-cell>
          <table:table-cell office:value-type="float" office:value="260018">
            <text:p>260018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</table:table>
      <table:table table:name="Planilha2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r_weight</text:p>
          </table:table-cell>
        </table:table-row>
        <table:table-row table:style-name="ro1">
          <table:table-cell table:number-columns-repeated="2" office:value-type="float" office:value="260001">
            <text:p>26000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2">
            <text:p>2600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3">
            <text:p>260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4">
            <text:p>260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5">
            <text:p>2600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6">
            <text:p>26000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7">
            <text:p>26000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09">
            <text:p>2600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60018">
            <text:p>2600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1">
            <text:p>2600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260002">
            <text:p>2600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4">
            <text:p>260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6">
            <text:p>2600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8">
            <text:p>260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09">
            <text:p>2600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1">
            <text:p>2600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03">
            <text:p>2600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5">
            <text:p>2600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7">
            <text:p>2600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09">
            <text:p>26000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0">
            <text:p>2600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float" office:value="260018">
            <text:p>2600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1">
            <text:p>26000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2">
            <text:p>2600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04">
            <text:p>26000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5">
            <text:p>26000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6">
            <text:p>26000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8">
            <text:p>2600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09">
            <text:p>26000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6">
            <text:p>260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1">
            <text:p>2600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4">
            <text:p>26000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260005">
            <text:p>26000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6">
            <text:p>2600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09">
            <text:p>2600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1">
            <text:p>26000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2">
            <text:p>2600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4">
            <text:p>2600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5">
            <text:p>26000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260006">
            <text:p>26000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09">
            <text:p>26000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5">
            <text:p>260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6">
            <text:p>260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1">
            <text:p>26000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3">
            <text:p>26000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07">
            <text:p>26000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09">
            <text:p>2600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6">
            <text:p>260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1">
            <text:p>2600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4">
            <text:p>2600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5">
            <text:p>2600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6">
            <text:p>2600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08">
            <text:p>26000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09">
            <text:p>2600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1">
            <text:p>26000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3">
            <text:p>2600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4">
            <text:p>260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5">
            <text:p>26000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7">
            <text:p>2600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09">
            <text:p>26000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0">
            <text:p>2600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2">
            <text:p>2600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6">
            <text:p>2600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float" office:value="260018">
            <text:p>2600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1">
            <text:p>26000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09">
            <text:p>2600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260010">
            <text:p>2600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1">
            <text:p>2600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2">
            <text:p>2600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6">
            <text:p>2600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1">
            <text:p>2600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09">
            <text:p>2600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0">
            <text:p>2600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 office:value-type="float" office:value="260011">
            <text:p>2600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2">
            <text:p>2600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3">
            <text:p>2600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5">
            <text:p>2600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7">
            <text:p>2600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1">
            <text:p>2600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7">
            <text:p>2600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09">
            <text:p>26000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0">
            <text:p>2600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1">
            <text:p>26001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260012">
            <text:p>2600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3">
            <text:p>2600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7">
            <text:p>260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1">
            <text:p>2600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09">
            <text:p>26000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1">
            <text:p>2600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13">
            <text:p>2600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4">
            <text:p>2600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5">
            <text:p>2600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7">
            <text:p>2600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1">
            <text:p>2600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5">
            <text:p>260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09">
            <text:p>26000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0">
            <text:p>2600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1">
            <text:p>2600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3">
            <text:p>2600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260014">
            <text:p>260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5">
            <text:p>260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6">
            <text:p>260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7">
            <text:p>2600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1">
            <text:p>2600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7">
            <text:p>260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09">
            <text:p>2600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15">
            <text:p>2600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6">
            <text:p>2600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7">
            <text:p>2600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1">
            <text:p>2600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09">
            <text:p>2600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3">
            <text:p>2600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5">
            <text:p>2600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260016">
            <text:p>2600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7">
            <text:p>2600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1">
            <text:p>2600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3">
            <text:p>26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5">
            <text:p>260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6">
            <text:p>260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7">
            <text:p>260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09">
            <text:p>2600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1">
            <text:p>2600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3">
            <text:p>2600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5">
            <text:p>2600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6">
            <text:p>260016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260017">
            <text:p>2600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float" office:value="260018">
            <text:p>260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1">
            <text:p>2600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2">
            <text:p>26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3">
            <text:p>26000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4">
            <text:p>26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5">
            <text:p>2600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6">
            <text:p>260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7">
            <text:p>260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8">
            <text:p>260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09">
            <text:p>26000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0">
            <text:p>260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1">
            <text:p>260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2">
            <text:p>26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3">
            <text:p>260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4">
            <text:p>2600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5">
            <text:p>260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6">
            <text:p>2600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float" office:value="260017">
            <text:p>260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60018">
            <text:p>260018</text:p>
          </table:table-cell>
          <table:table-cell office:value-type="float" office:value="11">
            <text:p>11</text:p>
          </table:table-cell>
        </table:table-row>
      </table:table>
      <table:table table:name="Planilha3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dfrom</text:p>
          </table:table-cell>
          <table:table-cell office:value-type="string">
            <text:p>fromname</text:p>
          </table:table-cell>
          <table:table-cell office:value-type="string">
            <text:p>idto</text:p>
          </table:table-cell>
          <table:table-cell office:value-type="string">
            <text:p>toname</text:p>
          </table:table-cell>
          <table:table-cell office:value-type="string">
            <text:p>r_weight</text:p>
          </table:table-cell>
          <table:table-cell office:value-type="string">
            <text:p>=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];[Planilha4.A$2:.A$19];[Planilha4.B$2:.B$19])" office:value-type="string" office:string-value="Recife">
            <text:p>Recife</text:p>
          </table:table-cell>
          <table:table-cell office:value-type="float" office:value="260001">
            <text:p>260001</text:p>
          </table:table-cell>
          <table:table-cell table:formula="of:=LOOKUP([.C2];[Planilha4.A$2:.A$19];[Planilha4.B$2:.B$19])" office:value-type="string" office:string-value="Recife">
            <text:p>Recife</text:p>
          </table:table-cell>
          <table:table-cell office:value-type="float" office:value="47">
            <text:p>47</text:p>
          </table:table-cell>
          <table:table-cell table:formula="of:=IF([.A2]=[.C2];1;0)" office:value-type="float" office:value="1">
            <text:p>1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table:formula="of:=LOOKUP([.A3];[Planilha4.A$2:.A$19];[Planilha4.B$2:.B$19])" office:value-type="string" office:string-value="Goiana – Timbaúba">
            <text:p>Goiana – Timbaúba</text:p>
          </table:table-cell>
          <table:table-cell office:value-type="float" office:value="260002">
            <text:p>260002</text:p>
          </table:table-cell>
          <table:table-cell table:formula="of:=LOOKUP([.C3];[Planilha4.A$2:.A$19];[Planilha4.B$2:.B$19])" office:value-type="string" office:string-value="Goiana – Timbaúba">
            <text:p>Goiana – Timbaúba</text:p>
          </table:table-cell>
          <table:table-cell office:value-type="float" office:value="32">
            <text:p>32</text:p>
          </table:table-cell>
          <table:table-cell table:formula="of:=IF([.A3]=[.C3];1;0)" office:value-type="float" office:value="1">
            <text:p>1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table:formula="of:=LOOKUP([.A4];[Planilha4.A$2:.A$19];[Planilha4.B$2:.B$19])" office:value-type="string" office:string-value="Palmares">
            <text:p>Palmares</text:p>
          </table:table-cell>
          <table:table-cell office:value-type="float" office:value="260003">
            <text:p>260003</text:p>
          </table:table-cell>
          <table:table-cell table:formula="of:=LOOKUP([.C4];[Planilha4.A$2:.A$19];[Planilha4.B$2:.B$19])" office:value-type="string" office:string-value="Palmares">
            <text:p>Palmares</text:p>
          </table:table-cell>
          <table:table-cell office:value-type="float" office:value="18">
            <text:p>18</text:p>
          </table:table-cell>
          <table:table-cell table:formula="of:=IF([.A4]=[.C4];1;0)" office:value-type="float" office:value="1">
            <text:p>1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5];[Planilha4.A$2:.A$19];[Planilha4.B$2:.B$19])" office:value-type="string" office:string-value="Limoeiro">
            <text:p>Limoeiro</text:p>
          </table:table-cell>
          <table:table-cell office:value-type="float" office:value="260004">
            <text:p>260004</text:p>
          </table:table-cell>
          <table:table-cell table:formula="of:=LOOKUP([.C5];[Planilha4.A$2:.A$19];[Planilha4.B$2:.B$19])" office:value-type="string" office:string-value="Limoeiro">
            <text:p>Limoeiro</text:p>
          </table:table-cell>
          <table:table-cell office:value-type="float" office:value="14">
            <text:p>14</text:p>
          </table:table-cell>
          <table:table-cell table:formula="of:=IF([.A5]=[.C5];1;0)" office:value-type="float" office:value="1">
            <text:p>1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table:formula="of:=LOOKUP([.A6];[Planilha4.A$2:.A$19];[Planilha4.B$2:.B$19])" office:value-type="string" office:string-value="Vitória de Santo Antão">
            <text:p>Vitória de Santo Antão</text:p>
          </table:table-cell>
          <table:table-cell office:value-type="float" office:value="260005">
            <text:p>260005</text:p>
          </table:table-cell>
          <table:table-cell table:formula="of:=LOOKUP([.C6];[Planilha4.A$2:.A$19];[Planilha4.B$2:.B$19])" office:value-type="string" office:string-value="Vitória de Santo Antão">
            <text:p>Vitória de Santo Antão</text:p>
          </table:table-cell>
          <table:table-cell office:value-type="float" office:value="6">
            <text:p>6</text:p>
          </table:table-cell>
          <table:table-cell table:formula="of:=IF([.A6]=[.C6];1;0)" office:value-type="float" office:value="1">
            <text:p>1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7];[Planilha4.A$2:.A$19];[Planilha4.B$2:.B$19])" office:value-type="string" office:string-value="Carpina">
            <text:p>Carpina</text:p>
          </table:table-cell>
          <table:table-cell office:value-type="float" office:value="260006">
            <text:p>260006</text:p>
          </table:table-cell>
          <table:table-cell table:formula="of:=LOOKUP([.C7];[Planilha4.A$2:.A$19];[Planilha4.B$2:.B$19])" office:value-type="string" office:string-value="Carpina">
            <text:p>Carpina</text:p>
          </table:table-cell>
          <table:table-cell office:value-type="float" office:value="16">
            <text:p>16</text:p>
          </table:table-cell>
          <table:table-cell table:formula="of:=IF([.A7]=[.C7];1;0)" office:value-type="float" office:value="1">
            <text:p>1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table:formula="of:=LOOKUP([.A8];[Planilha4.A$2:.A$19];[Planilha4.B$2:.B$19])" office:value-type="string" office:string-value="Barreiros - Sirinhaém">
            <text:p>Barreiros - Sirinhaém</text:p>
          </table:table-cell>
          <table:table-cell office:value-type="float" office:value="260007">
            <text:p>260007</text:p>
          </table:table-cell>
          <table:table-cell table:formula="of:=LOOKUP([.C8];[Planilha4.A$2:.A$19];[Planilha4.B$2:.B$19])" office:value-type="string" office:string-value="Barreiros - Sirinhaém">
            <text:p>Barreiros - Sirinhaém</text:p>
          </table:table-cell>
          <table:table-cell office:value-type="float" office:value="18">
            <text:p>18</text:p>
          </table:table-cell>
          <table:table-cell table:formula="of:=IF([.A8]=[.C8];1;0)" office:value-type="float" office:value="1">
            <text:p>1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table:formula="of:=LOOKUP([.A9];[Planilha4.A$2:.A$19];[Planilha4.B$2:.B$19])" office:value-type="string" office:string-value="Surubim">
            <text:p>Surubim</text:p>
          </table:table-cell>
          <table:table-cell office:value-type="float" office:value="260008">
            <text:p>260008</text:p>
          </table:table-cell>
          <table:table-cell table:formula="of:=LOOKUP([.C9];[Planilha4.A$2:.A$19];[Planilha4.B$2:.B$19])" office:value-type="string" office:string-value="Surubim">
            <text:p>Surubim</text:p>
          </table:table-cell>
          <table:table-cell office:value-type="float" office:value="9">
            <text:p>9</text:p>
          </table:table-cell>
          <table:table-cell table:formula="of:=IF([.A9]=[.C9];1;0)" office:value-type="float" office:value="1">
            <text:p>1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10];[Planilha4.A$2:.A$19];[Planilha4.B$2:.B$19])" office:value-type="string" office:string-value="Caruaru">
            <text:p>Caruaru</text:p>
          </table:table-cell>
          <table:table-cell office:value-type="float" office:value="260009">
            <text:p>260009</text:p>
          </table:table-cell>
          <table:table-cell table:formula="of:=LOOKUP([.C10];[Planilha4.A$2:.A$19];[Planilha4.B$2:.B$19])" office:value-type="string" office:string-value="Caruaru">
            <text:p>Caruaru</text:p>
          </table:table-cell>
          <table:table-cell office:value-type="float" office:value="40">
            <text:p>40</text:p>
          </table:table-cell>
          <table:table-cell table:formula="of:=IF([.A10]=[.C10];1;0)" office:value-type="float" office:value="1">
            <text:p>1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table:formula="of:=LOOKUP([.A11];[Planilha4.A$2:.A$19];[Planilha4.B$2:.B$19])" office:value-type="string" office:string-value="Garanhuns">
            <text:p>Garanhuns</text:p>
          </table:table-cell>
          <table:table-cell office:value-type="float" office:value="260010">
            <text:p>260010</text:p>
          </table:table-cell>
          <table:table-cell table:formula="of:=LOOKUP([.C11];[Planilha4.A$2:.A$19];[Planilha4.B$2:.B$19])" office:value-type="string" office:string-value="Garanhuns">
            <text:p>Garanhuns</text:p>
          </table:table-cell>
          <table:table-cell office:value-type="float" office:value="33">
            <text:p>33</text:p>
          </table:table-cell>
          <table:table-cell table:formula="of:=IF([.A11]=[.C11];1;0)" office:value-type="float" office:value="1">
            <text:p>1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12];[Planilha4.A$2:.A$19];[Planilha4.B$2:.B$19])" office:value-type="string" office:string-value="Arcoverde">
            <text:p>Arcoverde</text:p>
          </table:table-cell>
          <table:table-cell office:value-type="float" office:value="260011">
            <text:p>260011</text:p>
          </table:table-cell>
          <table:table-cell table:formula="of:=LOOKUP([.C12];[Planilha4.A$2:.A$19];[Planilha4.B$2:.B$19])" office:value-type="string" office:string-value="Arcoverde">
            <text:p>Arcoverde</text:p>
          </table:table-cell>
          <table:table-cell office:value-type="float" office:value="27">
            <text:p>27</text:p>
          </table:table-cell>
          <table:table-cell table:formula="of:=IF([.A12]=[.C12];1;0)" office:value-type="float" office:value="1">
            <text:p>1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13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12">
            <text:p>260012</text:p>
          </table:table-cell>
          <table:table-cell table:formula="of:=LOOKUP([.C13];[Planilha4.A$2:.A$19];[Planilha4.B$2:.B$19])" office:value-type="string" office:string-value="Belo Jardim – Pesqueira">
            <text:p>Belo Jardim – Pesqueira</text:p>
          </table:table-cell>
          <table:table-cell office:value-type="float" office:value="19">
            <text:p>19</text:p>
          </table:table-cell>
          <table:table-cell table:formula="of:=IF([.A13]=[.C13];1;0)" office:value-type="float" office:value="1">
            <text:p>1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table:formula="of:=LOOKUP([.A14];[Planilha4.A$2:.A$19];[Planilha4.B$2:.B$19])" office:value-type="string" office:string-value="Serra Talhada">
            <text:p>Serra Talhada</text:p>
          </table:table-cell>
          <table:table-cell office:value-type="float" office:value="260013">
            <text:p>260013</text:p>
          </table:table-cell>
          <table:table-cell table:formula="of:=LOOKUP([.C14];[Planilha4.A$2:.A$19];[Planilha4.B$2:.B$19])" office:value-type="string" office:string-value="Serra Talhada">
            <text:p>Serra Talhada</text:p>
          </table:table-cell>
          <table:table-cell office:value-type="float" office:value="31">
            <text:p>31</text:p>
          </table:table-cell>
          <table:table-cell table:formula="of:=IF([.A14]=[.C14];1;0)" office:value-type="float" office:value="1">
            <text:p>1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5];[Planilha4.A$2:.A$19];[Planilha4.B$2:.B$19])" office:value-type="string" office:string-value="Afogados da Ingazeira">
            <text:p>Afogados da Ingazeira</text:p>
          </table:table-cell>
          <table:table-cell office:value-type="float" office:value="260014">
            <text:p>260014</text:p>
          </table:table-cell>
          <table:table-cell table:formula="of:=LOOKUP([.C15];[Planilha4.A$2:.A$19];[Planilha4.B$2:.B$19])" office:value-type="string" office:string-value="Afogados da Ingazeira">
            <text:p>Afogados da Ingazeira</text:p>
          </table:table-cell>
          <table:table-cell office:value-type="float" office:value="29">
            <text:p>29</text:p>
          </table:table-cell>
          <table:table-cell table:formula="of:=IF([.A15]=[.C15];1;0)" office:value-type="float" office:value="1">
            <text:p>1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table:formula="of:=LOOKUP([.A16];[Planilha4.A$2:.A$19];[Planilha4.B$2:.B$19])" office:value-type="string" office:string-value="Petrolina">
            <text:p>Petrolina</text:p>
          </table:table-cell>
          <table:table-cell office:value-type="float" office:value="260015">
            <text:p>260015</text:p>
          </table:table-cell>
          <table:table-cell table:formula="of:=LOOKUP([.C16];[Planilha4.A$2:.A$19];[Planilha4.B$2:.B$19])" office:value-type="string" office:string-value="Petrolina">
            <text:p>Petrolina</text:p>
          </table:table-cell>
          <table:table-cell office:value-type="float" office:value="16">
            <text:p>16</text:p>
          </table:table-cell>
          <table:table-cell table:formula="of:=IF([.A16]=[.C16];1;0)" office:value-type="float" office:value="1">
            <text:p>1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table:formula="of:=LOOKUP([.A17];[Planilha4.A$2:.A$19];[Planilha4.B$2:.B$19])" office:value-type="string" office:string-value="Araripina">
            <text:p>Araripina</text:p>
          </table:table-cell>
          <table:table-cell office:value-type="float" office:value="260016">
            <text:p>260016</text:p>
          </table:table-cell>
          <table:table-cell table:formula="of:=LOOKUP([.C17];[Planilha4.A$2:.A$19];[Planilha4.B$2:.B$19])" office:value-type="string" office:string-value="Araripina">
            <text:p>Araripina</text:p>
          </table:table-cell>
          <table:table-cell office:value-type="float" office:value="40">
            <text:p>40</text:p>
          </table:table-cell>
          <table:table-cell table:formula="of:=IF([.A17]=[.C17];1;0)" office:value-type="float" office:value="1">
            <text:p>1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table:formula="of:=LOOKUP([.A18];[Planilha4.A$2:.A$19];[Planilha4.B$2:.B$19])" office:value-type="string" office:string-value="Salgueiro">
            <text:p>Salgueiro</text:p>
          </table:table-cell>
          <table:table-cell office:value-type="float" office:value="260017">
            <text:p>260017</text:p>
          </table:table-cell>
          <table:table-cell table:formula="of:=LOOKUP([.C18];[Planilha4.A$2:.A$19];[Planilha4.B$2:.B$19])" office:value-type="string" office:string-value="Salgueiro">
            <text:p>Salgueiro</text:p>
          </table:table-cell>
          <table:table-cell office:value-type="float" office:value="24">
            <text:p>24</text:p>
          </table:table-cell>
          <table:table-cell table:formula="of:=IF([.A18]=[.C18];1;0)" office:value-type="float" office:value="1">
            <text:p>1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9];[Planilha4.A$2:.A$19];[Planilha4.B$2:.B$19])" office:value-type="string" office:string-value="Escada - Ribeirão">
            <text:p>Escada - Ribeirão</text:p>
          </table:table-cell>
          <table:table-cell office:value-type="float" office:value="260018">
            <text:p>260018</text:p>
          </table:table-cell>
          <table:table-cell table:formula="of:=LOOKUP([.C19];[Planilha4.A$2:.A$19];[Planilha4.B$2:.B$19])" office:value-type="string" office:string-value="Escada - Ribeirão">
            <text:p>Escada - Ribeirão</text:p>
          </table:table-cell>
          <table:table-cell office:value-type="float" office:value="11">
            <text:p>11</text:p>
          </table:table-cell>
          <table:table-cell table:formula="of:=IF([.A19]=[.C19];1;0)" office:value-type="float" office:value="1">
            <text:p>1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0];[Planilha4.A$2:.A$19];[Planilha4.B$2:.B$19])" office:value-type="string" office:string-value="Recife">
            <text:p>Recife</text:p>
          </table:table-cell>
          <table:table-cell office:value-type="float" office:value="260003">
            <text:p>260003</text:p>
          </table:table-cell>
          <table:table-cell table:formula="of:=LOOKUP([.C20];[Planilha4.A$2:.A$19];[Planilha4.B$2:.B$19])" office:value-type="string" office:string-value="Palmares">
            <text:p>Palmares</text:p>
          </table:table-cell>
          <table:table-cell office:value-type="float" office:value="2">
            <text:p>2</text:p>
          </table:table-cell>
          <table:table-cell table:formula="of:=IF([.A20]=[.C20];1;0)"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1];[Planilha4.A$2:.A$19];[Planilha4.B$2:.B$19])" office:value-type="string" office:string-value="Recife">
            <text:p>Recife</text:p>
          </table:table-cell>
          <table:table-cell office:value-type="float" office:value="260004">
            <text:p>260004</text:p>
          </table:table-cell>
          <table:table-cell table:formula="of:=LOOKUP([.C21];[Planilha4.A$2:.A$19];[Planilha4.B$2:.B$19])" office:value-type="string" office:string-value="Limoeiro">
            <text:p>Limoeiro</text:p>
          </table:table-cell>
          <table:table-cell office:value-type="float" office:value="2">
            <text:p>2</text:p>
          </table:table-cell>
          <table:table-cell table:formula="of:=IF([.A21]=[.C21];1;0)"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2];[Planilha4.A$2:.A$19];[Planilha4.B$2:.B$19])" office:value-type="string" office:string-value="Recife">
            <text:p>Recife</text:p>
          </table:table-cell>
          <table:table-cell office:value-type="float" office:value="260018">
            <text:p>260018</text:p>
          </table:table-cell>
          <table:table-cell table:formula="of:=LOOKUP([.C22];[Planilha4.A$2:.A$19];[Planilha4.B$2:.B$19])" office:value-type="string" office:string-value="Escada - Ribeirão">
            <text:p>Escada - Ribeirão</text:p>
          </table:table-cell>
          <table:table-cell office:value-type="float" office:value="2">
            <text:p>2</text:p>
          </table:table-cell>
          <table:table-cell table:formula="of:=IF([.A22]=[.C22];1;0)"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3];[Planilha4.A$2:.A$19];[Planilha4.B$2:.B$19])" office:value-type="string" office:string-value="Recife">
            <text:p>Recife</text:p>
          </table:table-cell>
          <table:table-cell office:value-type="float" office:value="260002">
            <text:p>260002</text:p>
          </table:table-cell>
          <table:table-cell table:formula="of:=LOOKUP([.C23];[Planilha4.A$2:.A$19];[Planilha4.B$2:.B$19])" office:value-type="string" office:string-value="Goiana – Timbaúba">
            <text:p>Goiana – Timbaúba</text:p>
          </table:table-cell>
          <table:table-cell office:value-type="float" office:value="3">
            <text:p>3</text:p>
          </table:table-cell>
          <table:table-cell table:formula="of:=IF([.A23]=[.C23];1;0)"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4];[Planilha4.A$2:.A$19];[Planilha4.B$2:.B$19])" office:value-type="string" office:string-value="Recife">
            <text:p>Recife</text:p>
          </table:table-cell>
          <table:table-cell office:value-type="float" office:value="260005">
            <text:p>260005</text:p>
          </table:table-cell>
          <table:table-cell table:formula="of:=LOOKUP([.C24];[Planilha4.A$2:.A$19];[Planilha4.B$2:.B$19])" office:value-type="string" office:string-value="Vitória de Santo Antão">
            <text:p>Vitória de Santo Antão</text:p>
          </table:table-cell>
          <table:table-cell office:value-type="float" office:value="4">
            <text:p>4</text:p>
          </table:table-cell>
          <table:table-cell table:formula="of:=IF([.A24]=[.C24];1;0)"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5];[Planilha4.A$2:.A$19];[Planilha4.B$2:.B$19])" office:value-type="string" office:string-value="Recife">
            <text:p>Recife</text:p>
          </table:table-cell>
          <table:table-cell office:value-type="float" office:value="260009">
            <text:p>260009</text:p>
          </table:table-cell>
          <table:table-cell table:formula="of:=LOOKUP([.C25];[Planilha4.A$2:.A$19];[Planilha4.B$2:.B$19])" office:value-type="string" office:string-value="Caruaru">
            <text:p>Caruaru</text:p>
          </table:table-cell>
          <table:table-cell office:value-type="float" office:value="4">
            <text:p>4</text:p>
          </table:table-cell>
          <table:table-cell table:formula="of:=IF([.A25]=[.C25];1;0)"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6];[Planilha4.A$2:.A$19];[Planilha4.B$2:.B$19])" office:value-type="string" office:string-value="Recife">
            <text:p>Recife</text:p>
          </table:table-cell>
          <table:table-cell office:value-type="float" office:value="260007">
            <text:p>260007</text:p>
          </table:table-cell>
          <table:table-cell table:formula="of:=LOOKUP([.C26];[Planilha4.A$2:.A$19];[Planilha4.B$2:.B$19])" office:value-type="string" office:string-value="Barreiros - Sirinhaém">
            <text:p>Barreiros - Sirinhaém</text:p>
          </table:table-cell>
          <table:table-cell office:value-type="float" office:value="6">
            <text:p>6</text:p>
          </table:table-cell>
          <table:table-cell table:formula="of:=IF([.A26]=[.C26];1;0)" office:value-type="float" office:value="0">
            <text:p>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table:formula="of:=LOOKUP([.A27];[Planilha4.A$2:.A$19];[Planilha4.B$2:.B$19])" office:value-type="string" office:string-value="Recife">
            <text:p>Recife</text:p>
          </table:table-cell>
          <table:table-cell office:value-type="float" office:value="260006">
            <text:p>260006</text:p>
          </table:table-cell>
          <table:table-cell table:formula="of:=LOOKUP([.C27];[Planilha4.A$2:.A$19];[Planilha4.B$2:.B$19])" office:value-type="string" office:string-value="Carpina">
            <text:p>Carpina</text:p>
          </table:table-cell>
          <table:table-cell office:value-type="float" office:value="7">
            <text:p>7</text:p>
          </table:table-cell>
          <table:table-cell table:formula="of:=IF([.A27]=[.C27];1;0)"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table:formula="of:=LOOKUP([.A28];[Planilha4.A$2:.A$19];[Planilha4.B$2:.B$19])" office:value-type="string" office:string-value="Goiana – Timbaúba">
            <text:p>Goiana – Timbaúba</text:p>
          </table:table-cell>
          <table:table-cell office:value-type="float" office:value="260008">
            <text:p>260008</text:p>
          </table:table-cell>
          <table:table-cell table:formula="of:=LOOKUP([.C28];[Planilha4.A$2:.A$19];[Planilha4.B$2:.B$19])" office:value-type="string" office:string-value="Surubim">
            <text:p>Surubim</text:p>
          </table:table-cell>
          <table:table-cell office:value-type="float" office:value="1">
            <text:p>1</text:p>
          </table:table-cell>
          <table:table-cell table:formula="of:=IF([.A28]=[.C28];1;0)"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table:formula="of:=LOOKUP([.A29];[Planilha4.A$2:.A$19];[Planilha4.B$2:.B$19])" office:value-type="string" office:string-value="Goiana – Timbaúba">
            <text:p>Goiana – Timbaúba</text:p>
          </table:table-cell>
          <table:table-cell office:value-type="float" office:value="260004">
            <text:p>260004</text:p>
          </table:table-cell>
          <table:table-cell table:formula="of:=LOOKUP([.C29];[Planilha4.A$2:.A$19];[Planilha4.B$2:.B$19])" office:value-type="string" office:string-value="Limoeiro">
            <text:p>Limoeiro</text:p>
          </table:table-cell>
          <table:table-cell office:value-type="float" office:value="4">
            <text:p>4</text:p>
          </table:table-cell>
          <table:table-cell table:formula="of:=IF([.A29]=[.C29];1;0)"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table:formula="of:=LOOKUP([.A30];[Planilha4.A$2:.A$19];[Planilha4.B$2:.B$19])" office:value-type="string" office:string-value="Goiana – Timbaúba">
            <text:p>Goiana – Timbaúba</text:p>
          </table:table-cell>
          <table:table-cell office:value-type="float" office:value="260009">
            <text:p>260009</text:p>
          </table:table-cell>
          <table:table-cell table:formula="of:=LOOKUP([.C30];[Planilha4.A$2:.A$19];[Planilha4.B$2:.B$19])" office:value-type="string" office:string-value="Caruaru">
            <text:p>Caruaru</text:p>
          </table:table-cell>
          <table:table-cell office:value-type="float" office:value="7">
            <text:p>7</text:p>
          </table:table-cell>
          <table:table-cell table:formula="of:=IF([.A30]=[.C30];1;0)"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table:formula="of:=LOOKUP([.A31];[Planilha4.A$2:.A$19];[Planilha4.B$2:.B$19])" office:value-type="string" office:string-value="Goiana – Timbaúba">
            <text:p>Goiana – Timbaúba</text:p>
          </table:table-cell>
          <table:table-cell office:value-type="float" office:value="260001">
            <text:p>260001</text:p>
          </table:table-cell>
          <table:table-cell table:formula="of:=LOOKUP([.C31];[Planilha4.A$2:.A$19];[Planilha4.B$2:.B$19])" office:value-type="string" office:string-value="Recife">
            <text:p>Recife</text:p>
          </table:table-cell>
          <table:table-cell office:value-type="float" office:value="16">
            <text:p>16</text:p>
          </table:table-cell>
          <table:table-cell table:formula="of:=IF([.A31]=[.C31];1;0)" office:value-type="float" office:value="0">
            <text:p>0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table:formula="of:=LOOKUP([.A32];[Planilha4.A$2:.A$19];[Planilha4.B$2:.B$19])" office:value-type="string" office:string-value="Goiana – Timbaúba">
            <text:p>Goiana – Timbaúba</text:p>
          </table:table-cell>
          <table:table-cell office:value-type="float" office:value="260006">
            <text:p>260006</text:p>
          </table:table-cell>
          <table:table-cell table:formula="of:=LOOKUP([.C32];[Planilha4.A$2:.A$19];[Planilha4.B$2:.B$19])" office:value-type="string" office:string-value="Carpina">
            <text:p>Carpina</text:p>
          </table:table-cell>
          <table:table-cell office:value-type="float" office:value="17">
            <text:p>17</text:p>
          </table:table-cell>
          <table:table-cell table:formula="of:=IF([.A32]=[.C32];1;0)"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table:formula="of:=LOOKUP([.A33];[Planilha4.A$2:.A$19];[Planilha4.B$2:.B$19])" office:value-type="string" office:string-value="Palmares">
            <text:p>Palmares</text:p>
          </table:table-cell>
          <table:table-cell office:value-type="float" office:value="260007">
            <text:p>260007</text:p>
          </table:table-cell>
          <table:table-cell table:formula="of:=LOOKUP([.C33];[Planilha4.A$2:.A$19];[Planilha4.B$2:.B$19])" office:value-type="string" office:string-value="Barreiros - Sirinhaém">
            <text:p>Barreiros - Sirinhaém</text:p>
          </table:table-cell>
          <table:table-cell office:value-type="float" office:value="3">
            <text:p>3</text:p>
          </table:table-cell>
          <table:table-cell table:formula="of:=IF([.A33]=[.C33];1;0)"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table:formula="of:=LOOKUP([.A34];[Planilha4.A$2:.A$19];[Planilha4.B$2:.B$19])" office:value-type="string" office:string-value="Palmares">
            <text:p>Palmares</text:p>
          </table:table-cell>
          <table:table-cell office:value-type="float" office:value="260005">
            <text:p>260005</text:p>
          </table:table-cell>
          <table:table-cell table:formula="of:=LOOKUP([.C34];[Planilha4.A$2:.A$19];[Planilha4.B$2:.B$19])" office:value-type="string" office:string-value="Vitória de Santo Antão">
            <text:p>Vitória de Santo Antão</text:p>
          </table:table-cell>
          <table:table-cell office:value-type="float" office:value="5">
            <text:p>5</text:p>
          </table:table-cell>
          <table:table-cell table:formula="of:=IF([.A34]=[.C34];1;0)"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table:formula="of:=LOOKUP([.A35];[Planilha4.A$2:.A$19];[Planilha4.B$2:.B$19])" office:value-type="string" office:string-value="Palmares">
            <text:p>Palmares</text:p>
          </table:table-cell>
          <table:table-cell office:value-type="float" office:value="260018">
            <text:p>260018</text:p>
          </table:table-cell>
          <table:table-cell table:formula="of:=LOOKUP([.C35];[Planilha4.A$2:.A$19];[Planilha4.B$2:.B$19])" office:value-type="string" office:string-value="Escada - Ribeirão">
            <text:p>Escada - Ribeirão</text:p>
          </table:table-cell>
          <table:table-cell office:value-type="float" office:value="5">
            <text:p>5</text:p>
          </table:table-cell>
          <table:table-cell table:formula="of:=IF([.A35]=[.C35];1;0)"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table:formula="of:=LOOKUP([.A36];[Planilha4.A$2:.A$19];[Planilha4.B$2:.B$19])" office:value-type="string" office:string-value="Palmares">
            <text:p>Palmares</text:p>
          </table:table-cell>
          <table:table-cell office:value-type="float" office:value="260010">
            <text:p>260010</text:p>
          </table:table-cell>
          <table:table-cell table:formula="of:=LOOKUP([.C36];[Planilha4.A$2:.A$19];[Planilha4.B$2:.B$19])" office:value-type="string" office:string-value="Garanhuns">
            <text:p>Garanhuns</text:p>
          </table:table-cell>
          <table:table-cell office:value-type="float" office:value="8">
            <text:p>8</text:p>
          </table:table-cell>
          <table:table-cell table:formula="of:=IF([.A36]=[.C36];1;0)"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table:formula="of:=LOOKUP([.A37];[Planilha4.A$2:.A$19];[Planilha4.B$2:.B$19])" office:value-type="string" office:string-value="Palmares">
            <text:p>Palmares</text:p>
          </table:table-cell>
          <table:table-cell office:value-type="float" office:value="260001">
            <text:p>260001</text:p>
          </table:table-cell>
          <table:table-cell table:formula="of:=LOOKUP([.C37];[Planilha4.A$2:.A$19];[Planilha4.B$2:.B$19])" office:value-type="string" office:string-value="Recife">
            <text:p>Recife</text:p>
          </table:table-cell>
          <table:table-cell office:value-type="float" office:value="14">
            <text:p>14</text:p>
          </table:table-cell>
          <table:table-cell table:formula="of:=IF([.A37]=[.C37];1;0)" office:value-type="float" office:value="0">
            <text:p>0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table:formula="of:=LOOKUP([.A38];[Planilha4.A$2:.A$19];[Planilha4.B$2:.B$19])" office:value-type="string" office:string-value="Palmares">
            <text:p>Palmares</text:p>
          </table:table-cell>
          <table:table-cell office:value-type="float" office:value="260009">
            <text:p>260009</text:p>
          </table:table-cell>
          <table:table-cell table:formula="of:=LOOKUP([.C38];[Planilha4.A$2:.A$19];[Planilha4.B$2:.B$19])" office:value-type="string" office:string-value="Caruaru">
            <text:p>Caruaru</text:p>
          </table:table-cell>
          <table:table-cell office:value-type="float" office:value="24">
            <text:p>24</text:p>
          </table:table-cell>
          <table:table-cell table:formula="of:=IF([.A38]=[.C38];1;0)"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39];[Planilha4.A$2:.A$19];[Planilha4.B$2:.B$19])" office:value-type="string" office:string-value="Limoeiro">
            <text:p>Limoeiro</text:p>
          </table:table-cell>
          <table:table-cell office:value-type="float" office:value="260016">
            <text:p>260016</text:p>
          </table:table-cell>
          <table:table-cell table:formula="of:=LOOKUP([.C39];[Planilha4.A$2:.A$19];[Planilha4.B$2:.B$19])" office:value-type="string" office:string-value="Araripina">
            <text:p>Araripina</text:p>
          </table:table-cell>
          <table:table-cell office:value-type="float" office:value="1">
            <text:p>1</text:p>
          </table:table-cell>
          <table:table-cell table:formula="of:=IF([.A39]=[.C39];1;0)"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40];[Planilha4.A$2:.A$19];[Planilha4.B$2:.B$19])" office:value-type="string" office:string-value="Limoeiro">
            <text:p>Limoeiro</text:p>
          </table:table-cell>
          <table:table-cell office:value-type="float" office:value="260002">
            <text:p>260002</text:p>
          </table:table-cell>
          <table:table-cell table:formula="of:=LOOKUP([.C40];[Planilha4.A$2:.A$19];[Planilha4.B$2:.B$19])" office:value-type="string" office:string-value="Goiana – Timbaúba">
            <text:p>Goiana – Timbaúba</text:p>
          </table:table-cell>
          <table:table-cell office:value-type="float" office:value="3">
            <text:p>3</text:p>
          </table:table-cell>
          <table:table-cell table:formula="of:=IF([.A40]=[.C40];1;0)"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41];[Planilha4.A$2:.A$19];[Planilha4.B$2:.B$19])" office:value-type="string" office:string-value="Limoeiro">
            <text:p>Limoeiro</text:p>
          </table:table-cell>
          <table:table-cell office:value-type="float" office:value="260008">
            <text:p>260008</text:p>
          </table:table-cell>
          <table:table-cell table:formula="of:=LOOKUP([.C41];[Planilha4.A$2:.A$19];[Planilha4.B$2:.B$19])" office:value-type="string" office:string-value="Surubim">
            <text:p>Surubim</text:p>
          </table:table-cell>
          <table:table-cell office:value-type="float" office:value="4">
            <text:p>4</text:p>
          </table:table-cell>
          <table:table-cell table:formula="of:=IF([.A41]=[.C41];1;0)"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42];[Planilha4.A$2:.A$19];[Planilha4.B$2:.B$19])" office:value-type="string" office:string-value="Limoeiro">
            <text:p>Limoeiro</text:p>
          </table:table-cell>
          <table:table-cell office:value-type="float" office:value="260005">
            <text:p>260005</text:p>
          </table:table-cell>
          <table:table-cell table:formula="of:=LOOKUP([.C42];[Planilha4.A$2:.A$19];[Planilha4.B$2:.B$19])" office:value-type="string" office:string-value="Vitória de Santo Antão">
            <text:p>Vitória de Santo Antão</text:p>
          </table:table-cell>
          <table:table-cell office:value-type="float" office:value="7">
            <text:p>7</text:p>
          </table:table-cell>
          <table:table-cell table:formula="of:=IF([.A42]=[.C42];1;0)"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43];[Planilha4.A$2:.A$19];[Planilha4.B$2:.B$19])" office:value-type="string" office:string-value="Limoeiro">
            <text:p>Limoeiro</text:p>
          </table:table-cell>
          <table:table-cell office:value-type="float" office:value="260009">
            <text:p>260009</text:p>
          </table:table-cell>
          <table:table-cell table:formula="of:=LOOKUP([.C43];[Planilha4.A$2:.A$19];[Planilha4.B$2:.B$19])" office:value-type="string" office:string-value="Caruaru">
            <text:p>Caruaru</text:p>
          </table:table-cell>
          <table:table-cell office:value-type="float" office:value="14">
            <text:p>14</text:p>
          </table:table-cell>
          <table:table-cell table:formula="of:=IF([.A43]=[.C43];1;0)"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44];[Planilha4.A$2:.A$19];[Planilha4.B$2:.B$19])" office:value-type="string" office:string-value="Limoeiro">
            <text:p>Limoeiro</text:p>
          </table:table-cell>
          <table:table-cell office:value-type="float" office:value="260006">
            <text:p>260006</text:p>
          </table:table-cell>
          <table:table-cell table:formula="of:=LOOKUP([.C44];[Planilha4.A$2:.A$19];[Planilha4.B$2:.B$19])" office:value-type="string" office:string-value="Carpina">
            <text:p>Carpina</text:p>
          </table:table-cell>
          <table:table-cell office:value-type="float" office:value="16">
            <text:p>16</text:p>
          </table:table-cell>
          <table:table-cell table:formula="of:=IF([.A44]=[.C44];1;0)" office:value-type="float" office:value="0">
            <text:p>0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table:formula="of:=LOOKUP([.A45];[Planilha4.A$2:.A$19];[Planilha4.B$2:.B$19])" office:value-type="string" office:string-value="Limoeiro">
            <text:p>Limoeiro</text:p>
          </table:table-cell>
          <table:table-cell office:value-type="float" office:value="260001">
            <text:p>260001</text:p>
          </table:table-cell>
          <table:table-cell table:formula="of:=LOOKUP([.C45];[Planilha4.A$2:.A$19];[Planilha4.B$2:.B$19])" office:value-type="string" office:string-value="Recife">
            <text:p>Recife</text:p>
          </table:table-cell>
          <table:table-cell office:value-type="float" office:value="18">
            <text:p>18</text:p>
          </table:table-cell>
          <table:table-cell table:formula="of:=IF([.A45]=[.C45];1;0)"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table:formula="of:=LOOKUP([.A46];[Planilha4.A$2:.A$19];[Planilha4.B$2:.B$19])" office:value-type="string" office:string-value="Vitória de Santo Antão">
            <text:p>Vitória de Santo Antão</text:p>
          </table:table-cell>
          <table:table-cell office:value-type="float" office:value="260004">
            <text:p>260004</text:p>
          </table:table-cell>
          <table:table-cell table:formula="of:=LOOKUP([.C46];[Planilha4.A$2:.A$19];[Planilha4.B$2:.B$19])" office:value-type="string" office:string-value="Limoeiro">
            <text:p>Limoeiro</text:p>
          </table:table-cell>
          <table:table-cell office:value-type="float" office:value="3">
            <text:p>3</text:p>
          </table:table-cell>
          <table:table-cell table:formula="of:=IF([.A46]=[.C46];1;0)"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table:formula="of:=LOOKUP([.A47];[Planilha4.A$2:.A$19];[Planilha4.B$2:.B$19])" office:value-type="string" office:string-value="Vitória de Santo Antão">
            <text:p>Vitória de Santo Antão</text:p>
          </table:table-cell>
          <table:table-cell office:value-type="float" office:value="260006">
            <text:p>260006</text:p>
          </table:table-cell>
          <table:table-cell table:formula="of:=LOOKUP([.C47];[Planilha4.A$2:.A$19];[Planilha4.B$2:.B$19])" office:value-type="string" office:string-value="Carpina">
            <text:p>Carpina</text:p>
          </table:table-cell>
          <table:table-cell office:value-type="float" office:value="3">
            <text:p>3</text:p>
          </table:table-cell>
          <table:table-cell table:formula="of:=IF([.A47]=[.C47];1;0)"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table:formula="of:=LOOKUP([.A48];[Planilha4.A$2:.A$19];[Planilha4.B$2:.B$19])" office:value-type="string" office:string-value="Vitória de Santo Antão">
            <text:p>Vitória de Santo Antão</text:p>
          </table:table-cell>
          <table:table-cell office:value-type="float" office:value="260009">
            <text:p>260009</text:p>
          </table:table-cell>
          <table:table-cell table:formula="of:=LOOKUP([.C48];[Planilha4.A$2:.A$19];[Planilha4.B$2:.B$19])" office:value-type="string" office:string-value="Caruaru">
            <text:p>Caruaru</text:p>
          </table:table-cell>
          <table:table-cell office:value-type="float" office:value="10">
            <text:p>10</text:p>
          </table:table-cell>
          <table:table-cell table:formula="of:=IF([.A48]=[.C48];1;0)" office:value-type="float" office:value="0">
            <text:p>0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table:formula="of:=LOOKUP([.A49];[Planilha4.A$2:.A$19];[Planilha4.B$2:.B$19])" office:value-type="string" office:string-value="Vitória de Santo Antão">
            <text:p>Vitória de Santo Antão</text:p>
          </table:table-cell>
          <table:table-cell office:value-type="float" office:value="260001">
            <text:p>260001</text:p>
          </table:table-cell>
          <table:table-cell table:formula="of:=LOOKUP([.C49];[Planilha4.A$2:.A$19];[Planilha4.B$2:.B$19])" office:value-type="string" office:string-value="Recife">
            <text:p>Recife</text:p>
          </table:table-cell>
          <table:table-cell office:value-type="float" office:value="14">
            <text:p>14</text:p>
          </table:table-cell>
          <table:table-cell table:formula="of:=IF([.A49]=[.C49];1;0)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50];[Planilha4.A$2:.A$19];[Planilha4.B$2:.B$19])" office:value-type="string" office:string-value="Carpina">
            <text:p>Carpina</text:p>
          </table:table-cell>
          <table:table-cell office:value-type="float" office:value="260015">
            <text:p>260015</text:p>
          </table:table-cell>
          <table:table-cell table:formula="of:=LOOKUP([.C50];[Planilha4.A$2:.A$19];[Planilha4.B$2:.B$19])" office:value-type="string" office:string-value="Petrolina">
            <text:p>Petrolina</text:p>
          </table:table-cell>
          <table:table-cell office:value-type="float" office:value="1">
            <text:p>1</text:p>
          </table:table-cell>
          <table:table-cell table:formula="of:=IF([.A50]=[.C50];1;0)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51];[Planilha4.A$2:.A$19];[Planilha4.B$2:.B$19])" office:value-type="string" office:string-value="Carpina">
            <text:p>Carpina</text:p>
          </table:table-cell>
          <table:table-cell office:value-type="float" office:value="260016">
            <text:p>260016</text:p>
          </table:table-cell>
          <table:table-cell table:formula="of:=LOOKUP([.C51];[Planilha4.A$2:.A$19];[Planilha4.B$2:.B$19])" office:value-type="string" office:string-value="Araripina">
            <text:p>Araripina</text:p>
          </table:table-cell>
          <table:table-cell office:value-type="float" office:value="1">
            <text:p>1</text:p>
          </table:table-cell>
          <table:table-cell table:formula="of:=IF([.A51]=[.C51];1;0)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52];[Planilha4.A$2:.A$19];[Planilha4.B$2:.B$19])" office:value-type="string" office:string-value="Carpina">
            <text:p>Carpina</text:p>
          </table:table-cell>
          <table:table-cell office:value-type="float" office:value="260005">
            <text:p>260005</text:p>
          </table:table-cell>
          <table:table-cell table:formula="of:=LOOKUP([.C52];[Planilha4.A$2:.A$19];[Planilha4.B$2:.B$19])" office:value-type="string" office:string-value="Vitória de Santo Antão">
            <text:p>Vitória de Santo Antão</text:p>
          </table:table-cell>
          <table:table-cell office:value-type="float" office:value="3">
            <text:p>3</text:p>
          </table:table-cell>
          <table:table-cell table:formula="of:=IF([.A52]=[.C52];1;0)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53];[Planilha4.A$2:.A$19];[Planilha4.B$2:.B$19])" office:value-type="string" office:string-value="Carpina">
            <text:p>Carpina</text:p>
          </table:table-cell>
          <table:table-cell office:value-type="float" office:value="260009">
            <text:p>260009</text:p>
          </table:table-cell>
          <table:table-cell table:formula="of:=LOOKUP([.C53];[Planilha4.A$2:.A$19];[Planilha4.B$2:.B$19])" office:value-type="string" office:string-value="Caruaru">
            <text:p>Caruaru</text:p>
          </table:table-cell>
          <table:table-cell office:value-type="float" office:value="6">
            <text:p>6</text:p>
          </table:table-cell>
          <table:table-cell table:formula="of:=IF([.A53]=[.C53];1;0)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54];[Planilha4.A$2:.A$19];[Planilha4.B$2:.B$19])" office:value-type="string" office:string-value="Carpina">
            <text:p>Carpina</text:p>
          </table:table-cell>
          <table:table-cell office:value-type="float" office:value="260004">
            <text:p>260004</text:p>
          </table:table-cell>
          <table:table-cell table:formula="of:=LOOKUP([.C54];[Planilha4.A$2:.A$19];[Planilha4.B$2:.B$19])" office:value-type="string" office:string-value="Limoeiro">
            <text:p>Limoeiro</text:p>
          </table:table-cell>
          <table:table-cell office:value-type="float" office:value="8">
            <text:p>8</text:p>
          </table:table-cell>
          <table:table-cell table:formula="of:=IF([.A54]=[.C54];1;0)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55];[Planilha4.A$2:.A$19];[Planilha4.B$2:.B$19])" office:value-type="string" office:string-value="Carpina">
            <text:p>Carpina</text:p>
          </table:table-cell>
          <table:table-cell office:value-type="float" office:value="260002">
            <text:p>260002</text:p>
          </table:table-cell>
          <table:table-cell table:formula="of:=LOOKUP([.C55];[Planilha4.A$2:.A$19];[Planilha4.B$2:.B$19])" office:value-type="string" office:string-value="Goiana – Timbaúba">
            <text:p>Goiana – Timbaúba</text:p>
          </table:table-cell>
          <table:table-cell office:value-type="float" office:value="10">
            <text:p>10</text:p>
          </table:table-cell>
          <table:table-cell table:formula="of:=IF([.A55]=[.C55];1;0)" office:value-type="float" office:value="0">
            <text:p>0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table:formula="of:=LOOKUP([.A56];[Planilha4.A$2:.A$19];[Planilha4.B$2:.B$19])" office:value-type="string" office:string-value="Carpina">
            <text:p>Carpina</text:p>
          </table:table-cell>
          <table:table-cell office:value-type="float" office:value="260001">
            <text:p>260001</text:p>
          </table:table-cell>
          <table:table-cell table:formula="of:=LOOKUP([.C56];[Planilha4.A$2:.A$19];[Planilha4.B$2:.B$19])" office:value-type="string" office:string-value="Recife">
            <text:p>Recife</text:p>
          </table:table-cell>
          <table:table-cell office:value-type="float" office:value="22">
            <text:p>22</text:p>
          </table:table-cell>
          <table:table-cell table:formula="of:=IF([.A56]=[.C56];1;0)"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table:formula="of:=LOOKUP([.A57];[Planilha4.A$2:.A$19];[Planilha4.B$2:.B$19])" office:value-type="string" office:string-value="Barreiros - Sirinhaém">
            <text:p>Barreiros - Sirinhaém</text:p>
          </table:table-cell>
          <table:table-cell office:value-type="float" office:value="260016">
            <text:p>260016</text:p>
          </table:table-cell>
          <table:table-cell table:formula="of:=LOOKUP([.C57];[Planilha4.A$2:.A$19];[Planilha4.B$2:.B$19])" office:value-type="string" office:string-value="Araripina">
            <text:p>Araripina</text:p>
          </table:table-cell>
          <table:table-cell office:value-type="float" office:value="1">
            <text:p>1</text:p>
          </table:table-cell>
          <table:table-cell table:formula="of:=IF([.A57]=[.C57];1;0)"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table:formula="of:=LOOKUP([.A58];[Planilha4.A$2:.A$19];[Planilha4.B$2:.B$19])" office:value-type="string" office:string-value="Barreiros - Sirinhaém">
            <text:p>Barreiros - Sirinhaém</text:p>
          </table:table-cell>
          <table:table-cell office:value-type="float" office:value="260009">
            <text:p>260009</text:p>
          </table:table-cell>
          <table:table-cell table:formula="of:=LOOKUP([.C58];[Planilha4.A$2:.A$19];[Planilha4.B$2:.B$19])" office:value-type="string" office:string-value="Caruaru">
            <text:p>Caruaru</text:p>
          </table:table-cell>
          <table:table-cell office:value-type="float" office:value="5">
            <text:p>5</text:p>
          </table:table-cell>
          <table:table-cell table:formula="of:=IF([.A58]=[.C58];1;0)"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table:formula="of:=LOOKUP([.A59];[Planilha4.A$2:.A$19];[Planilha4.B$2:.B$19])" office:value-type="string" office:string-value="Barreiros - Sirinhaém">
            <text:p>Barreiros - Sirinhaém</text:p>
          </table:table-cell>
          <table:table-cell office:value-type="float" office:value="260003">
            <text:p>260003</text:p>
          </table:table-cell>
          <table:table-cell table:formula="of:=LOOKUP([.C59];[Planilha4.A$2:.A$19];[Planilha4.B$2:.B$19])" office:value-type="string" office:string-value="Palmares">
            <text:p>Palmares</text:p>
          </table:table-cell>
          <table:table-cell office:value-type="float" office:value="8">
            <text:p>8</text:p>
          </table:table-cell>
          <table:table-cell table:formula="of:=IF([.A59]=[.C59];1;0)" office:value-type="float" office:value="0">
            <text:p>0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table:formula="of:=LOOKUP([.A60];[Planilha4.A$2:.A$19];[Planilha4.B$2:.B$19])" office:value-type="string" office:string-value="Barreiros - Sirinhaém">
            <text:p>Barreiros - Sirinhaém</text:p>
          </table:table-cell>
          <table:table-cell office:value-type="float" office:value="260001">
            <text:p>260001</text:p>
          </table:table-cell>
          <table:table-cell table:formula="of:=LOOKUP([.C60];[Planilha4.A$2:.A$19];[Planilha4.B$2:.B$19])" office:value-type="string" office:string-value="Recife">
            <text:p>Recife</text:p>
          </table:table-cell>
          <table:table-cell office:value-type="float" office:value="15">
            <text:p>15</text:p>
          </table:table-cell>
          <table:table-cell table:formula="of:=IF([.A60]=[.C60];1;0)"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table:formula="of:=LOOKUP([.A61];[Planilha4.A$2:.A$19];[Planilha4.B$2:.B$19])" office:value-type="string" office:string-value="Surubim">
            <text:p>Surubim</text:p>
          </table:table-cell>
          <table:table-cell office:value-type="float" office:value="260005">
            <text:p>260005</text:p>
          </table:table-cell>
          <table:table-cell table:formula="of:=LOOKUP([.C61];[Planilha4.A$2:.A$19];[Planilha4.B$2:.B$19])" office:value-type="string" office:string-value="Vitória de Santo Antão">
            <text:p>Vitória de Santo Antão</text:p>
          </table:table-cell>
          <table:table-cell office:value-type="float" office:value="2">
            <text:p>2</text:p>
          </table:table-cell>
          <table:table-cell table:formula="of:=IF([.A61]=[.C61];1;0)"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table:formula="of:=LOOKUP([.A62];[Planilha4.A$2:.A$19];[Planilha4.B$2:.B$19])" office:value-type="string" office:string-value="Surubim">
            <text:p>Surubim</text:p>
          </table:table-cell>
          <table:table-cell office:value-type="float" office:value="260006">
            <text:p>260006</text:p>
          </table:table-cell>
          <table:table-cell table:formula="of:=LOOKUP([.C62];[Planilha4.A$2:.A$19];[Planilha4.B$2:.B$19])" office:value-type="string" office:string-value="Carpina">
            <text:p>Carpina</text:p>
          </table:table-cell>
          <table:table-cell office:value-type="float" office:value="4">
            <text:p>4</text:p>
          </table:table-cell>
          <table:table-cell table:formula="of:=IF([.A62]=[.C62];1;0)"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table:formula="of:=LOOKUP([.A63];[Planilha4.A$2:.A$19];[Planilha4.B$2:.B$19])" office:value-type="string" office:string-value="Surubim">
            <text:p>Surubim</text:p>
          </table:table-cell>
          <table:table-cell office:value-type="float" office:value="260001">
            <text:p>260001</text:p>
          </table:table-cell>
          <table:table-cell table:formula="of:=LOOKUP([.C63];[Planilha4.A$2:.A$19];[Planilha4.B$2:.B$19])" office:value-type="string" office:string-value="Recife">
            <text:p>Recife</text:p>
          </table:table-cell>
          <table:table-cell office:value-type="float" office:value="7">
            <text:p>7</text:p>
          </table:table-cell>
          <table:table-cell table:formula="of:=IF([.A63]=[.C63];1;0)"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table:formula="of:=LOOKUP([.A64];[Planilha4.A$2:.A$19];[Planilha4.B$2:.B$19])" office:value-type="string" office:string-value="Surubim">
            <text:p>Surubim</text:p>
          </table:table-cell>
          <table:table-cell office:value-type="float" office:value="260004">
            <text:p>260004</text:p>
          </table:table-cell>
          <table:table-cell table:formula="of:=LOOKUP([.C64];[Planilha4.A$2:.A$19];[Planilha4.B$2:.B$19])" office:value-type="string" office:string-value="Limoeiro">
            <text:p>Limoeiro</text:p>
          </table:table-cell>
          <table:table-cell office:value-type="float" office:value="8">
            <text:p>8</text:p>
          </table:table-cell>
          <table:table-cell table:formula="of:=IF([.A64]=[.C64];1;0)" office:value-type="float" office:value="0">
            <text:p>0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table:formula="of:=LOOKUP([.A65];[Planilha4.A$2:.A$19];[Planilha4.B$2:.B$19])" office:value-type="string" office:string-value="Surubim">
            <text:p>Surubim</text:p>
          </table:table-cell>
          <table:table-cell office:value-type="float" office:value="260009">
            <text:p>260009</text:p>
          </table:table-cell>
          <table:table-cell table:formula="of:=LOOKUP([.C65];[Planilha4.A$2:.A$19];[Planilha4.B$2:.B$19])" office:value-type="string" office:string-value="Caruaru">
            <text:p>Caruaru</text:p>
          </table:table-cell>
          <table:table-cell office:value-type="float" office:value="20">
            <text:p>20</text:p>
          </table:table-cell>
          <table:table-cell table:formula="of:=IF([.A65]=[.C65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66];[Planilha4.A$2:.A$19];[Planilha4.B$2:.B$19])" office:value-type="string" office:string-value="Caruaru">
            <text:p>Caruaru</text:p>
          </table:table-cell>
          <table:table-cell office:value-type="float" office:value="260018">
            <text:p>260018</text:p>
          </table:table-cell>
          <table:table-cell table:formula="of:=LOOKUP([.C66];[Planilha4.A$2:.A$19];[Planilha4.B$2:.B$19])" office:value-type="string" office:string-value="Escada - Ribeirão">
            <text:p>Escada - Ribeirão</text:p>
          </table:table-cell>
          <table:table-cell office:value-type="float" office:value="1">
            <text:p>1</text:p>
          </table:table-cell>
          <table:table-cell table:formula="of:=IF([.A66]=[.C66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67];[Planilha4.A$2:.A$19];[Planilha4.B$2:.B$19])" office:value-type="string" office:string-value="Caruaru">
            <text:p>Caruaru</text:p>
          </table:table-cell>
          <table:table-cell office:value-type="float" office:value="260004">
            <text:p>260004</text:p>
          </table:table-cell>
          <table:table-cell table:formula="of:=LOOKUP([.C67];[Planilha4.A$2:.A$19];[Planilha4.B$2:.B$19])" office:value-type="string" office:string-value="Limoeiro">
            <text:p>Limoeiro</text:p>
          </table:table-cell>
          <table:table-cell office:value-type="float" office:value="2">
            <text:p>2</text:p>
          </table:table-cell>
          <table:table-cell table:formula="of:=IF([.A67]=[.C67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68];[Planilha4.A$2:.A$19];[Planilha4.B$2:.B$19])" office:value-type="string" office:string-value="Caruaru">
            <text:p>Caruaru</text:p>
          </table:table-cell>
          <table:table-cell office:value-type="float" office:value="260007">
            <text:p>260007</text:p>
          </table:table-cell>
          <table:table-cell table:formula="of:=LOOKUP([.C68];[Planilha4.A$2:.A$19];[Planilha4.B$2:.B$19])" office:value-type="string" office:string-value="Barreiros - Sirinhaém">
            <text:p>Barreiros - Sirinhaém</text:p>
          </table:table-cell>
          <table:table-cell office:value-type="float" office:value="2">
            <text:p>2</text:p>
          </table:table-cell>
          <table:table-cell table:formula="of:=IF([.A68]=[.C68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69];[Planilha4.A$2:.A$19];[Planilha4.B$2:.B$19])" office:value-type="string" office:string-value="Caruaru">
            <text:p>Caruaru</text:p>
          </table:table-cell>
          <table:table-cell office:value-type="float" office:value="260012">
            <text:p>260012</text:p>
          </table:table-cell>
          <table:table-cell table:formula="of:=LOOKUP([.C69];[Planilha4.A$2:.A$19];[Planilha4.B$2:.B$19])" office:value-type="string" office:string-value="Belo Jardim – Pesqueira">
            <text:p>Belo Jardim – Pesqueira</text:p>
          </table:table-cell>
          <table:table-cell office:value-type="float" office:value="3">
            <text:p>3</text:p>
          </table:table-cell>
          <table:table-cell table:formula="of:=IF([.A69]=[.C69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70];[Planilha4.A$2:.A$19];[Planilha4.B$2:.B$19])" office:value-type="string" office:string-value="Caruaru">
            <text:p>Caruaru</text:p>
          </table:table-cell>
          <table:table-cell office:value-type="float" office:value="260003">
            <text:p>260003</text:p>
          </table:table-cell>
          <table:table-cell table:formula="of:=LOOKUP([.C70];[Planilha4.A$2:.A$19];[Planilha4.B$2:.B$19])" office:value-type="string" office:string-value="Palmares">
            <text:p>Palmares</text:p>
          </table:table-cell>
          <table:table-cell office:value-type="float" office:value="4">
            <text:p>4</text:p>
          </table:table-cell>
          <table:table-cell table:formula="of:=IF([.A70]=[.C70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71];[Planilha4.A$2:.A$19];[Planilha4.B$2:.B$19])" office:value-type="string" office:string-value="Caruaru">
            <text:p>Caruaru</text:p>
          </table:table-cell>
          <table:table-cell office:value-type="float" office:value="260010">
            <text:p>260010</text:p>
          </table:table-cell>
          <table:table-cell table:formula="of:=LOOKUP([.C71];[Planilha4.A$2:.A$19];[Planilha4.B$2:.B$19])" office:value-type="string" office:string-value="Garanhuns">
            <text:p>Garanhuns</text:p>
          </table:table-cell>
          <table:table-cell office:value-type="float" office:value="4">
            <text:p>4</text:p>
          </table:table-cell>
          <table:table-cell table:formula="of:=IF([.A71]=[.C71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72];[Planilha4.A$2:.A$19];[Planilha4.B$2:.B$19])" office:value-type="string" office:string-value="Caruaru">
            <text:p>Caruaru</text:p>
          </table:table-cell>
          <table:table-cell office:value-type="float" office:value="260016">
            <text:p>260016</text:p>
          </table:table-cell>
          <table:table-cell table:formula="of:=LOOKUP([.C72];[Planilha4.A$2:.A$19];[Planilha4.B$2:.B$19])" office:value-type="string" office:string-value="Araripina">
            <text:p>Araripina</text:p>
          </table:table-cell>
          <table:table-cell office:value-type="float" office:value="4">
            <text:p>4</text:p>
          </table:table-cell>
          <table:table-cell table:formula="of:=IF([.A72]=[.C72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73];[Planilha4.A$2:.A$19];[Planilha4.B$2:.B$19])" office:value-type="string" office:string-value="Caruaru">
            <text:p>Caruaru</text:p>
          </table:table-cell>
          <table:table-cell office:value-type="float" office:value="260005">
            <text:p>260005</text:p>
          </table:table-cell>
          <table:table-cell table:formula="of:=LOOKUP([.C73];[Planilha4.A$2:.A$19];[Planilha4.B$2:.B$19])" office:value-type="string" office:string-value="Vitória de Santo Antão">
            <text:p>Vitória de Santo Antão</text:p>
          </table:table-cell>
          <table:table-cell office:value-type="float" office:value="6">
            <text:p>6</text:p>
          </table:table-cell>
          <table:table-cell table:formula="of:=IF([.A73]=[.C73];1;0)" office:value-type="float" office:value="0">
            <text:p>0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table:formula="of:=LOOKUP([.A74];[Planilha4.A$2:.A$19];[Planilha4.B$2:.B$19])" office:value-type="string" office:string-value="Caruaru">
            <text:p>Caruaru</text:p>
          </table:table-cell>
          <table:table-cell office:value-type="float" office:value="260001">
            <text:p>260001</text:p>
          </table:table-cell>
          <table:table-cell table:formula="of:=LOOKUP([.C74];[Planilha4.A$2:.A$19];[Planilha4.B$2:.B$19])" office:value-type="string" office:string-value="Recife">
            <text:p>Recife</text:p>
          </table:table-cell>
          <table:table-cell office:value-type="float" office:value="11">
            <text:p>11</text:p>
          </table:table-cell>
          <table:table-cell table:formula="of:=IF([.A74]=[.C74];1;0)"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table:formula="of:=LOOKUP([.A75];[Planilha4.A$2:.A$19];[Planilha4.B$2:.B$19])" office:value-type="string" office:string-value="Garanhuns">
            <text:p>Garanhuns</text:p>
          </table:table-cell>
          <table:table-cell office:value-type="float" office:value="260016">
            <text:p>260016</text:p>
          </table:table-cell>
          <table:table-cell table:formula="of:=LOOKUP([.C75];[Planilha4.A$2:.A$19];[Planilha4.B$2:.B$19])" office:value-type="string" office:string-value="Araripina">
            <text:p>Araripina</text:p>
          </table:table-cell>
          <table:table-cell office:value-type="float" office:value="3">
            <text:p>3</text:p>
          </table:table-cell>
          <table:table-cell table:formula="of:=IF([.A75]=[.C75];1;0)"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table:formula="of:=LOOKUP([.A76];[Planilha4.A$2:.A$19];[Planilha4.B$2:.B$19])" office:value-type="string" office:string-value="Garanhuns">
            <text:p>Garanhuns</text:p>
          </table:table-cell>
          <table:table-cell office:value-type="float" office:value="260012">
            <text:p>260012</text:p>
          </table:table-cell>
          <table:table-cell table:formula="of:=LOOKUP([.C76];[Planilha4.A$2:.A$19];[Planilha4.B$2:.B$19])" office:value-type="string" office:string-value="Belo Jardim – Pesqueira">
            <text:p>Belo Jardim – Pesqueira</text:p>
          </table:table-cell>
          <table:table-cell office:value-type="float" office:value="6">
            <text:p>6</text:p>
          </table:table-cell>
          <table:table-cell table:formula="of:=IF([.A76]=[.C76];1;0)"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table:formula="of:=LOOKUP([.A77];[Planilha4.A$2:.A$19];[Planilha4.B$2:.B$19])" office:value-type="string" office:string-value="Garanhuns">
            <text:p>Garanhuns</text:p>
          </table:table-cell>
          <table:table-cell office:value-type="float" office:value="260011">
            <text:p>260011</text:p>
          </table:table-cell>
          <table:table-cell table:formula="of:=LOOKUP([.C77];[Planilha4.A$2:.A$19];[Planilha4.B$2:.B$19])" office:value-type="string" office:string-value="Arcoverde">
            <text:p>Arcoverde</text:p>
          </table:table-cell>
          <table:table-cell office:value-type="float" office:value="9">
            <text:p>9</text:p>
          </table:table-cell>
          <table:table-cell table:formula="of:=IF([.A77]=[.C77];1;0)"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table:formula="of:=LOOKUP([.A78];[Planilha4.A$2:.A$19];[Planilha4.B$2:.B$19])" office:value-type="string" office:string-value="Garanhuns">
            <text:p>Garanhuns</text:p>
          </table:table-cell>
          <table:table-cell office:value-type="float" office:value="260001">
            <text:p>260001</text:p>
          </table:table-cell>
          <table:table-cell table:formula="of:=LOOKUP([.C78];[Planilha4.A$2:.A$19];[Planilha4.B$2:.B$19])" office:value-type="string" office:string-value="Recife">
            <text:p>Recife</text:p>
          </table:table-cell>
          <table:table-cell office:value-type="float" office:value="11">
            <text:p>11</text:p>
          </table:table-cell>
          <table:table-cell table:formula="of:=IF([.A78]=[.C78];1;0)" office:value-type="float" office:value="0">
            <text:p>0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table:formula="of:=LOOKUP([.A79];[Planilha4.A$2:.A$19];[Planilha4.B$2:.B$19])" office:value-type="string" office:string-value="Garanhuns">
            <text:p>Garanhuns</text:p>
          </table:table-cell>
          <table:table-cell office:value-type="float" office:value="260009">
            <text:p>260009</text:p>
          </table:table-cell>
          <table:table-cell table:formula="of:=LOOKUP([.C79];[Planilha4.A$2:.A$19];[Planilha4.B$2:.B$19])" office:value-type="string" office:string-value="Caruaru">
            <text:p>Caruaru</text:p>
          </table:table-cell>
          <table:table-cell office:value-type="float" office:value="15">
            <text:p>15</text:p>
          </table:table-cell>
          <table:table-cell table:formula="of:=IF([.A79]=[.C79];1;0)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80];[Planilha4.A$2:.A$19];[Planilha4.B$2:.B$19])" office:value-type="string" office:string-value="Arcoverde">
            <text:p>Arcoverde</text:p>
          </table:table-cell>
          <table:table-cell office:value-type="float" office:value="260012">
            <text:p>260012</text:p>
          </table:table-cell>
          <table:table-cell table:formula="of:=LOOKUP([.C80];[Planilha4.A$2:.A$19];[Planilha4.B$2:.B$19])" office:value-type="string" office:string-value="Belo Jardim – Pesqueira">
            <text:p>Belo Jardim – Pesqueira</text:p>
          </table:table-cell>
          <table:table-cell office:value-type="float" office:value="2">
            <text:p>2</text:p>
          </table:table-cell>
          <table:table-cell table:formula="of:=IF([.A80]=[.C80];1;0)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81];[Planilha4.A$2:.A$19];[Planilha4.B$2:.B$19])" office:value-type="string" office:string-value="Arcoverde">
            <text:p>Arcoverde</text:p>
          </table:table-cell>
          <table:table-cell office:value-type="float" office:value="260017">
            <text:p>260017</text:p>
          </table:table-cell>
          <table:table-cell table:formula="of:=LOOKUP([.C81];[Planilha4.A$2:.A$19];[Planilha4.B$2:.B$19])" office:value-type="string" office:string-value="Salgueiro">
            <text:p>Salgueiro</text:p>
          </table:table-cell>
          <table:table-cell office:value-type="float" office:value="2">
            <text:p>2</text:p>
          </table:table-cell>
          <table:table-cell table:formula="of:=IF([.A81]=[.C81];1;0)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82];[Planilha4.A$2:.A$19];[Planilha4.B$2:.B$19])" office:value-type="string" office:string-value="Arcoverde">
            <text:p>Arcoverde</text:p>
          </table:table-cell>
          <table:table-cell office:value-type="float" office:value="260015">
            <text:p>260015</text:p>
          </table:table-cell>
          <table:table-cell table:formula="of:=LOOKUP([.C82];[Planilha4.A$2:.A$19];[Planilha4.B$2:.B$19])" office:value-type="string" office:string-value="Petrolina">
            <text:p>Petrolina</text:p>
          </table:table-cell>
          <table:table-cell office:value-type="float" office:value="3">
            <text:p>3</text:p>
          </table:table-cell>
          <table:table-cell table:formula="of:=IF([.A82]=[.C82];1;0)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83];[Planilha4.A$2:.A$19];[Planilha4.B$2:.B$19])" office:value-type="string" office:string-value="Arcoverde">
            <text:p>Arcoverde</text:p>
          </table:table-cell>
          <table:table-cell office:value-type="float" office:value="260001">
            <text:p>260001</text:p>
          </table:table-cell>
          <table:table-cell table:formula="of:=LOOKUP([.C83];[Planilha4.A$2:.A$19];[Planilha4.B$2:.B$19])" office:value-type="string" office:string-value="Recife">
            <text:p>Recife</text:p>
          </table:table-cell>
          <table:table-cell office:value-type="float" office:value="9">
            <text:p>9</text:p>
          </table:table-cell>
          <table:table-cell table:formula="of:=IF([.A83]=[.C83];1;0)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84];[Planilha4.A$2:.A$19];[Planilha4.B$2:.B$19])" office:value-type="string" office:string-value="Arcoverde">
            <text:p>Arcoverde</text:p>
          </table:table-cell>
          <table:table-cell office:value-type="float" office:value="260009">
            <text:p>260009</text:p>
          </table:table-cell>
          <table:table-cell table:formula="of:=LOOKUP([.C84];[Planilha4.A$2:.A$19];[Planilha4.B$2:.B$19])" office:value-type="string" office:string-value="Caruaru">
            <text:p>Caruaru</text:p>
          </table:table-cell>
          <table:table-cell office:value-type="float" office:value="11">
            <text:p>11</text:p>
          </table:table-cell>
          <table:table-cell table:formula="of:=IF([.A84]=[.C84];1;0)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85];[Planilha4.A$2:.A$19];[Planilha4.B$2:.B$19])" office:value-type="string" office:string-value="Arcoverde">
            <text:p>Arcoverde</text:p>
          </table:table-cell>
          <table:table-cell office:value-type="float" office:value="260010">
            <text:p>260010</text:p>
          </table:table-cell>
          <table:table-cell table:formula="of:=LOOKUP([.C85];[Planilha4.A$2:.A$19];[Planilha4.B$2:.B$19])" office:value-type="string" office:string-value="Garanhuns">
            <text:p>Garanhuns</text:p>
          </table:table-cell>
          <table:table-cell office:value-type="float" office:value="11">
            <text:p>11</text:p>
          </table:table-cell>
          <table:table-cell table:formula="of:=IF([.A85]=[.C85];1;0)" office:value-type="float" office:value="0">
            <text:p>0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table:formula="of:=LOOKUP([.A86];[Planilha4.A$2:.A$19];[Planilha4.B$2:.B$19])" office:value-type="string" office:string-value="Arcoverde">
            <text:p>Arcoverde</text:p>
          </table:table-cell>
          <table:table-cell office:value-type="float" office:value="260013">
            <text:p>260013</text:p>
          </table:table-cell>
          <table:table-cell table:formula="of:=LOOKUP([.C86];[Planilha4.A$2:.A$19];[Planilha4.B$2:.B$19])" office:value-type="string" office:string-value="Serra Talhada">
            <text:p>Serra Talhada</text:p>
          </table:table-cell>
          <table:table-cell office:value-type="float" office:value="12">
            <text:p>12</text:p>
          </table:table-cell>
          <table:table-cell table:formula="of:=IF([.A86]=[.C86];1;0)"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87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17">
            <text:p>260017</text:p>
          </table:table-cell>
          <table:table-cell table:formula="of:=LOOKUP([.C87];[Planilha4.A$2:.A$19];[Planilha4.B$2:.B$19])" office:value-type="string" office:string-value="Salgueiro">
            <text:p>Salgueiro</text:p>
          </table:table-cell>
          <table:table-cell office:value-type="float" office:value="1">
            <text:p>1</text:p>
          </table:table-cell>
          <table:table-cell table:formula="of:=IF([.A87]=[.C87];1;0)"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88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13">
            <text:p>260013</text:p>
          </table:table-cell>
          <table:table-cell table:formula="of:=LOOKUP([.C88];[Planilha4.A$2:.A$19];[Planilha4.B$2:.B$19])" office:value-type="string" office:string-value="Serra Talhada">
            <text:p>Serra Talhada</text:p>
          </table:table-cell>
          <table:table-cell office:value-type="float" office:value="2">
            <text:p>2</text:p>
          </table:table-cell>
          <table:table-cell table:formula="of:=IF([.A88]=[.C88];1;0)"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89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07">
            <text:p>260007</text:p>
          </table:table-cell>
          <table:table-cell table:formula="of:=LOOKUP([.C89];[Planilha4.A$2:.A$19];[Planilha4.B$2:.B$19])" office:value-type="string" office:string-value="Barreiros - Sirinhaém">
            <text:p>Barreiros - Sirinhaém</text:p>
          </table:table-cell>
          <table:table-cell office:value-type="float" office:value="3">
            <text:p>3</text:p>
          </table:table-cell>
          <table:table-cell table:formula="of:=IF([.A89]=[.C89];1;0)"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90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01">
            <text:p>260001</text:p>
          </table:table-cell>
          <table:table-cell table:formula="of:=LOOKUP([.C90];[Planilha4.A$2:.A$19];[Planilha4.B$2:.B$19])" office:value-type="string" office:string-value="Recife">
            <text:p>Recife</text:p>
          </table:table-cell>
          <table:table-cell office:value-type="float" office:value="9">
            <text:p>9</text:p>
          </table:table-cell>
          <table:table-cell table:formula="of:=IF([.A90]=[.C90];1;0)"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91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10">
            <text:p>260010</text:p>
          </table:table-cell>
          <table:table-cell table:formula="of:=LOOKUP([.C91];[Planilha4.A$2:.A$19];[Planilha4.B$2:.B$19])" office:value-type="string" office:string-value="Garanhuns">
            <text:p>Garanhuns</text:p>
          </table:table-cell>
          <table:table-cell office:value-type="float" office:value="9">
            <text:p>9</text:p>
          </table:table-cell>
          <table:table-cell table:formula="of:=IF([.A91]=[.C91];1;0)"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92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11">
            <text:p>260011</text:p>
          </table:table-cell>
          <table:table-cell table:formula="of:=LOOKUP([.C92];[Planilha4.A$2:.A$19];[Planilha4.B$2:.B$19])" office:value-type="string" office:string-value="Arcoverde">
            <text:p>Arcoverde</text:p>
          </table:table-cell>
          <table:table-cell office:value-type="float" office:value="9">
            <text:p>9</text:p>
          </table:table-cell>
          <table:table-cell table:formula="of:=IF([.A92]=[.C92];1;0)" office:value-type="float" office:value="0">
            <text:p>0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table:formula="of:=LOOKUP([.A93];[Planilha4.A$2:.A$19];[Planilha4.B$2:.B$19])" office:value-type="string" office:string-value="Belo Jardim – Pesqueira">
            <text:p>Belo Jardim – Pesqueira</text:p>
          </table:table-cell>
          <table:table-cell office:value-type="float" office:value="260009">
            <text:p>260009</text:p>
          </table:table-cell>
          <table:table-cell table:formula="of:=LOOKUP([.C93];[Planilha4.A$2:.A$19];[Planilha4.B$2:.B$19])" office:value-type="string" office:string-value="Caruaru">
            <text:p>Caruaru</text:p>
          </table:table-cell>
          <table:table-cell office:value-type="float" office:value="17">
            <text:p>17</text:p>
          </table:table-cell>
          <table:table-cell table:formula="of:=IF([.A93]=[.C93];1;0)"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table:formula="of:=LOOKUP([.A94];[Planilha4.A$2:.A$19];[Planilha4.B$2:.B$19])" office:value-type="string" office:string-value="Serra Talhada">
            <text:p>Serra Talhada</text:p>
          </table:table-cell>
          <table:table-cell office:value-type="float" office:value="260015">
            <text:p>260015</text:p>
          </table:table-cell>
          <table:table-cell table:formula="of:=LOOKUP([.C94];[Planilha4.A$2:.A$19];[Planilha4.B$2:.B$19])" office:value-type="string" office:string-value="Petrolina">
            <text:p>Petrolina</text:p>
          </table:table-cell>
          <table:table-cell office:value-type="float" office:value="5">
            <text:p>5</text:p>
          </table:table-cell>
          <table:table-cell table:formula="of:=IF([.A94]=[.C94];1;0)"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table:formula="of:=LOOKUP([.A95];[Planilha4.A$2:.A$19];[Planilha4.B$2:.B$19])" office:value-type="string" office:string-value="Serra Talhada">
            <text:p>Serra Talhada</text:p>
          </table:table-cell>
          <table:table-cell office:value-type="float" office:value="260014">
            <text:p>260014</text:p>
          </table:table-cell>
          <table:table-cell table:formula="of:=LOOKUP([.C95];[Planilha4.A$2:.A$19];[Planilha4.B$2:.B$19])" office:value-type="string" office:string-value="Afogados da Ingazeira">
            <text:p>Afogados da Ingazeira</text:p>
          </table:table-cell>
          <table:table-cell office:value-type="float" office:value="6">
            <text:p>6</text:p>
          </table:table-cell>
          <table:table-cell table:formula="of:=IF([.A95]=[.C95];1;0)"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table:formula="of:=LOOKUP([.A96];[Planilha4.A$2:.A$19];[Planilha4.B$2:.B$19])" office:value-type="string" office:string-value="Serra Talhada">
            <text:p>Serra Talhada</text:p>
          </table:table-cell>
          <table:table-cell office:value-type="float" office:value="260011">
            <text:p>260011</text:p>
          </table:table-cell>
          <table:table-cell table:formula="of:=LOOKUP([.C96];[Planilha4.A$2:.A$19];[Planilha4.B$2:.B$19])" office:value-type="string" office:string-value="Arcoverde">
            <text:p>Arcoverde</text:p>
          </table:table-cell>
          <table:table-cell office:value-type="float" office:value="7">
            <text:p>7</text:p>
          </table:table-cell>
          <table:table-cell table:formula="of:=IF([.A96]=[.C96];1;0)"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table:formula="of:=LOOKUP([.A97];[Planilha4.A$2:.A$19];[Planilha4.B$2:.B$19])" office:value-type="string" office:string-value="Serra Talhada">
            <text:p>Serra Talhada</text:p>
          </table:table-cell>
          <table:table-cell office:value-type="float" office:value="260017">
            <text:p>260017</text:p>
          </table:table-cell>
          <table:table-cell table:formula="of:=LOOKUP([.C97];[Planilha4.A$2:.A$19];[Planilha4.B$2:.B$19])" office:value-type="string" office:string-value="Salgueiro">
            <text:p>Salgueiro</text:p>
          </table:table-cell>
          <table:table-cell office:value-type="float" office:value="7">
            <text:p>7</text:p>
          </table:table-cell>
          <table:table-cell table:formula="of:=IF([.A97]=[.C97];1;0)"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table:formula="of:=LOOKUP([.A98];[Planilha4.A$2:.A$19];[Planilha4.B$2:.B$19])" office:value-type="string" office:string-value="Serra Talhada">
            <text:p>Serra Talhada</text:p>
          </table:table-cell>
          <table:table-cell office:value-type="float" office:value="260001">
            <text:p>260001</text:p>
          </table:table-cell>
          <table:table-cell table:formula="of:=LOOKUP([.C98];[Planilha4.A$2:.A$19];[Planilha4.B$2:.B$19])" office:value-type="string" office:string-value="Recife">
            <text:p>Recife</text:p>
          </table:table-cell>
          <table:table-cell office:value-type="float" office:value="9">
            <text:p>9</text:p>
          </table:table-cell>
          <table:table-cell table:formula="of:=IF([.A98]=[.C98];1;0)" office:value-type="float" office:value="0">
            <text:p>0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table:formula="of:=LOOKUP([.A99];[Planilha4.A$2:.A$19];[Planilha4.B$2:.B$19])" office:value-type="string" office:string-value="Serra Talhada">
            <text:p>Serra Talhada</text:p>
          </table:table-cell>
          <table:table-cell office:value-type="float" office:value="260009">
            <text:p>260009</text:p>
          </table:table-cell>
          <table:table-cell table:formula="of:=LOOKUP([.C99];[Planilha4.A$2:.A$19];[Planilha4.B$2:.B$19])" office:value-type="string" office:string-value="Caruaru">
            <text:p>Caruaru</text:p>
          </table:table-cell>
          <table:table-cell office:value-type="float" office:value="12">
            <text:p>12</text:p>
          </table:table-cell>
          <table:table-cell table:formula="of:=IF([.A99]=[.C99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0];[Planilha4.A$2:.A$19];[Planilha4.B$2:.B$19])" office:value-type="string" office:string-value="Afogados da Ingazeira">
            <text:p>Afogados da Ingazeira</text:p>
          </table:table-cell>
          <table:table-cell office:value-type="float" office:value="260005">
            <text:p>260005</text:p>
          </table:table-cell>
          <table:table-cell table:formula="of:=LOOKUP([.C100];[Planilha4.A$2:.A$19];[Planilha4.B$2:.B$19])" office:value-type="string" office:string-value="Vitória de Santo Antão">
            <text:p>Vitória de Santo Antão</text:p>
          </table:table-cell>
          <table:table-cell office:value-type="float" office:value="1">
            <text:p>1</text:p>
          </table:table-cell>
          <table:table-cell table:formula="of:=IF([.A100]=[.C100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1];[Planilha4.A$2:.A$19];[Planilha4.B$2:.B$19])" office:value-type="string" office:string-value="Afogados da Ingazeira">
            <text:p>Afogados da Ingazeira</text:p>
          </table:table-cell>
          <table:table-cell office:value-type="float" office:value="260010">
            <text:p>260010</text:p>
          </table:table-cell>
          <table:table-cell table:formula="of:=LOOKUP([.C101];[Planilha4.A$2:.A$19];[Planilha4.B$2:.B$19])" office:value-type="string" office:string-value="Garanhuns">
            <text:p>Garanhuns</text:p>
          </table:table-cell>
          <table:table-cell office:value-type="float" office:value="1">
            <text:p>1</text:p>
          </table:table-cell>
          <table:table-cell table:formula="of:=IF([.A101]=[.C101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2];[Planilha4.A$2:.A$19];[Planilha4.B$2:.B$19])" office:value-type="string" office:string-value="Afogados da Ingazeira">
            <text:p>Afogados da Ingazeira</text:p>
          </table:table-cell>
          <table:table-cell office:value-type="float" office:value="260015">
            <text:p>260015</text:p>
          </table:table-cell>
          <table:table-cell table:formula="of:=LOOKUP([.C102];[Planilha4.A$2:.A$19];[Planilha4.B$2:.B$19])" office:value-type="string" office:string-value="Petrolina">
            <text:p>Petrolina</text:p>
          </table:table-cell>
          <table:table-cell office:value-type="float" office:value="1">
            <text:p>1</text:p>
          </table:table-cell>
          <table:table-cell table:formula="of:=IF([.A102]=[.C102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3];[Planilha4.A$2:.A$19];[Planilha4.B$2:.B$19])" office:value-type="string" office:string-value="Afogados da Ingazeira">
            <text:p>Afogados da Ingazeira</text:p>
          </table:table-cell>
          <table:table-cell office:value-type="float" office:value="260017">
            <text:p>260017</text:p>
          </table:table-cell>
          <table:table-cell table:formula="of:=LOOKUP([.C103];[Planilha4.A$2:.A$19];[Planilha4.B$2:.B$19])" office:value-type="string" office:string-value="Salgueiro">
            <text:p>Salgueiro</text:p>
          </table:table-cell>
          <table:table-cell office:value-type="float" office:value="1">
            <text:p>1</text:p>
          </table:table-cell>
          <table:table-cell table:formula="of:=IF([.A103]=[.C103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4];[Planilha4.A$2:.A$19];[Planilha4.B$2:.B$19])" office:value-type="string" office:string-value="Afogados da Ingazeira">
            <text:p>Afogados da Ingazeira</text:p>
          </table:table-cell>
          <table:table-cell office:value-type="float" office:value="260001">
            <text:p>260001</text:p>
          </table:table-cell>
          <table:table-cell table:formula="of:=LOOKUP([.C104];[Planilha4.A$2:.A$19];[Planilha4.B$2:.B$19])" office:value-type="string" office:string-value="Recife">
            <text:p>Recife</text:p>
          </table:table-cell>
          <table:table-cell office:value-type="float" office:value="7">
            <text:p>7</text:p>
          </table:table-cell>
          <table:table-cell table:formula="of:=IF([.A104]=[.C104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5];[Planilha4.A$2:.A$19];[Planilha4.B$2:.B$19])" office:value-type="string" office:string-value="Afogados da Ingazeira">
            <text:p>Afogados da Ingazeira</text:p>
          </table:table-cell>
          <table:table-cell office:value-type="float" office:value="260011">
            <text:p>260011</text:p>
          </table:table-cell>
          <table:table-cell table:formula="of:=LOOKUP([.C105];[Planilha4.A$2:.A$19];[Planilha4.B$2:.B$19])" office:value-type="string" office:string-value="Arcoverde">
            <text:p>Arcoverde</text:p>
          </table:table-cell>
          <table:table-cell office:value-type="float" office:value="9">
            <text:p>9</text:p>
          </table:table-cell>
          <table:table-cell table:formula="of:=IF([.A105]=[.C105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6];[Planilha4.A$2:.A$19];[Planilha4.B$2:.B$19])" office:value-type="string" office:string-value="Afogados da Ingazeira">
            <text:p>Afogados da Ingazeira</text:p>
          </table:table-cell>
          <table:table-cell office:value-type="float" office:value="260013">
            <text:p>260013</text:p>
          </table:table-cell>
          <table:table-cell table:formula="of:=LOOKUP([.C106];[Planilha4.A$2:.A$19];[Planilha4.B$2:.B$19])" office:value-type="string" office:string-value="Serra Talhada">
            <text:p>Serra Talhada</text:p>
          </table:table-cell>
          <table:table-cell office:value-type="float" office:value="12">
            <text:p>12</text:p>
          </table:table-cell>
          <table:table-cell table:formula="of:=IF([.A106]=[.C106];1;0)" office:value-type="float" office:value="0">
            <text:p>0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table:formula="of:=LOOKUP([.A107];[Planilha4.A$2:.A$19];[Planilha4.B$2:.B$19])" office:value-type="string" office:string-value="Afogados da Ingazeira">
            <text:p>Afogados da Ingazeira</text:p>
          </table:table-cell>
          <table:table-cell office:value-type="float" office:value="260009">
            <text:p>260009</text:p>
          </table:table-cell>
          <table:table-cell table:formula="of:=LOOKUP([.C107];[Planilha4.A$2:.A$19];[Planilha4.B$2:.B$19])" office:value-type="string" office:string-value="Caruaru">
            <text:p>Caruaru</text:p>
          </table:table-cell>
          <table:table-cell office:value-type="float" office:value="16">
            <text:p>16</text:p>
          </table:table-cell>
          <table:table-cell table:formula="of:=IF([.A107]=[.C107];1;0)"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table:formula="of:=LOOKUP([.A108];[Planilha4.A$2:.A$19];[Planilha4.B$2:.B$19])" office:value-type="string" office:string-value="Petrolina">
            <text:p>Petrolina</text:p>
          </table:table-cell>
          <table:table-cell office:value-type="float" office:value="260007">
            <text:p>260007</text:p>
          </table:table-cell>
          <table:table-cell table:formula="of:=LOOKUP([.C108];[Planilha4.A$2:.A$19];[Planilha4.B$2:.B$19])" office:value-type="string" office:string-value="Barreiros - Sirinhaém">
            <text:p>Barreiros - Sirinhaém</text:p>
          </table:table-cell>
          <table:table-cell office:value-type="float" office:value="1">
            <text:p>1</text:p>
          </table:table-cell>
          <table:table-cell table:formula="of:=IF([.A108]=[.C108];1;0)"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table:formula="of:=LOOKUP([.A109];[Planilha4.A$2:.A$19];[Planilha4.B$2:.B$19])" office:value-type="string" office:string-value="Petrolina">
            <text:p>Petrolina</text:p>
          </table:table-cell>
          <table:table-cell office:value-type="float" office:value="260016">
            <text:p>260016</text:p>
          </table:table-cell>
          <table:table-cell table:formula="of:=LOOKUP([.C109];[Planilha4.A$2:.A$19];[Planilha4.B$2:.B$19])" office:value-type="string" office:string-value="Araripina">
            <text:p>Araripina</text:p>
          </table:table-cell>
          <table:table-cell office:value-type="float" office:value="4">
            <text:p>4</text:p>
          </table:table-cell>
          <table:table-cell table:formula="of:=IF([.A109]=[.C109];1;0)"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table:formula="of:=LOOKUP([.A110];[Planilha4.A$2:.A$19];[Planilha4.B$2:.B$19])" office:value-type="string" office:string-value="Petrolina">
            <text:p>Petrolina</text:p>
          </table:table-cell>
          <table:table-cell office:value-type="float" office:value="260009">
            <text:p>260009</text:p>
          </table:table-cell>
          <table:table-cell table:formula="of:=LOOKUP([.C110];[Planilha4.A$2:.A$19];[Planilha4.B$2:.B$19])" office:value-type="string" office:string-value="Caruaru">
            <text:p>Caruaru</text:p>
          </table:table-cell>
          <table:table-cell office:value-type="float" office:value="5">
            <text:p>5</text:p>
          </table:table-cell>
          <table:table-cell table:formula="of:=IF([.A110]=[.C110];1;0)"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table:formula="of:=LOOKUP([.A111];[Planilha4.A$2:.A$19];[Planilha4.B$2:.B$19])" office:value-type="string" office:string-value="Petrolina">
            <text:p>Petrolina</text:p>
          </table:table-cell>
          <table:table-cell office:value-type="float" office:value="260001">
            <text:p>260001</text:p>
          </table:table-cell>
          <table:table-cell table:formula="of:=LOOKUP([.C111];[Planilha4.A$2:.A$19];[Planilha4.B$2:.B$19])" office:value-type="string" office:string-value="Recife">
            <text:p>Recife</text:p>
          </table:table-cell>
          <table:table-cell office:value-type="float" office:value="6">
            <text:p>6</text:p>
          </table:table-cell>
          <table:table-cell table:formula="of:=IF([.A111]=[.C111];1;0)" office:value-type="float" office:value="0">
            <text:p>0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table:formula="of:=LOOKUP([.A112];[Planilha4.A$2:.A$19];[Planilha4.B$2:.B$19])" office:value-type="string" office:string-value="Petrolina">
            <text:p>Petrolina</text:p>
          </table:table-cell>
          <table:table-cell office:value-type="float" office:value="260017">
            <text:p>260017</text:p>
          </table:table-cell>
          <table:table-cell table:formula="of:=LOOKUP([.C112];[Planilha4.A$2:.A$19];[Planilha4.B$2:.B$19])" office:value-type="string" office:string-value="Salgueiro">
            <text:p>Salgueiro</text:p>
          </table:table-cell>
          <table:table-cell office:value-type="float" office:value="11">
            <text:p>11</text:p>
          </table:table-cell>
          <table:table-cell table:formula="of:=IF([.A112]=[.C112];1;0)"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table:formula="of:=LOOKUP([.A113];[Planilha4.A$2:.A$19];[Planilha4.B$2:.B$19])" office:value-type="string" office:string-value="Araripina">
            <text:p>Araripina</text:p>
          </table:table-cell>
          <table:table-cell office:value-type="float" office:value="260013">
            <text:p>260013</text:p>
          </table:table-cell>
          <table:table-cell table:formula="of:=LOOKUP([.C113];[Planilha4.A$2:.A$19];[Planilha4.B$2:.B$19])" office:value-type="string" office:string-value="Serra Talhada">
            <text:p>Serra Talhada</text:p>
          </table:table-cell>
          <table:table-cell office:value-type="float" office:value="2">
            <text:p>2</text:p>
          </table:table-cell>
          <table:table-cell table:formula="of:=IF([.A113]=[.C113];1;0)"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table:formula="of:=LOOKUP([.A114];[Planilha4.A$2:.A$19];[Planilha4.B$2:.B$19])" office:value-type="string" office:string-value="Araripina">
            <text:p>Araripina</text:p>
          </table:table-cell>
          <table:table-cell office:value-type="float" office:value="260009">
            <text:p>260009</text:p>
          </table:table-cell>
          <table:table-cell table:formula="of:=LOOKUP([.C114];[Planilha4.A$2:.A$19];[Planilha4.B$2:.B$19])" office:value-type="string" office:string-value="Caruaru">
            <text:p>Caruaru</text:p>
          </table:table-cell>
          <table:table-cell office:value-type="float" office:value="3">
            <text:p>3</text:p>
          </table:table-cell>
          <table:table-cell table:formula="of:=IF([.A114]=[.C114];1;0)"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table:formula="of:=LOOKUP([.A115];[Planilha4.A$2:.A$19];[Planilha4.B$2:.B$19])" office:value-type="string" office:string-value="Araripina">
            <text:p>Araripina</text:p>
          </table:table-cell>
          <table:table-cell office:value-type="float" office:value="260001">
            <text:p>260001</text:p>
          </table:table-cell>
          <table:table-cell table:formula="of:=LOOKUP([.C115];[Planilha4.A$2:.A$19];[Planilha4.B$2:.B$19])" office:value-type="string" office:string-value="Recife">
            <text:p>Recife</text:p>
          </table:table-cell>
          <table:table-cell office:value-type="float" office:value="8">
            <text:p>8</text:p>
          </table:table-cell>
          <table:table-cell table:formula="of:=IF([.A115]=[.C115];1;0)"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table:formula="of:=LOOKUP([.A116];[Planilha4.A$2:.A$19];[Planilha4.B$2:.B$19])" office:value-type="string" office:string-value="Araripina">
            <text:p>Araripina</text:p>
          </table:table-cell>
          <table:table-cell office:value-type="float" office:value="260017">
            <text:p>260017</text:p>
          </table:table-cell>
          <table:table-cell table:formula="of:=LOOKUP([.C116];[Planilha4.A$2:.A$19];[Planilha4.B$2:.B$19])" office:value-type="string" office:string-value="Salgueiro">
            <text:p>Salgueiro</text:p>
          </table:table-cell>
          <table:table-cell office:value-type="float" office:value="8">
            <text:p>8</text:p>
          </table:table-cell>
          <table:table-cell table:formula="of:=IF([.A116]=[.C116];1;0)" office:value-type="float" office:value="0">
            <text:p>0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table:formula="of:=LOOKUP([.A117];[Planilha4.A$2:.A$19];[Planilha4.B$2:.B$19])" office:value-type="string" office:string-value="Araripina">
            <text:p>Araripina</text:p>
          </table:table-cell>
          <table:table-cell office:value-type="float" office:value="260015">
            <text:p>260015</text:p>
          </table:table-cell>
          <table:table-cell table:formula="of:=LOOKUP([.C117];[Planilha4.A$2:.A$19];[Planilha4.B$2:.B$19])" office:value-type="string" office:string-value="Petrolina">
            <text:p>Petrolina</text:p>
          </table:table-cell>
          <table:table-cell office:value-type="float" office:value="16">
            <text:p>16</text:p>
          </table:table-cell>
          <table:table-cell table:formula="of:=IF([.A117]=[.C117];1;0)"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table:formula="of:=LOOKUP([.A118];[Planilha4.A$2:.A$19];[Planilha4.B$2:.B$19])" office:value-type="string" office:string-value="Salgueiro">
            <text:p>Salgueiro</text:p>
          </table:table-cell>
          <table:table-cell office:value-type="float" office:value="260011">
            <text:p>260011</text:p>
          </table:table-cell>
          <table:table-cell table:formula="of:=LOOKUP([.C118];[Planilha4.A$2:.A$19];[Planilha4.B$2:.B$19])" office:value-type="string" office:string-value="Arcoverde">
            <text:p>Arcoverde</text:p>
          </table:table-cell>
          <table:table-cell office:value-type="float" office:value="1">
            <text:p>1</text:p>
          </table:table-cell>
          <table:table-cell table:formula="of:=IF([.A118]=[.C118];1;0)"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table:formula="of:=LOOKUP([.A119];[Planilha4.A$2:.A$19];[Planilha4.B$2:.B$19])" office:value-type="string" office:string-value="Salgueiro">
            <text:p>Salgueiro</text:p>
          </table:table-cell>
          <table:table-cell office:value-type="float" office:value="260009">
            <text:p>260009</text:p>
          </table:table-cell>
          <table:table-cell table:formula="of:=LOOKUP([.C119];[Planilha4.A$2:.A$19];[Planilha4.B$2:.B$19])" office:value-type="string" office:string-value="Caruaru">
            <text:p>Caruaru</text:p>
          </table:table-cell>
          <table:table-cell office:value-type="float" office:value="7">
            <text:p>7</text:p>
          </table:table-cell>
          <table:table-cell table:formula="of:=IF([.A119]=[.C119];1;0)"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table:formula="of:=LOOKUP([.A120];[Planilha4.A$2:.A$19];[Planilha4.B$2:.B$19])" office:value-type="string" office:string-value="Salgueiro">
            <text:p>Salgueiro</text:p>
          </table:table-cell>
          <table:table-cell office:value-type="float" office:value="260001">
            <text:p>260001</text:p>
          </table:table-cell>
          <table:table-cell table:formula="of:=LOOKUP([.C120];[Planilha4.A$2:.A$19];[Planilha4.B$2:.B$19])" office:value-type="string" office:string-value="Recife">
            <text:p>Recife</text:p>
          </table:table-cell>
          <table:table-cell office:value-type="float" office:value="9">
            <text:p>9</text:p>
          </table:table-cell>
          <table:table-cell table:formula="of:=IF([.A120]=[.C120];1;0)"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table:formula="of:=LOOKUP([.A121];[Planilha4.A$2:.A$19];[Planilha4.B$2:.B$19])" office:value-type="string" office:string-value="Salgueiro">
            <text:p>Salgueiro</text:p>
          </table:table-cell>
          <table:table-cell office:value-type="float" office:value="260016">
            <text:p>260016</text:p>
          </table:table-cell>
          <table:table-cell table:formula="of:=LOOKUP([.C121];[Planilha4.A$2:.A$19];[Planilha4.B$2:.B$19])" office:value-type="string" office:string-value="Araripina">
            <text:p>Araripina</text:p>
          </table:table-cell>
          <table:table-cell office:value-type="float" office:value="9">
            <text:p>9</text:p>
          </table:table-cell>
          <table:table-cell table:formula="of:=IF([.A121]=[.C121];1;0)"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table:formula="of:=LOOKUP([.A122];[Planilha4.A$2:.A$19];[Planilha4.B$2:.B$19])" office:value-type="string" office:string-value="Salgueiro">
            <text:p>Salgueiro</text:p>
          </table:table-cell>
          <table:table-cell office:value-type="float" office:value="260013">
            <text:p>260013</text:p>
          </table:table-cell>
          <table:table-cell table:formula="of:=LOOKUP([.C122];[Planilha4.A$2:.A$19];[Planilha4.B$2:.B$19])" office:value-type="string" office:string-value="Serra Talhada">
            <text:p>Serra Talhada</text:p>
          </table:table-cell>
          <table:table-cell office:value-type="float" office:value="12">
            <text:p>12</text:p>
          </table:table-cell>
          <table:table-cell table:formula="of:=IF([.A122]=[.C122];1;0)" office:value-type="float" office:value="0">
            <text:p>0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table:formula="of:=LOOKUP([.A123];[Planilha4.A$2:.A$19];[Planilha4.B$2:.B$19])" office:value-type="string" office:string-value="Salgueiro">
            <text:p>Salgueiro</text:p>
          </table:table-cell>
          <table:table-cell office:value-type="float" office:value="260015">
            <text:p>260015</text:p>
          </table:table-cell>
          <table:table-cell table:formula="of:=LOOKUP([.C123];[Planilha4.A$2:.A$19];[Planilha4.B$2:.B$19])" office:value-type="string" office:string-value="Petrolina">
            <text:p>Petrolina</text:p>
          </table:table-cell>
          <table:table-cell office:value-type="float" office:value="15">
            <text:p>15</text:p>
          </table:table-cell>
          <table:table-cell table:formula="of:=IF([.A123]=[.C123];1;0)"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24];[Planilha4.A$2:.A$19];[Planilha4.B$2:.B$19])" office:value-type="string" office:string-value="Escada - Ribeirão">
            <text:p>Escada - Ribeirão</text:p>
          </table:table-cell>
          <table:table-cell office:value-type="float" office:value="260006">
            <text:p>260006</text:p>
          </table:table-cell>
          <table:table-cell table:formula="of:=LOOKUP([.C124];[Planilha4.A$2:.A$19];[Planilha4.B$2:.B$19])" office:value-type="string" office:string-value="Carpina">
            <text:p>Carpina</text:p>
          </table:table-cell>
          <table:table-cell office:value-type="float" office:value="1">
            <text:p>1</text:p>
          </table:table-cell>
          <table:table-cell table:formula="of:=IF([.A124]=[.C124];1;0)"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25];[Planilha4.A$2:.A$19];[Planilha4.B$2:.B$19])" office:value-type="string" office:string-value="Escada - Ribeirão">
            <text:p>Escada - Ribeirão</text:p>
          </table:table-cell>
          <table:table-cell office:value-type="float" office:value="260007">
            <text:p>260007</text:p>
          </table:table-cell>
          <table:table-cell table:formula="of:=LOOKUP([.C125];[Planilha4.A$2:.A$19];[Planilha4.B$2:.B$19])" office:value-type="string" office:string-value="Barreiros - Sirinhaém">
            <text:p>Barreiros - Sirinhaém</text:p>
          </table:table-cell>
          <table:table-cell office:value-type="float" office:value="1">
            <text:p>1</text:p>
          </table:table-cell>
          <table:table-cell table:formula="of:=IF([.A125]=[.C125];1;0)"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26];[Planilha4.A$2:.A$19];[Planilha4.B$2:.B$19])" office:value-type="string" office:string-value="Escada - Ribeirão">
            <text:p>Escada - Ribeirão</text:p>
          </table:table-cell>
          <table:table-cell office:value-type="float" office:value="260016">
            <text:p>260016</text:p>
          </table:table-cell>
          <table:table-cell table:formula="of:=LOOKUP([.C126];[Planilha4.A$2:.A$19];[Planilha4.B$2:.B$19])" office:value-type="string" office:string-value="Araripina">
            <text:p>Araripina</text:p>
          </table:table-cell>
          <table:table-cell office:value-type="float" office:value="1">
            <text:p>1</text:p>
          </table:table-cell>
          <table:table-cell table:formula="of:=IF([.A126]=[.C126];1;0)"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27];[Planilha4.A$2:.A$19];[Planilha4.B$2:.B$19])" office:value-type="string" office:string-value="Escada - Ribeirão">
            <text:p>Escada - Ribeirão</text:p>
          </table:table-cell>
          <table:table-cell office:value-type="float" office:value="260005">
            <text:p>260005</text:p>
          </table:table-cell>
          <table:table-cell table:formula="of:=LOOKUP([.C127];[Planilha4.A$2:.A$19];[Planilha4.B$2:.B$19])" office:value-type="string" office:string-value="Vitória de Santo Antão">
            <text:p>Vitória de Santo Antão</text:p>
          </table:table-cell>
          <table:table-cell office:value-type="float" office:value="4">
            <text:p>4</text:p>
          </table:table-cell>
          <table:table-cell table:formula="of:=IF([.A127]=[.C127];1;0)"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28];[Planilha4.A$2:.A$19];[Planilha4.B$2:.B$19])" office:value-type="string" office:string-value="Escada - Ribeirão">
            <text:p>Escada - Ribeirão</text:p>
          </table:table-cell>
          <table:table-cell office:value-type="float" office:value="260003">
            <text:p>260003</text:p>
          </table:table-cell>
          <table:table-cell table:formula="of:=LOOKUP([.C128];[Planilha4.A$2:.A$19];[Planilha4.B$2:.B$19])" office:value-type="string" office:string-value="Palmares">
            <text:p>Palmares</text:p>
          </table:table-cell>
          <table:table-cell office:value-type="float" office:value="10">
            <text:p>10</text:p>
          </table:table-cell>
          <table:table-cell table:formula="of:=IF([.A128]=[.C128];1;0)"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29];[Planilha4.A$2:.A$19];[Planilha4.B$2:.B$19])" office:value-type="string" office:string-value="Escada - Ribeirão">
            <text:p>Escada - Ribeirão</text:p>
          </table:table-cell>
          <table:table-cell office:value-type="float" office:value="260009">
            <text:p>260009</text:p>
          </table:table-cell>
          <table:table-cell table:formula="of:=LOOKUP([.C129];[Planilha4.A$2:.A$19];[Planilha4.B$2:.B$19])" office:value-type="string" office:string-value="Caruaru">
            <text:p>Caruaru</text:p>
          </table:table-cell>
          <table:table-cell office:value-type="float" office:value="14">
            <text:p>14</text:p>
          </table:table-cell>
          <table:table-cell table:formula="of:=IF([.A129]=[.C129];1;0)" office:value-type="float" office:value="0">
            <text:p>0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table:formula="of:=LOOKUP([.A130];[Planilha4.A$2:.A$19];[Planilha4.B$2:.B$19])" office:value-type="string" office:string-value="Escada - Ribeirão">
            <text:p>Escada - Ribeirão</text:p>
          </table:table-cell>
          <table:table-cell office:value-type="float" office:value="260001">
            <text:p>260001</text:p>
          </table:table-cell>
          <table:table-cell table:formula="of:=LOOKUP([.C130];[Planilha4.A$2:.A$19];[Planilha4.B$2:.B$19])" office:value-type="string" office:string-value="Recife">
            <text:p>Recife</text:p>
          </table:table-cell>
          <table:table-cell office:value-type="float" office:value="16">
            <text:p>16</text:p>
          </table:table-cell>
          <table:table-cell table:formula="of:=IF([.A130]=[.C130];1;0)" office:value-type="float" office:value="0">
            <text:p>0</text:p>
          </table:table-cell>
        </table:table-row>
      </table:table>
      <table:table table:name="Planilha4" table:style-name="ta1" table:print="false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rgi</text:p>
          </table:table-cell>
          <table:table-cell office:value-type="string">
            <text:p>nome_rgi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</table:table-row>
      </table:table>
      <table:table table:name="Planilha5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d</text:p>
          </table:table-cell>
          <table:table-cell office:value-type="string">
            <text:p>nome_rgi_cid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</table:table-row>
      </table:table>
      <table:table table:name="edge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from</text:p>
          </table:table-cell>
          <table:table-cell office:value-type="string">
            <text:p>fromname</text:p>
          </table:table-cell>
          <table:table-cell office:value-type="string">
            <text:p>idto</text:p>
          </table:table-cell>
          <table:table-cell office:value-type="string">
            <text:p>toname</text:p>
          </table:table-cell>
          <table:table-cell office:value-type="string">
            <text:p>weight</text:p>
          </table:table-cell>
          <table:table-cell office:value-type="string">
            <text:p>=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string">
            <text:p>Recife</text:p>
          </table:table-cell>
          <table:table-cell office:value-type="float" office:value="2607901">
            <text:p>2607901</text:p>
          </table:table-cell>
          <table:table-cell office:value-type="string">
            <text:p>Jaboatão dos Guararape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  <table:table-cell office:value-type="float" office:value="2600708">
            <text:p>2600708</text:p>
          </table:table-cell>
          <table:table-cell office:value-type="string">
            <text:p>Aliança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string">
            <text:p>Palmares</text:p>
          </table:table-cell>
          <table:table-cell office:value-type="float" office:value="2610004">
            <text:p>2610004</text:p>
          </table:table-cell>
          <table:table-cell office:value-type="string">
            <text:p>Palmares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string">
            <text:p>Limoeiro</text:p>
          </table:table-cell>
          <table:table-cell office:value-type="float" office:value="2608107">
            <text:p>2608107</text:p>
          </table:table-cell>
          <table:table-cell office:value-type="string">
            <text:p>João Alfredo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  <table:table-cell office:value-type="float" office:value="2616407">
            <text:p>2616407</text:p>
          </table:table-cell>
          <table:table-cell office:value-type="string">
            <text:p>Vitória de Santo Antão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string">
            <text:p>Carpina</text:p>
          </table:table-cell>
          <table:table-cell office:value-type="float" office:value="2604007">
            <text:p>2604007</text:p>
          </table:table-cell>
          <table:table-cell office:value-type="string">
            <text:p>Carpina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  <table:table-cell office:value-type="float" office:value="2611903">
            <text:p>2611903</text:p>
          </table:table-cell>
          <table:table-cell office:value-type="string">
            <text:p>Rio Formoso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string">
            <text:p>Surubim</text:p>
          </table:table-cell>
          <table:table-cell office:value-type="float" office:value="2612703">
            <text:p>2612703</text:p>
          </table:table-cell>
          <table:table-cell office:value-type="string">
            <text:p>Santa Maria do Cambucá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string">
            <text:p>Caruaru</text:p>
          </table:table-cell>
          <table:table-cell office:value-type="float" office:value="2604106">
            <text:p>2604106</text:p>
          </table:table-cell>
          <table:table-cell office:value-type="string">
            <text:p>Caruaru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string">
            <text:p>Garanhuns</text:p>
          </table:table-cell>
          <table:table-cell office:value-type="float" office:value="2602407">
            <text:p>2602407</text:p>
          </table:table-cell>
          <table:table-cell office:value-type="string">
            <text:p>Brejão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string">
            <text:p>Arcoverde</text:p>
          </table:table-cell>
          <table:table-cell office:value-type="float" office:value="2615805">
            <text:p>2615805</text:p>
          </table:table-cell>
          <table:table-cell office:value-type="string">
            <text:p>Tupanatinga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  <table:table-cell office:value-type="float" office:value="2612406">
            <text:p>2612406</text:p>
          </table:table-cell>
          <table:table-cell office:value-type="string">
            <text:p>Sanharó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  <table:table-cell office:value-type="float" office:value="2605707">
            <text:p>2605707</text:p>
          </table:table-cell>
          <table:table-cell office:value-type="string">
            <text:p>Floresta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  <table:table-cell office:value-type="float" office:value="2607109">
            <text:p>2607109</text:p>
          </table:table-cell>
          <table:table-cell office:value-type="string">
            <text:p>Ingazeira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string">
            <text:p>Petrolina</text:p>
          </table:table-cell>
          <table:table-cell office:value-type="float" office:value="2608750">
            <text:p>2608750</text:p>
          </table:table-cell>
          <table:table-cell office:value-type="string">
            <text:p>Lagoa Grand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string">
            <text:p>Araripina</text:p>
          </table:table-cell>
          <table:table-cell office:value-type="float" office:value="2609907">
            <text:p>2609907</text:p>
          </table:table-cell>
          <table:table-cell office:value-type="string">
            <text:p>Ouricuri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string">
            <text:p>Salgueiro</text:p>
          </table:table-cell>
          <table:table-cell office:value-type="float" office:value="2615201">
            <text:p>2615201</text:p>
          </table:table-cell>
          <table:table-cell office:value-type="string">
            <text:p>Terra Nova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  <table:table-cell office:value-type="float" office:value="2611408">
            <text:p>2611408</text:p>
          </table:table-cell>
          <table:table-cell office:value-type="string">
            <text:p>Primavera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</table:table>
      <table:table table:name="Planilha7" table:style-name="ta1" table:print="false">
        <table:table-column table:style-name="co2" table:number-columns-repeated="4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CD_MUN</text:p>
          </table:table-cell>
          <table:table-cell office:value-type="string">
            <text:p>NM_MUN</text:p>
          </table:table-cell>
          <table:table-cell office:value-type="string">
            <text:p>SIGLA_UF</text:p>
          </table:table-cell>
          <table:table-cell office:value-type="string">
            <text:p>AREA_KM2</text:p>
          </table:table-cell>
          <table:table-cell table:style-name="Default" office:value-type="string">
            <text:p>xCentroide</text:p>
          </table:table-cell>
          <table:table-cell table:style-name="Default" office:value-type="string">
            <text:p>yCentroide</text:p>
          </table:table-cell>
          <table:table-cell office:value-type="string">
            <text:p>rgi</text:p>
          </table:table-cell>
        </table:table-row>
        <table:table-row table:style-name="ro1">
          <table:table-cell office:value-type="float" office:value="2607901">
            <text:p>2607901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float" office:value="258724">
            <text:p>258724</text:p>
          </table:table-cell>
          <table:table-cell office:value-type="string">
            <text:p>-3.5003</text:p>
          </table:table-cell>
          <table:table-cell office:value-type="float" office:value="-8.152">
            <text:p>-8.152</text:p>
          </table:table-cell>
          <table:table-cell office:value-type="float" office:value="260001">
            <text:p>260001</text:p>
          </table:table-cell>
        </table:table-row>
        <table:table-row table:style-name="ro1">
          <table:table-cell office:value-type="float" office:value="2600708">
            <text:p>2600708</text:p>
          </table:table-cell>
          <table:table-cell office:value-type="string">
            <text:p>Aliança</text:p>
          </table:table-cell>
          <table:table-cell office:value-type="string">
            <text:p>PE</text:p>
          </table:table-cell>
          <table:table-cell office:value-type="float" office:value="272773">
            <text:p>272773</text:p>
          </table:table-cell>
          <table:table-cell office:value-type="string">
            <text:p>-3.5193</text:p>
          </table:table-cell>
          <table:table-cell office:value-type="float" office:value="-7.603">
            <text:p>-7.603</text:p>
          </table:table-cell>
          <table:table-cell office:value-type="float" office:value="260002">
            <text:p>260002</text:p>
          </table:table-cell>
        </table:table-row>
        <table:table-row table:style-name="ro1">
          <table:table-cell office:value-type="float" office:value="2610004">
            <text:p>2610004</text:p>
          </table:table-cell>
          <table:table-cell office:value-type="string">
            <text:p>Palmares</text:p>
          </table:table-cell>
          <table:table-cell office:value-type="string">
            <text:p>PE</text:p>
          </table:table-cell>
          <table:table-cell office:value-type="float" office:value="339291">
            <text:p>339291</text:p>
          </table:table-cell>
          <table:table-cell office:value-type="string">
            <text:p>-3.5630</text:p>
          </table:table-cell>
          <table:table-cell office:value-type="float" office:value="-8.657">
            <text:p>-8.657</text:p>
          </table:table-cell>
          <table:table-cell office:value-type="float" office:value="260003">
            <text:p>260003</text:p>
          </table:table-cell>
        </table:table-row>
        <table:table-row table:style-name="ro1">
          <table:table-cell office:value-type="float" office:value="2608107">
            <text:p>2608107</text:p>
          </table:table-cell>
          <table:table-cell office:value-type="string">
            <text:p>João Alfredo</text:p>
          </table:table-cell>
          <table:table-cell office:value-type="string">
            <text:p>PE</text:p>
          </table:table-cell>
          <table:table-cell office:value-type="float" office:value="134147">
            <text:p>134147</text:p>
          </table:table-cell>
          <table:table-cell office:value-type="string">
            <text:p>-3.5592</text:p>
          </table:table-cell>
          <table:table-cell office:value-type="float" office:value="-7.861">
            <text:p>-7.861</text:p>
          </table:table-cell>
          <table:table-cell office:value-type="float" office:value="260004">
            <text:p>260004</text:p>
          </table:table-cell>
        </table:table-row>
        <table:table-row table:style-name="ro1">
          <table:table-cell office:value-type="float" office:value="2616407">
            <text:p>2616407</text:p>
          </table:table-cell>
          <table:table-cell office:value-type="string">
            <text:p>Vitória de Santo Antão</text:p>
          </table:table-cell>
          <table:table-cell office:value-type="string">
            <text:p>PE</text:p>
          </table:table-cell>
          <table:table-cell office:value-type="float" office:value="335942">
            <text:p>335942</text:p>
          </table:table-cell>
          <table:table-cell office:value-type="string">
            <text:p>-3.5288</text:p>
          </table:table-cell>
          <table:table-cell office:value-type="float" office:value="-8.15">
            <text:p>-8.150</text:p>
          </table:table-cell>
          <table:table-cell office:value-type="float" office:value="260005">
            <text:p>260005</text:p>
          </table:table-cell>
        </table:table-row>
        <table:table-row table:style-name="ro1">
          <table:table-cell office:value-type="float" office:value="2604007">
            <text:p>2604007</text:p>
          </table:table-cell>
          <table:table-cell office:value-type="string">
            <text:p>Carpina</text:p>
          </table:table-cell>
          <table:table-cell office:value-type="string">
            <text:p>PE</text:p>
          </table:table-cell>
          <table:table-cell office:value-type="float" office:value="147017">
            <text:p>147017</text:p>
          </table:table-cell>
          <table:table-cell office:value-type="string">
            <text:p>-3.5306</text:p>
          </table:table-cell>
          <table:table-cell office:value-type="float" office:value="-7.819">
            <text:p>-7.819</text:p>
          </table:table-cell>
          <table:table-cell office:value-type="float" office:value="260006">
            <text:p>260006</text:p>
          </table:table-cell>
        </table:table-row>
        <table:table-row table:style-name="ro1">
          <table:table-cell office:value-type="float" office:value="2611903">
            <text:p>2611903</text:p>
          </table:table-cell>
          <table:table-cell office:value-type="string">
            <text:p>Rio Formoso</text:p>
          </table:table-cell>
          <table:table-cell office:value-type="string">
            <text:p>PE</text:p>
          </table:table-cell>
          <table:table-cell office:value-type="float" office:value="227458">
            <text:p>227458</text:p>
          </table:table-cell>
          <table:table-cell office:value-type="string">
            <text:p>-3.5218</text:p>
          </table:table-cell>
          <table:table-cell office:value-type="float" office:value="-8.675">
            <text:p>-8.675</text:p>
          </table:table-cell>
          <table:table-cell office:value-type="float" office:value="260007">
            <text:p>260007</text:p>
          </table:table-cell>
        </table:table-row>
        <table:table-row table:style-name="ro1">
          <table:table-cell office:value-type="float" office:value="2612703">
            <text:p>2612703</text:p>
          </table:table-cell>
          <table:table-cell office:value-type="string">
            <text:p>Santa Maria do Cambucá</text:p>
          </table:table-cell>
          <table:table-cell office:value-type="string">
            <text:p>PE</text:p>
          </table:table-cell>
          <table:table-cell office:value-type="float" office:value="92148">
            <text:p>92148</text:p>
          </table:table-cell>
          <table:table-cell office:value-type="string">
            <text:p>-3.5883</text:p>
          </table:table-cell>
          <table:table-cell office:value-type="float" office:value="-7.825">
            <text:p>-7.825</text:p>
          </table:table-cell>
          <table:table-cell office:value-type="float" office:value="260008">
            <text:p>260008</text:p>
          </table:table-cell>
        </table:table-row>
        <table:table-row table:style-name="ro1">
          <table:table-cell office:value-type="float" office:value="2604106">
            <text:p>2604106</text:p>
          </table:table-cell>
          <table:table-cell office:value-type="string">
            <text:p>Caruaru</text:p>
          </table:table-cell>
          <table:table-cell office:value-type="string">
            <text:p>PE</text:p>
          </table:table-cell>
          <table:table-cell office:value-type="float" office:value="923150">
            <text:p>923150</text:p>
          </table:table-cell>
          <table:table-cell office:value-type="string">
            <text:p>-3.6017</text:p>
          </table:table-cell>
          <table:table-cell office:value-type="float" office:value="-8.181">
            <text:p>-8.181</text:p>
          </table:table-cell>
          <table:table-cell office:value-type="float" office:value="260009">
            <text:p>260009</text:p>
          </table:table-cell>
        </table:table-row>
        <table:table-row table:style-name="ro1">
          <table:table-cell office:value-type="float" office:value="2602407">
            <text:p>2602407</text:p>
          </table:table-cell>
          <table:table-cell office:value-type="string">
            <text:p>Brejão</text:p>
          </table:table-cell>
          <table:table-cell office:value-type="string">
            <text:p>PE</text:p>
          </table:table-cell>
          <table:table-cell office:value-type="float" office:value="159786">
            <text:p>159786</text:p>
          </table:table-cell>
          <table:table-cell office:value-type="string">
            <text:p>-3.6530</text:p>
          </table:table-cell>
          <table:table-cell office:value-type="float" office:value="-9.027">
            <text:p>-9.027</text:p>
          </table:table-cell>
          <table:table-cell office:value-type="float" office:value="260010">
            <text:p>260010</text:p>
          </table:table-cell>
        </table:table-row>
        <table:table-row table:style-name="ro1">
          <table:table-cell office:value-type="float" office:value="2615805">
            <text:p>2615805</text:p>
          </table:table-cell>
          <table:table-cell office:value-type="string">
            <text:p>Tupanatinga</text:p>
          </table:table-cell>
          <table:table-cell office:value-type="string">
            <text:p>PE</text:p>
          </table:table-cell>
          <table:table-cell office:value-type="float" office:value="950474">
            <text:p>950474</text:p>
          </table:table-cell>
          <table:table-cell office:value-type="string">
            <text:p>-3.7280</text:p>
          </table:table-cell>
          <table:table-cell office:value-type="float" office:value="-8.684">
            <text:p>-8.684</text:p>
          </table:table-cell>
          <table:table-cell office:value-type="float" office:value="260011">
            <text:p>260011</text:p>
          </table:table-cell>
        </table:table-row>
        <table:table-row table:style-name="ro1">
          <table:table-cell office:value-type="float" office:value="2612406">
            <text:p>2612406</text:p>
          </table:table-cell>
          <table:table-cell office:value-type="string">
            <text:p>Sanharó</text:p>
          </table:table-cell>
          <table:table-cell office:value-type="string">
            <text:p>PE</text:p>
          </table:table-cell>
          <table:table-cell office:value-type="float" office:value="268686">
            <text:p>268686</text:p>
          </table:table-cell>
          <table:table-cell office:value-type="string">
            <text:p>-3.6550</text:p>
          </table:table-cell>
          <table:table-cell office:value-type="float" office:value="-8.365">
            <text:p>-8.365</text:p>
          </table:table-cell>
          <table:table-cell office:value-type="float" office:value="260012">
            <text:p>260012</text:p>
          </table:table-cell>
        </table:table-row>
        <table:table-row table:style-name="ro1">
          <table:table-cell office:value-type="float" office:value="2605707">
            <text:p>2605707</text:p>
          </table:table-cell>
          <table:table-cell office:value-type="string">
            <text:p>Floresta</text:p>
          </table:table-cell>
          <table:table-cell office:value-type="string">
            <text:p>PE</text:p>
          </table:table-cell>
          <table:table-cell office:value-type="float" office:value="3644169">
            <text:p>3644169</text:p>
          </table:table-cell>
          <table:table-cell office:value-type="string">
            <text:p>-3.8306</text:p>
          </table:table-cell>
          <table:table-cell office:value-type="float" office:value="-8.567">
            <text:p>-8.567</text:p>
          </table:table-cell>
          <table:table-cell office:value-type="float" office:value="260013">
            <text:p>260013</text:p>
          </table:table-cell>
        </table:table-row>
        <table:table-row table:style-name="ro1">
          <table:table-cell office:value-type="float" office:value="2607109">
            <text:p>2607109</text:p>
          </table:table-cell>
          <table:table-cell office:value-type="string">
            <text:p>Ingazeira</text:p>
          </table:table-cell>
          <table:table-cell office:value-type="string">
            <text:p>PE</text:p>
          </table:table-cell>
          <table:table-cell office:value-type="float" office:value="243586">
            <text:p>243586</text:p>
          </table:table-cell>
          <table:table-cell office:value-type="string">
            <text:p>-3.7416</text:p>
          </table:table-cell>
          <table:table-cell office:value-type="float" office:value="-7.714">
            <text:p>-7.714</text:p>
          </table:table-cell>
          <table:table-cell office:value-type="float" office:value="260014">
            <text:p>260014</text:p>
          </table:table-cell>
        </table:table-row>
        <table:table-row table:style-name="ro1">
          <table:table-cell office:value-type="float" office:value="2608750">
            <text:p>2608750</text:p>
          </table:table-cell>
          <table:table-cell office:value-type="string">
            <text:p>Lagoa Grande</text:p>
          </table:table-cell>
          <table:table-cell office:value-type="string">
            <text:p>PE</text:p>
          </table:table-cell>
          <table:table-cell office:value-type="float" office:value="1850070">
            <text:p>1850070</text:p>
          </table:table-cell>
          <table:table-cell office:value-type="string">
            <text:p>-4.0223</text:p>
          </table:table-cell>
          <table:table-cell office:value-type="float" office:value="-8.777">
            <text:p>-8.777</text:p>
          </table:table-cell>
          <table:table-cell office:value-type="float" office:value="260015">
            <text:p>260015</text:p>
          </table:table-cell>
        </table:table-row>
        <table:table-row table:style-name="ro1">
          <table:table-cell office:value-type="float" office:value="2609907">
            <text:p>2609907</text:p>
          </table:table-cell>
          <table:table-cell office:value-type="string">
            <text:p>Ouricuri</text:p>
          </table:table-cell>
          <table:table-cell office:value-type="string">
            <text:p>PE</text:p>
          </table:table-cell>
          <table:table-cell office:value-type="float" office:value="2381570">
            <text:p>2381570</text:p>
          </table:table-cell>
          <table:table-cell office:value-type="string">
            <text:p>-4.0164</text:p>
          </table:table-cell>
          <table:table-cell office:value-type="float" office:value="-7.966">
            <text:p>-7.966</text:p>
          </table:table-cell>
          <table:table-cell office:value-type="float" office:value="260016">
            <text:p>260016</text:p>
          </table:table-cell>
        </table:table-row>
        <table:table-row table:style-name="ro1">
          <table:table-cell office:value-type="float" office:value="2615201">
            <text:p>2615201</text:p>
          </table:table-cell>
          <table:table-cell office:value-type="string">
            <text:p>Terra Nova</text:p>
          </table:table-cell>
          <table:table-cell office:value-type="string">
            <text:p>PE</text:p>
          </table:table-cell>
          <table:table-cell office:value-type="float" office:value="318709">
            <text:p>318709</text:p>
          </table:table-cell>
          <table:table-cell office:value-type="string">
            <text:p>-3.9397</text:p>
          </table:table-cell>
          <table:table-cell office:value-type="float" office:value="-8.158">
            <text:p>-8.158</text:p>
          </table:table-cell>
          <table:table-cell office:value-type="float" office:value="260017">
            <text:p>260017</text:p>
          </table:table-cell>
        </table:table-row>
        <table:table-row table:style-name="ro1">
          <table:table-cell office:value-type="float" office:value="2611408">
            <text:p>2611408</text:p>
          </table:table-cell>
          <table:table-cell office:value-type="string">
            <text:p>Primavera</text:p>
          </table:table-cell>
          <table:table-cell office:value-type="string">
            <text:p>PE</text:p>
          </table:table-cell>
          <table:table-cell office:value-type="float" office:value="113112">
            <text:p>113112</text:p>
          </table:table-cell>
          <table:table-cell office:value-type="string">
            <text:p>-3.5391</text:p>
          </table:table-cell>
          <table:table-cell office:value-type="float" office:value="-8.327">
            <text:p>-8.327</text:p>
          </table:table-cell>
          <table:table-cell office:value-type="float" office:value="260018">
            <text:p>260018</text:p>
          </table:table-cell>
        </table:table-row>
      </table:table>
      <table:table table:name="Planilha8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CD_MUN</text:p>
          </table:table-cell>
          <table:table-cell office:value-type="string">
            <text:p>NM_MUN</text:p>
          </table:table-cell>
          <table:table-cell office:value-type="string">
            <text:p>SIGLA_UF</text:p>
          </table:table-cell>
          <table:table-cell office:value-type="string">
            <text:p>AREA_KM2</text:p>
          </table:table-cell>
          <table:table-cell office:value-type="string">
            <text:p>xCentroide</text:p>
          </table:table-cell>
          <table:table-cell office:value-type="string">
            <text:p>yCentroide</text:p>
          </table:table-cell>
          <table:table-cell office:value-type="string">
            <text:p>rgi</text:p>
          </table:table-cell>
          <table:table-cell office:value-type="string">
            <text:p>nome_rgi</text:p>
          </table:table-cell>
        </table:table-row>
        <table:table-row table:style-name="ro1">
          <table:table-cell office:value-type="float" office:value="2600054">
            <text:p>2600054</text:p>
          </table:table-cell>
          <table:table-cell office:value-type="string">
            <text:p>Abreu e Lima</text:p>
          </table:table-cell>
          <table:table-cell office:value-type="string">
            <text:p>PE</text:p>
          </table:table-cell>
          <table:table-cell office:value-type="float" office:value="126384">
            <text:p>126384</text:p>
          </table:table-cell>
          <table:table-cell office:value-type="float" office:value="-35019">
            <text:p>-35019</text:p>
          </table:table-cell>
          <table:table-cell office:value-type="string">
            <text:p>-7.88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0104">
            <text:p>2600104</text:p>
          </table:table-cell>
          <table:table-cell office:value-type="string">
            <text:p>Afogados da Ingazeira</text:p>
          </table:table-cell>
          <table:table-cell office:value-type="string">
            <text:p>PE</text:p>
          </table:table-cell>
          <table:table-cell office:value-type="float" office:value="377696">
            <text:p>377696</text:p>
          </table:table-cell>
          <table:table-cell office:value-type="string">
            <text:p>-37.62</text:p>
          </table:table-cell>
          <table:table-cell office:value-type="float" office:value="-7737">
            <text:p>-7737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0203">
            <text:p>2600203</text:p>
          </table:table-cell>
          <table:table-cell office:value-type="string">
            <text:p>Afrânio</text:p>
          </table:table-cell>
          <table:table-cell office:value-type="string">
            <text:p>PE</text:p>
          </table:table-cell>
          <table:table-cell office:value-type="float" office:value="1490594">
            <text:p>1490594</text:p>
          </table:table-cell>
          <table:table-cell office:value-type="float" office:value="-41005">
            <text:p>-41005</text:p>
          </table:table-cell>
          <table:table-cell office:value-type="float" office:value="-8619">
            <text:p>-8619</text:p>
          </table:table-cell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00302">
            <text:p>2600302</text:p>
          </table:table-cell>
          <table:table-cell office:value-type="string">
            <text:p>Agrestina</text:p>
          </table:table-cell>
          <table:table-cell office:value-type="string">
            <text:p>PE</text:p>
          </table:table-cell>
          <table:table-cell office:value-type="float" office:value="200369">
            <text:p>200369</text:p>
          </table:table-cell>
          <table:table-cell office:value-type="float" office:value="-35945">
            <text:p>-35945</text:p>
          </table:table-cell>
          <table:table-cell office:value-type="float" office:value="-8457">
            <text:p>-8457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0401">
            <text:p>2600401</text:p>
          </table:table-cell>
          <table:table-cell office:value-type="string">
            <text:p>Água Preta</text:p>
          </table:table-cell>
          <table:table-cell office:value-type="string">
            <text:p>PE</text:p>
          </table:table-cell>
          <table:table-cell office:value-type="float" office:value="533332">
            <text:p>533332</text:p>
          </table:table-cell>
          <table:table-cell office:value-type="float" office:value="-35482">
            <text:p>-35482</text:p>
          </table:table-cell>
          <table:table-cell office:value-type="float" office:value="-8729">
            <text:p>-8729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0500">
            <text:p>2600500</text:p>
          </table:table-cell>
          <table:table-cell office:value-type="string">
            <text:p>Águas Belas</text:p>
          </table:table-cell>
          <table:table-cell office:value-type="string">
            <text:p>PE</text:p>
          </table:table-cell>
          <table:table-cell office:value-type="float" office:value="885988">
            <text:p>885988</text:p>
          </table:table-cell>
          <table:table-cell office:value-type="float" office:value="-37039">
            <text:p>-37039</text:p>
          </table:table-cell>
          <table:table-cell office:value-type="float" office:value="-9087">
            <text:p>-9087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0609">
            <text:p>2600609</text:p>
          </table:table-cell>
          <table:table-cell office:value-type="string">
            <text:p>Alagoinha</text:p>
          </table:table-cell>
          <table:table-cell office:value-type="string">
            <text:p>PE</text:p>
          </table:table-cell>
          <table:table-cell office:value-type="float" office:value="216452">
            <text:p>216452</text:p>
          </table:table-cell>
          <table:table-cell office:value-type="float" office:value="-36755">
            <text:p>-36755</text:p>
          </table:table-cell>
          <table:table-cell office:value-type="float" office:value="-8494">
            <text:p>-8494</text:p>
          </table:table-cell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00708">
            <text:p>2600708</text:p>
          </table:table-cell>
          <table:table-cell office:value-type="string">
            <text:p>Aliança</text:p>
          </table:table-cell>
          <table:table-cell office:value-type="string">
            <text:p>PE</text:p>
          </table:table-cell>
          <table:table-cell office:value-type="float" office:value="272773">
            <text:p>272773</text:p>
          </table:table-cell>
          <table:table-cell office:value-type="float" office:value="-35193">
            <text:p>-35193</text:p>
          </table:table-cell>
          <table:table-cell office:value-type="float" office:value="-7603">
            <text:p>-7603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0807">
            <text:p>2600807</text:p>
          </table:table-cell>
          <table:table-cell office:value-type="string">
            <text:p>Altinho</text:p>
          </table:table-cell>
          <table:table-cell office:value-type="string">
            <text:p>PE</text:p>
          </table:table-cell>
          <table:table-cell office:value-type="float" office:value="450178">
            <text:p>450178</text:p>
          </table:table-cell>
          <table:table-cell office:value-type="float" office:value="-36099">
            <text:p>-36099</text:p>
          </table:table-cell>
          <table:table-cell office:value-type="float" office:value="-8491">
            <text:p>-8491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0906">
            <text:p>2600906</text:p>
          </table:table-cell>
          <table:table-cell office:value-type="string">
            <text:p>Amaraji</text:p>
          </table:table-cell>
          <table:table-cell office:value-type="string">
            <text:p>PE</text:p>
          </table:table-cell>
          <table:table-cell office:value-type="float" office:value="234956">
            <text:p>234956</text:p>
          </table:table-cell>
          <table:table-cell office:value-type="float" office:value="-35466">
            <text:p>-35466</text:p>
          </table:table-cell>
          <table:table-cell office:value-type="float" office:value="-8365">
            <text:p>-8365</text:p>
          </table:table-cell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</table:table-row>
        <table:table-row table:style-name="ro1">
          <table:table-cell office:value-type="float" office:value="2601003">
            <text:p>2601003</text:p>
          </table:table-cell>
          <table:table-cell office:value-type="string">
            <text:p>Angelim</text:p>
          </table:table-cell>
          <table:table-cell office:value-type="string">
            <text:p>PE</text:p>
          </table:table-cell>
          <table:table-cell office:value-type="float" office:value="118037">
            <text:p>118037</text:p>
          </table:table-cell>
          <table:table-cell office:value-type="float" office:value="-36277">
            <text:p>-36277</text:p>
          </table:table-cell>
          <table:table-cell office:value-type="float" office:value="-8892">
            <text:p>-8892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1052">
            <text:p>2601052</text:p>
          </table:table-cell>
          <table:table-cell office:value-type="string">
            <text:p>Araçoiaba</text:p>
          </table:table-cell>
          <table:table-cell office:value-type="string">
            <text:p>PE</text:p>
          </table:table-cell>
          <table:table-cell office:value-type="string">
            <text:p>96.36</text:p>
          </table:table-cell>
          <table:table-cell office:value-type="float" office:value="-35076">
            <text:p>-35076</text:p>
          </table:table-cell>
          <table:table-cell office:value-type="float" office:value="-7793">
            <text:p>-7793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1102">
            <text:p>2601102</text:p>
          </table:table-cell>
          <table:table-cell office:value-type="string">
            <text:p>Araripina</text:p>
          </table:table-cell>
          <table:table-cell office:value-type="string">
            <text:p>PE</text:p>
          </table:table-cell>
          <table:table-cell office:value-type="float" office:value="2037394">
            <text:p>2037394</text:p>
          </table:table-cell>
          <table:table-cell office:value-type="float" office:value="-40485">
            <text:p>-40485</text:p>
          </table:table-cell>
          <table:table-cell office:value-type="float" office:value="-7608">
            <text:p>-7608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01201">
            <text:p>2601201</text:p>
          </table:table-cell>
          <table:table-cell office:value-type="string">
            <text:p>Arcoverde</text:p>
          </table:table-cell>
          <table:table-cell office:value-type="string">
            <text:p>PE</text:p>
          </table:table-cell>
          <table:table-cell office:value-type="string">
            <text:p>323.37</text:p>
          </table:table-cell>
          <table:table-cell office:value-type="string">
            <text:p>-37.01</text:p>
          </table:table-cell>
          <table:table-cell office:value-type="float" office:value="-8385">
            <text:p>-8385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1300">
            <text:p>2601300</text:p>
          </table:table-cell>
          <table:table-cell office:value-type="string">
            <text:p>Barra de Guabiraba</text:p>
          </table:table-cell>
          <table:table-cell office:value-type="string">
            <text:p>PE</text:p>
          </table:table-cell>
          <table:table-cell office:value-type="float" office:value="120583">
            <text:p>120583</text:p>
          </table:table-cell>
          <table:table-cell office:value-type="float" office:value="-35632">
            <text:p>-35632</text:p>
          </table:table-cell>
          <table:table-cell office:value-type="float" office:value="-8416">
            <text:p>-8416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1409">
            <text:p>2601409</text:p>
          </table:table-cell>
          <table:table-cell office:value-type="string">
            <text:p>Barreiros</text:p>
          </table:table-cell>
          <table:table-cell office:value-type="string">
            <text:p>PE</text:p>
          </table:table-cell>
          <table:table-cell office:value-type="float" office:value="233433">
            <text:p>233433</text:p>
          </table:table-cell>
          <table:table-cell office:value-type="float" office:value="-35259">
            <text:p>-35259</text:p>
          </table:table-cell>
          <table:table-cell office:value-type="string">
            <text:p>-8.82</text:p>
          </table:table-cell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</table:table-row>
        <table:table-row table:style-name="ro1">
          <table:table-cell office:value-type="float" office:value="2601508">
            <text:p>2601508</text:p>
          </table:table-cell>
          <table:table-cell office:value-type="string">
            <text:p>Belém de Maria</text:p>
          </table:table-cell>
          <table:table-cell office:value-type="string">
            <text:p>PE</text:p>
          </table:table-cell>
          <table:table-cell office:value-type="float" office:value="75142">
            <text:p>75142</text:p>
          </table:table-cell>
          <table:table-cell office:value-type="float" office:value="-35815">
            <text:p>-35815</text:p>
          </table:table-cell>
          <table:table-cell office:value-type="float" office:value="-8605">
            <text:p>-8605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1607">
            <text:p>2601607</text:p>
          </table:table-cell>
          <table:table-cell office:value-type="string">
            <text:p>Belém do São Francisco</text:p>
          </table:table-cell>
          <table:table-cell office:value-type="string">
            <text:p>PE</text:p>
          </table:table-cell>
          <table:table-cell office:value-type="float" office:value="1830797">
            <text:p>1830797</text:p>
          </table:table-cell>
          <table:table-cell office:value-type="float" office:value="-38982">
            <text:p>-38982</text:p>
          </table:table-cell>
          <table:table-cell office:value-type="float" office:value="-8584">
            <text:p>-8584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01706">
            <text:p>2601706</text:p>
          </table:table-cell>
          <table:table-cell office:value-type="string">
            <text:p>Belo Jardim</text:p>
          </table:table-cell>
          <table:table-cell office:value-type="string">
            <text:p>PE</text:p>
          </table:table-cell>
          <table:table-cell office:value-type="float" office:value="647696">
            <text:p>647696</text:p>
          </table:table-cell>
          <table:table-cell office:value-type="float" office:value="-36405">
            <text:p>-36405</text:p>
          </table:table-cell>
          <table:table-cell office:value-type="float" office:value="-8259">
            <text:p>-8259</text:p>
          </table:table-cell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01805">
            <text:p>2601805</text:p>
          </table:table-cell>
          <table:table-cell office:value-type="string">
            <text:p>Betânia</text:p>
          </table:table-cell>
          <table:table-cell office:value-type="string">
            <text:p>PE</text:p>
          </table:table-cell>
          <table:table-cell office:value-type="float" office:value="1244074">
            <text:p>1244074</text:p>
          </table:table-cell>
          <table:table-cell office:value-type="float" office:value="-37988">
            <text:p>-37988</text:p>
          </table:table-cell>
          <table:table-cell office:value-type="float" office:value="-8265">
            <text:p>-8265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1904">
            <text:p>2601904</text:p>
          </table:table-cell>
          <table:table-cell office:value-type="string">
            <text:p>Bezerros</text:p>
          </table:table-cell>
          <table:table-cell office:value-type="string">
            <text:p>PE</text:p>
          </table:table-cell>
          <table:table-cell office:value-type="float" office:value="492632">
            <text:p>492632</text:p>
          </table:table-cell>
          <table:table-cell office:value-type="float" office:value="-35782">
            <text:p>-35782</text:p>
          </table:table-cell>
          <table:table-cell office:value-type="float" office:value="-8218">
            <text:p>-8218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2001">
            <text:p>2602001</text:p>
          </table:table-cell>
          <table:table-cell office:value-type="string">
            <text:p>Bodocó</text:p>
          </table:table-cell>
          <table:table-cell office:value-type="string">
            <text:p>PE</text:p>
          </table:table-cell>
          <table:table-cell office:value-type="float" office:value="1621786">
            <text:p>1621786</text:p>
          </table:table-cell>
          <table:table-cell office:value-type="float" office:value="-39965">
            <text:p>-39965</text:p>
          </table:table-cell>
          <table:table-cell office:value-type="float" office:value="-7656">
            <text:p>-7656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02100">
            <text:p>2602100</text:p>
          </table:table-cell>
          <table:table-cell office:value-type="string">
            <text:p>Bom Conselho</text:p>
          </table:table-cell>
          <table:table-cell office:value-type="string">
            <text:p>PE</text:p>
          </table:table-cell>
          <table:table-cell office:value-type="float" office:value="792185">
            <text:p>792185</text:p>
          </table:table-cell>
          <table:table-cell office:value-type="float" office:value="-36684">
            <text:p>-36684</text:p>
          </table:table-cell>
          <table:table-cell office:value-type="float" office:value="-9203">
            <text:p>-9203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2209">
            <text:p>2602209</text:p>
          </table:table-cell>
          <table:table-cell office:value-type="string">
            <text:p>Bom Jardim</text:p>
          </table:table-cell>
          <table:table-cell office:value-type="string">
            <text:p>PE</text:p>
          </table:table-cell>
          <table:table-cell office:value-type="string">
            <text:p>224.12</text:p>
          </table:table-cell>
          <table:table-cell office:value-type="float" office:value="-35589">
            <text:p>-35589</text:p>
          </table:table-cell>
          <table:table-cell office:value-type="float" office:value="-7787">
            <text:p>-7787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2308">
            <text:p>2602308</text:p>
          </table:table-cell>
          <table:table-cell office:value-type="string">
            <text:p>Bonito</text:p>
          </table:table-cell>
          <table:table-cell office:value-type="string">
            <text:p>PE</text:p>
          </table:table-cell>
          <table:table-cell office:value-type="float" office:value="390107">
            <text:p>390107</text:p>
          </table:table-cell>
          <table:table-cell office:value-type="float" office:value="-35708">
            <text:p>-35708</text:p>
          </table:table-cell>
          <table:table-cell office:value-type="float" office:value="-8495">
            <text:p>-8495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2407">
            <text:p>2602407</text:p>
          </table:table-cell>
          <table:table-cell office:value-type="string">
            <text:p>Brejão</text:p>
          </table:table-cell>
          <table:table-cell office:value-type="string">
            <text:p>PE</text:p>
          </table:table-cell>
          <table:table-cell office:value-type="float" office:value="159786">
            <text:p>159786</text:p>
          </table:table-cell>
          <table:table-cell office:value-type="string">
            <text:p>-36.53</text:p>
          </table:table-cell>
          <table:table-cell office:value-type="float" office:value="-9027">
            <text:p>-9027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2506">
            <text:p>2602506</text:p>
          </table:table-cell>
          <table:table-cell office:value-type="string">
            <text:p>Brejinho</text:p>
          </table:table-cell>
          <table:table-cell office:value-type="string">
            <text:p>PE</text:p>
          </table:table-cell>
          <table:table-cell office:value-type="float" office:value="106275">
            <text:p>106275</text:p>
          </table:table-cell>
          <table:table-cell office:value-type="float" office:value="-37321">
            <text:p>-37321</text:p>
          </table:table-cell>
          <table:table-cell office:value-type="float" office:value="-7337">
            <text:p>-7337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2605">
            <text:p>2602605</text:p>
          </table:table-cell>
          <table:table-cell office:value-type="string">
            <text:p>Brejo da Madre de Deus</text:p>
          </table:table-cell>
          <table:table-cell office:value-type="string">
            <text:p>PE</text:p>
          </table:table-cell>
          <table:table-cell office:value-type="float" office:value="762346">
            <text:p>762346</text:p>
          </table:table-cell>
          <table:table-cell office:value-type="float" office:value="-36281">
            <text:p>-36281</text:p>
          </table:table-cell>
          <table:table-cell office:value-type="float" office:value="-8076">
            <text:p>-8076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2704">
            <text:p>2602704</text:p>
          </table:table-cell>
          <table:table-cell office:value-type="string">
            <text:p>Buenos Aires</text:p>
          </table:table-cell>
          <table:table-cell office:value-type="string">
            <text:p>PE</text:p>
          </table:table-cell>
          <table:table-cell office:value-type="float" office:value="93187">
            <text:p>93187</text:p>
          </table:table-cell>
          <table:table-cell office:value-type="float" office:value="-35347">
            <text:p>-35347</text:p>
          </table:table-cell>
          <table:table-cell office:value-type="float" office:value="-7738">
            <text:p>-7738</text:p>
          </table:table-cell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02803">
            <text:p>2602803</text:p>
          </table:table-cell>
          <table:table-cell office:value-type="string">
            <text:p>Buíque</text:p>
          </table:table-cell>
          <table:table-cell office:value-type="string">
            <text:p>PE</text:p>
          </table:table-cell>
          <table:table-cell office:value-type="string">
            <text:p>1320.87</text:p>
          </table:table-cell>
          <table:table-cell office:value-type="float" office:value="-37121">
            <text:p>-37121</text:p>
          </table:table-cell>
          <table:table-cell office:value-type="float" office:value="-8649">
            <text:p>-8649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2902">
            <text:p>2602902</text:p>
          </table:table-cell>
          <table:table-cell office:value-type="string">
            <text:p>Cabo de Santo Agostinho</text:p>
          </table:table-cell>
          <table:table-cell office:value-type="string">
            <text:p>PE</text:p>
          </table:table-cell>
          <table:table-cell office:value-type="float" office:value="445343">
            <text:p>445343</text:p>
          </table:table-cell>
          <table:table-cell office:value-type="float" office:value="-35086">
            <text:p>-35086</text:p>
          </table:table-cell>
          <table:table-cell office:value-type="float" office:value="-8269">
            <text:p>-8269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3009">
            <text:p>2603009</text:p>
          </table:table-cell>
          <table:table-cell office:value-type="string">
            <text:p>Cabrobó</text:p>
          </table:table-cell>
          <table:table-cell office:value-type="string">
            <text:p>PE</text:p>
          </table:table-cell>
          <table:table-cell office:value-type="float" office:value="1658616">
            <text:p>1658616</text:p>
          </table:table-cell>
          <table:table-cell office:value-type="float" office:value="-39329">
            <text:p>-39329</text:p>
          </table:table-cell>
          <table:table-cell office:value-type="float" office:value="-8386">
            <text:p>-8386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03108">
            <text:p>2603108</text:p>
          </table:table-cell>
          <table:table-cell office:value-type="string">
            <text:p>Cachoeirinha</text:p>
          </table:table-cell>
          <table:table-cell office:value-type="string">
            <text:p>PE</text:p>
          </table:table-cell>
          <table:table-cell office:value-type="float" office:value="179262">
            <text:p>179262</text:p>
          </table:table-cell>
          <table:table-cell office:value-type="float" office:value="-36291">
            <text:p>-36291</text:p>
          </table:table-cell>
          <table:table-cell office:value-type="float" office:value="-8485">
            <text:p>-8485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3207">
            <text:p>2603207</text:p>
          </table:table-cell>
          <table:table-cell office:value-type="string">
            <text:p>Caetés</text:p>
          </table:table-cell>
          <table:table-cell office:value-type="string">
            <text:p>PE</text:p>
          </table:table-cell>
          <table:table-cell office:value-type="float" office:value="294946">
            <text:p>294946</text:p>
          </table:table-cell>
          <table:table-cell office:value-type="float" office:value="-36659">
            <text:p>-36659</text:p>
          </table:table-cell>
          <table:table-cell office:value-type="float" office:value="-8804">
            <text:p>-8804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3306">
            <text:p>2603306</text:p>
          </table:table-cell>
          <table:table-cell office:value-type="string">
            <text:p>Calçado</text:p>
          </table:table-cell>
          <table:table-cell office:value-type="string">
            <text:p>PE</text:p>
          </table:table-cell>
          <table:table-cell office:value-type="float" office:value="121945">
            <text:p>121945</text:p>
          </table:table-cell>
          <table:table-cell office:value-type="float" office:value="-36322">
            <text:p>-36322</text:p>
          </table:table-cell>
          <table:table-cell office:value-type="float" office:value="-8751">
            <text:p>-8751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3405">
            <text:p>2603405</text:p>
          </table:table-cell>
          <table:table-cell office:value-type="string">
            <text:p>Calumbi</text:p>
          </table:table-cell>
          <table:table-cell office:value-type="string">
            <text:p>PE</text:p>
          </table:table-cell>
          <table:table-cell office:value-type="float" office:value="179314">
            <text:p>179314</text:p>
          </table:table-cell>
          <table:table-cell office:value-type="float" office:value="-38079">
            <text:p>-38079</text:p>
          </table:table-cell>
          <table:table-cell office:value-type="float" office:value="-8004">
            <text:p>-8004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3454">
            <text:p>2603454</text:p>
          </table:table-cell>
          <table:table-cell office:value-type="string">
            <text:p>Camaragibe</text:p>
          </table:table-cell>
          <table:table-cell office:value-type="string">
            <text:p>PE</text:p>
          </table:table-cell>
          <table:table-cell office:value-type="float" office:value="51321">
            <text:p>51321</text:p>
          </table:table-cell>
          <table:table-cell office:value-type="float" office:value="-34996">
            <text:p>-34996</text:p>
          </table:table-cell>
          <table:table-cell office:value-type="float" office:value="-7987">
            <text:p>-7987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3504">
            <text:p>2603504</text:p>
          </table:table-cell>
          <table:table-cell office:value-type="string">
            <text:p>Camocim de São Félix</text:p>
          </table:table-cell>
          <table:table-cell office:value-type="string">
            <text:p>PE</text:p>
          </table:table-cell>
          <table:table-cell office:value-type="float" office:value="71985">
            <text:p>71985</text:p>
          </table:table-cell>
          <table:table-cell office:value-type="float" office:value="-35772">
            <text:p>-35772</text:p>
          </table:table-cell>
          <table:table-cell office:value-type="string">
            <text:p>-8.35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3603">
            <text:p>2603603</text:p>
          </table:table-cell>
          <table:table-cell office:value-type="string">
            <text:p>Camutanga</text:p>
          </table:table-cell>
          <table:table-cell office:value-type="string">
            <text:p>PE</text:p>
          </table:table-cell>
          <table:table-cell office:value-type="float" office:value="39116">
            <text:p>39116</text:p>
          </table:table-cell>
          <table:table-cell office:value-type="float" office:value="-35299">
            <text:p>-35299</text:p>
          </table:table-cell>
          <table:table-cell office:value-type="float" office:value="-7434">
            <text:p>-7434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3702">
            <text:p>2603702</text:p>
          </table:table-cell>
          <table:table-cell office:value-type="string">
            <text:p>Canhotinho</text:p>
          </table:table-cell>
          <table:table-cell office:value-type="string">
            <text:p>PE</text:p>
          </table:table-cell>
          <table:table-cell office:value-type="float" office:value="423168">
            <text:p>423168</text:p>
          </table:table-cell>
          <table:table-cell office:value-type="float" office:value="-36177">
            <text:p>-36177</text:p>
          </table:table-cell>
          <table:table-cell office:value-type="float" office:value="-8893">
            <text:p>-8893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3801">
            <text:p>2603801</text:p>
          </table:table-cell>
          <table:table-cell office:value-type="string">
            <text:p>Capoeiras</text:p>
          </table:table-cell>
          <table:table-cell office:value-type="string">
            <text:p>PE</text:p>
          </table:table-cell>
          <table:table-cell office:value-type="float" office:value="336329">
            <text:p>336329</text:p>
          </table:table-cell>
          <table:table-cell office:value-type="float" office:value="-36599">
            <text:p>-36599</text:p>
          </table:table-cell>
          <table:table-cell office:value-type="float" office:value="-8687">
            <text:p>-8687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3900">
            <text:p>2603900</text:p>
          </table:table-cell>
          <table:table-cell office:value-type="string">
            <text:p>Carnaíba</text:p>
          </table:table-cell>
          <table:table-cell office:value-type="string">
            <text:p>PE</text:p>
          </table:table-cell>
          <table:table-cell office:value-type="float" office:value="427802">
            <text:p>427802</text:p>
          </table:table-cell>
          <table:table-cell office:value-type="float" office:value="-37727">
            <text:p>-37727</text:p>
          </table:table-cell>
          <table:table-cell office:value-type="float" office:value="-7796">
            <text:p>-7796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3926">
            <text:p>2603926</text:p>
          </table:table-cell>
          <table:table-cell office:value-type="string">
            <text:p>Carnaubeira da Penha</text:p>
          </table:table-cell>
          <table:table-cell office:value-type="string">
            <text:p>PE</text:p>
          </table:table-cell>
          <table:table-cell office:value-type="float" office:value="1004667">
            <text:p>1004667</text:p>
          </table:table-cell>
          <table:table-cell office:value-type="float" office:value="-38722">
            <text:p>-38722</text:p>
          </table:table-cell>
          <table:table-cell office:value-type="float" office:value="-8409">
            <text:p>-8409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4007">
            <text:p>2604007</text:p>
          </table:table-cell>
          <table:table-cell office:value-type="string">
            <text:p>Carpina</text:p>
          </table:table-cell>
          <table:table-cell office:value-type="string">
            <text:p>PE</text:p>
          </table:table-cell>
          <table:table-cell office:value-type="float" office:value="147017">
            <text:p>147017</text:p>
          </table:table-cell>
          <table:table-cell office:value-type="float" office:value="-35306">
            <text:p>-35306</text:p>
          </table:table-cell>
          <table:table-cell office:value-type="float" office:value="-7819">
            <text:p>-7819</text:p>
          </table:table-cell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04106">
            <text:p>2604106</text:p>
          </table:table-cell>
          <table:table-cell office:value-type="string">
            <text:p>Caruaru</text:p>
          </table:table-cell>
          <table:table-cell office:value-type="string">
            <text:p>PE</text:p>
          </table:table-cell>
          <table:table-cell office:value-type="string">
            <text:p>923.15</text:p>
          </table:table-cell>
          <table:table-cell office:value-type="float" office:value="-36017">
            <text:p>-36017</text:p>
          </table:table-cell>
          <table:table-cell office:value-type="float" office:value="-8181">
            <text:p>-8181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4155">
            <text:p>2604155</text:p>
          </table:table-cell>
          <table:table-cell office:value-type="string">
            <text:p>Casinhas</text:p>
          </table:table-cell>
          <table:table-cell office:value-type="string">
            <text:p>PE</text:p>
          </table:table-cell>
          <table:table-cell office:value-type="float" office:value="115868">
            <text:p>115868</text:p>
          </table:table-cell>
          <table:table-cell office:value-type="float" office:value="-35721">
            <text:p>-35721</text:p>
          </table:table-cell>
          <table:table-cell office:value-type="float" office:value="-7756">
            <text:p>-7756</text:p>
          </table:table-cell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04205">
            <text:p>2604205</text:p>
          </table:table-cell>
          <table:table-cell office:value-type="string">
            <text:p>Catende</text:p>
          </table:table-cell>
          <table:table-cell office:value-type="string">
            <text:p>PE</text:p>
          </table:table-cell>
          <table:table-cell office:value-type="float" office:value="207244">
            <text:p>207244</text:p>
          </table:table-cell>
          <table:table-cell office:value-type="string">
            <text:p>-35.73</text:p>
          </table:table-cell>
          <table:table-cell office:value-type="float" office:value="-8676">
            <text:p>-8676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4304">
            <text:p>2604304</text:p>
          </table:table-cell>
          <table:table-cell office:value-type="string">
            <text:p>Cedro</text:p>
          </table:table-cell>
          <table:table-cell office:value-type="string">
            <text:p>PE</text:p>
          </table:table-cell>
          <table:table-cell office:value-type="float" office:value="148746">
            <text:p>148746</text:p>
          </table:table-cell>
          <table:table-cell office:value-type="float" office:value="-39204">
            <text:p>-39204</text:p>
          </table:table-cell>
          <table:table-cell office:value-type="float" office:value="-7744">
            <text:p>-7744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04403">
            <text:p>2604403</text:p>
          </table:table-cell>
          <table:table-cell office:value-type="string">
            <text:p>Chã de Alegria</text:p>
          </table:table-cell>
          <table:table-cell office:value-type="string">
            <text:p>PE</text:p>
          </table:table-cell>
          <table:table-cell office:value-type="float" office:value="48993">
            <text:p>48993</text:p>
          </table:table-cell>
          <table:table-cell office:value-type="float" office:value="-35222">
            <text:p>-35222</text:p>
          </table:table-cell>
          <table:table-cell office:value-type="float" office:value="-7999">
            <text:p>-7999</text:p>
          </table:table-cell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</table:table-row>
        <table:table-row table:style-name="ro1">
          <table:table-cell office:value-type="float" office:value="2604502">
            <text:p>2604502</text:p>
          </table:table-cell>
          <table:table-cell office:value-type="string">
            <text:p>Chã Grande</text:p>
          </table:table-cell>
          <table:table-cell office:value-type="string">
            <text:p>PE</text:p>
          </table:table-cell>
          <table:table-cell office:value-type="float" office:value="84848">
            <text:p>84848</text:p>
          </table:table-cell>
          <table:table-cell office:value-type="float" office:value="-35474">
            <text:p>-35474</text:p>
          </table:table-cell>
          <table:table-cell office:value-type="string">
            <text:p>-8.23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4601">
            <text:p>2604601</text:p>
          </table:table-cell>
          <table:table-cell office:value-type="string">
            <text:p>Condado</text:p>
          </table:table-cell>
          <table:table-cell office:value-type="string">
            <text:p>PE</text:p>
          </table:table-cell>
          <table:table-cell office:value-type="float" office:value="89645">
            <text:p>89645</text:p>
          </table:table-cell>
          <table:table-cell office:value-type="float" office:value="-35099">
            <text:p>-35099</text:p>
          </table:table-cell>
          <table:table-cell office:value-type="float" office:value="-7596">
            <text:p>-7596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4700">
            <text:p>2604700</text:p>
          </table:table-cell>
          <table:table-cell office:value-type="string">
            <text:p>Correntes</text:p>
          </table:table-cell>
          <table:table-cell office:value-type="string">
            <text:p>PE</text:p>
          </table:table-cell>
          <table:table-cell office:value-type="float" office:value="317793">
            <text:p>317793</text:p>
          </table:table-cell>
          <table:table-cell office:value-type="float" office:value="-36339">
            <text:p>-36339</text:p>
          </table:table-cell>
          <table:table-cell office:value-type="float" office:value="-9115">
            <text:p>-9115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4809">
            <text:p>2604809</text:p>
          </table:table-cell>
          <table:table-cell office:value-type="string">
            <text:p>Cortês</text:p>
          </table:table-cell>
          <table:table-cell office:value-type="string">
            <text:p>PE</text:p>
          </table:table-cell>
          <table:table-cell office:value-type="float" office:value="101316">
            <text:p>101316</text:p>
          </table:table-cell>
          <table:table-cell office:value-type="float" office:value="-35531">
            <text:p>-35531</text:p>
          </table:table-cell>
          <table:table-cell office:value-type="float" office:value="-8433">
            <text:p>-8433</text:p>
          </table:table-cell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</table:table-row>
        <table:table-row table:style-name="ro1">
          <table:table-cell office:value-type="float" office:value="2604908">
            <text:p>2604908</text:p>
          </table:table-cell>
          <table:table-cell office:value-type="string">
            <text:p>Cumaru</text:p>
          </table:table-cell>
          <table:table-cell office:value-type="string">
            <text:p>PE</text:p>
          </table:table-cell>
          <table:table-cell office:value-type="float" office:value="292231">
            <text:p>292231</text:p>
          </table:table-cell>
          <table:table-cell office:value-type="float" office:value="-35721">
            <text:p>-35721</text:p>
          </table:table-cell>
          <table:table-cell office:value-type="string">
            <text:p>-8.04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5004">
            <text:p>2605004</text:p>
          </table:table-cell>
          <table:table-cell office:value-type="string">
            <text:p>Cupira</text:p>
          </table:table-cell>
          <table:table-cell office:value-type="string">
            <text:p>PE</text:p>
          </table:table-cell>
          <table:table-cell office:value-type="float" office:value="95155">
            <text:p>95155</text:p>
          </table:table-cell>
          <table:table-cell office:value-type="float" office:value="-35931">
            <text:p>-35931</text:p>
          </table:table-cell>
          <table:table-cell office:value-type="float" office:value="-8583">
            <text:p>-8583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5103">
            <text:p>2605103</text:p>
          </table:table-cell>
          <table:table-cell office:value-type="string">
            <text:p>Custódia</text:p>
          </table:table-cell>
          <table:table-cell office:value-type="string">
            <text:p>PE</text:p>
          </table:table-cell>
          <table:table-cell office:value-type="float" office:value="1404126">
            <text:p>1404126</text:p>
          </table:table-cell>
          <table:table-cell office:value-type="float" office:value="-37682">
            <text:p>-37682</text:p>
          </table:table-cell>
          <table:table-cell office:value-type="float" office:value="-8174">
            <text:p>-8174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5152">
            <text:p>2605152</text:p>
          </table:table-cell>
          <table:table-cell office:value-type="string">
            <text:p>Dormentes</text:p>
          </table:table-cell>
          <table:table-cell office:value-type="string">
            <text:p>PE</text:p>
          </table:table-cell>
          <table:table-cell office:value-type="float" office:value="1539052">
            <text:p>1539052</text:p>
          </table:table-cell>
          <table:table-cell office:value-type="string">
            <text:p>-40.62</text:p>
          </table:table-cell>
          <table:table-cell office:value-type="float" office:value="-8496">
            <text:p>-8496</text:p>
          </table:table-cell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05202">
            <text:p>2605202</text:p>
          </table:table-cell>
          <table:table-cell office:value-type="string">
            <text:p>Escada</text:p>
          </table:table-cell>
          <table:table-cell office:value-type="string">
            <text:p>PE</text:p>
          </table:table-cell>
          <table:table-cell office:value-type="float" office:value="342201">
            <text:p>342201</text:p>
          </table:table-cell>
          <table:table-cell office:value-type="float" office:value="-35265">
            <text:p>-35265</text:p>
          </table:table-cell>
          <table:table-cell office:value-type="string">
            <text:p>-8.37</text:p>
          </table:table-cell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</table:table-row>
        <table:table-row table:style-name="ro1">
          <table:table-cell office:value-type="float" office:value="2605301">
            <text:p>2605301</text:p>
          </table:table-cell>
          <table:table-cell office:value-type="string">
            <text:p>Exu</text:p>
          </table:table-cell>
          <table:table-cell office:value-type="string">
            <text:p>PE</text:p>
          </table:table-cell>
          <table:table-cell office:value-type="float" office:value="1336786">
            <text:p>1336786</text:p>
          </table:table-cell>
          <table:table-cell office:value-type="float" office:value="-39748">
            <text:p>-39748</text:p>
          </table:table-cell>
          <table:table-cell office:value-type="float" office:value="-7516">
            <text:p>-7516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05400">
            <text:p>2605400</text:p>
          </table:table-cell>
          <table:table-cell office:value-type="string">
            <text:p>Feira Nova</text:p>
          </table:table-cell>
          <table:table-cell office:value-type="string">
            <text:p>PE</text:p>
          </table:table-cell>
          <table:table-cell office:value-type="float" office:value="107726">
            <text:p>107726</text:p>
          </table:table-cell>
          <table:table-cell office:value-type="float" office:value="-35383">
            <text:p>-35383</text:p>
          </table:table-cell>
          <table:table-cell office:value-type="float" office:value="-7953">
            <text:p>-7953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5459">
            <text:p>2605459</text:p>
          </table:table-cell>
          <table:table-cell office:value-type="string">
            <text:p>Fernando de Noronha</text:p>
          </table:table-cell>
          <table:table-cell office:value-type="string">
            <text:p>PE</text:p>
          </table:table-cell>
          <table:table-cell office:value-type="float" office:value="18609">
            <text:p>18609</text:p>
          </table:table-cell>
          <table:table-cell office:value-type="float" office:value="-32424">
            <text:p>-32424</text:p>
          </table:table-cell>
          <table:table-cell office:value-type="float" office:value="-3854">
            <text:p>-3854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5509">
            <text:p>2605509</text:p>
          </table:table-cell>
          <table:table-cell office:value-type="string">
            <text:p>Ferreiros</text:p>
          </table:table-cell>
          <table:table-cell office:value-type="string">
            <text:p>PE</text:p>
          </table:table-cell>
          <table:table-cell office:value-type="float" office:value="92516">
            <text:p>92516</text:p>
          </table:table-cell>
          <table:table-cell office:value-type="float" office:value="-35245">
            <text:p>-35245</text:p>
          </table:table-cell>
          <table:table-cell office:value-type="float" office:value="-7478">
            <text:p>-7478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5608">
            <text:p>2605608</text:p>
          </table:table-cell>
          <table:table-cell office:value-type="string">
            <text:p>Flores</text:p>
          </table:table-cell>
          <table:table-cell office:value-type="string">
            <text:p>PE</text:p>
          </table:table-cell>
          <table:table-cell office:value-type="float" office:value="995558">
            <text:p>995558</text:p>
          </table:table-cell>
          <table:table-cell office:value-type="float" office:value="-37895">
            <text:p>-37895</text:p>
          </table:table-cell>
          <table:table-cell office:value-type="string">
            <text:p>-7.94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5707">
            <text:p>2605707</text:p>
          </table:table-cell>
          <table:table-cell office:value-type="string">
            <text:p>Floresta</text:p>
          </table:table-cell>
          <table:table-cell office:value-type="string">
            <text:p>PE</text:p>
          </table:table-cell>
          <table:table-cell office:value-type="float" office:value="3644169">
            <text:p>3644169</text:p>
          </table:table-cell>
          <table:table-cell office:value-type="float" office:value="-38306">
            <text:p>-38306</text:p>
          </table:table-cell>
          <table:table-cell office:value-type="float" office:value="-8567">
            <text:p>-8567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5806">
            <text:p>2605806</text:p>
          </table:table-cell>
          <table:table-cell office:value-type="string">
            <text:p>Frei Miguelinho</text:p>
          </table:table-cell>
          <table:table-cell office:value-type="string">
            <text:p>PE</text:p>
          </table:table-cell>
          <table:table-cell office:value-type="float" office:value="212707">
            <text:p>212707</text:p>
          </table:table-cell>
          <table:table-cell office:value-type="float" office:value="-35885">
            <text:p>-35885</text:p>
          </table:table-cell>
          <table:table-cell office:value-type="float" office:value="-7935">
            <text:p>-7935</text:p>
          </table:table-cell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05905">
            <text:p>2605905</text:p>
          </table:table-cell>
          <table:table-cell office:value-type="string">
            <text:p>Gameleira</text:p>
          </table:table-cell>
          <table:table-cell office:value-type="string">
            <text:p>PE</text:p>
          </table:table-cell>
          <table:table-cell office:value-type="float" office:value="255961">
            <text:p>255961</text:p>
          </table:table-cell>
          <table:table-cell office:value-type="float" office:value="-35393">
            <text:p>-35393</text:p>
          </table:table-cell>
          <table:table-cell office:value-type="float" office:value="-8613">
            <text:p>-8613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6002">
            <text:p>2606002</text:p>
          </table:table-cell>
          <table:table-cell office:value-type="string">
            <text:p>Garanhuns</text:p>
          </table:table-cell>
          <table:table-cell office:value-type="string">
            <text:p>PE</text:p>
          </table:table-cell>
          <table:table-cell office:value-type="float" office:value="458552">
            <text:p>458552</text:p>
          </table:table-cell>
          <table:table-cell office:value-type="float" office:value="-36501">
            <text:p>-36501</text:p>
          </table:table-cell>
          <table:table-cell office:value-type="float" office:value="-8929">
            <text:p>-8929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6101">
            <text:p>2606101</text:p>
          </table:table-cell>
          <table:table-cell office:value-type="string">
            <text:p>Glória do Goitá</text:p>
          </table:table-cell>
          <table:table-cell office:value-type="string">
            <text:p>PE</text:p>
          </table:table-cell>
          <table:table-cell office:value-type="float" office:value="234214">
            <text:p>234214</text:p>
          </table:table-cell>
          <table:table-cell office:value-type="float" office:value="-35338">
            <text:p>-35338</text:p>
          </table:table-cell>
          <table:table-cell office:value-type="float" office:value="-8013">
            <text:p>-8013</text:p>
          </table:table-cell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</table:table-row>
        <table:table-row table:style-name="ro1">
          <table:table-cell office:value-type="float" office:value="2606200">
            <text:p>2606200</text:p>
          </table:table-cell>
          <table:table-cell office:value-type="string">
            <text:p>Goiana</text:p>
          </table:table-cell>
          <table:table-cell office:value-type="string">
            <text:p>PE</text:p>
          </table:table-cell>
          <table:table-cell office:value-type="float" office:value="445405">
            <text:p>445405</text:p>
          </table:table-cell>
          <table:table-cell office:value-type="float" office:value="-34942">
            <text:p>-34942</text:p>
          </table:table-cell>
          <table:table-cell office:value-type="float" office:value="-7597">
            <text:p>-7597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6309">
            <text:p>2606309</text:p>
          </table:table-cell>
          <table:table-cell office:value-type="string">
            <text:p>Granito</text:p>
          </table:table-cell>
          <table:table-cell office:value-type="string">
            <text:p>PE</text:p>
          </table:table-cell>
          <table:table-cell office:value-type="string">
            <text:p>521.69</text:p>
          </table:table-cell>
          <table:table-cell office:value-type="float" office:value="-39694">
            <text:p>-39694</text:p>
          </table:table-cell>
          <table:table-cell office:value-type="float" office:value="-7788">
            <text:p>-7788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06408">
            <text:p>2606408</text:p>
          </table:table-cell>
          <table:table-cell office:value-type="string">
            <text:p>Gravatá</text:p>
          </table:table-cell>
          <table:table-cell office:value-type="string">
            <text:p>PE</text:p>
          </table:table-cell>
          <table:table-cell office:value-type="float" office:value="503946">
            <text:p>503946</text:p>
          </table:table-cell>
          <table:table-cell office:value-type="float" office:value="-35564">
            <text:p>-35564</text:p>
          </table:table-cell>
          <table:table-cell office:value-type="float" office:value="-8198">
            <text:p>-8198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6507">
            <text:p>2606507</text:p>
          </table:table-cell>
          <table:table-cell office:value-type="string">
            <text:p>Iati</text:p>
          </table:table-cell>
          <table:table-cell office:value-type="string">
            <text:p>PE</text:p>
          </table:table-cell>
          <table:table-cell office:value-type="float" office:value="635137">
            <text:p>635137</text:p>
          </table:table-cell>
          <table:table-cell office:value-type="float" office:value="-36901">
            <text:p>-36901</text:p>
          </table:table-cell>
          <table:table-cell office:value-type="float" office:value="-9143">
            <text:p>-9143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6606">
            <text:p>2606606</text:p>
          </table:table-cell>
          <table:table-cell office:value-type="string">
            <text:p>Ibimirim</text:p>
          </table:table-cell>
          <table:table-cell office:value-type="string">
            <text:p>PE</text:p>
          </table:table-cell>
          <table:table-cell office:value-type="float" office:value="1906437">
            <text:p>1906437</text:p>
          </table:table-cell>
          <table:table-cell office:value-type="float" office:value="-37608">
            <text:p>-37608</text:p>
          </table:table-cell>
          <table:table-cell office:value-type="float" office:value="-8592">
            <text:p>-8592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6705">
            <text:p>2606705</text:p>
          </table:table-cell>
          <table:table-cell office:value-type="string">
            <text:p>Ibirajuba</text:p>
          </table:table-cell>
          <table:table-cell office:value-type="string">
            <text:p>PE</text:p>
          </table:table-cell>
          <table:table-cell office:value-type="float" office:value="189596">
            <text:p>189596</text:p>
          </table:table-cell>
          <table:table-cell office:value-type="float" office:value="-36201">
            <text:p>-36201</text:p>
          </table:table-cell>
          <table:table-cell office:value-type="float" office:value="-8613">
            <text:p>-8613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6804">
            <text:p>2606804</text:p>
          </table:table-cell>
          <table:table-cell office:value-type="string">
            <text:p>Igarassu</text:p>
          </table:table-cell>
          <table:table-cell office:value-type="string">
            <text:p>PE</text:p>
          </table:table-cell>
          <table:table-cell office:value-type="float" office:value="306879">
            <text:p>306879</text:p>
          </table:table-cell>
          <table:table-cell office:value-type="string">
            <text:p>-34.96</text:p>
          </table:table-cell>
          <table:table-cell office:value-type="float" office:value="-7818">
            <text:p>-7818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6903">
            <text:p>2606903</text:p>
          </table:table-cell>
          <table:table-cell office:value-type="string">
            <text:p>Iguaracy</text:p>
          </table:table-cell>
          <table:table-cell office:value-type="string">
            <text:p>PE</text:p>
          </table:table-cell>
          <table:table-cell office:value-type="float" office:value="838132">
            <text:p>838132</text:p>
          </table:table-cell>
          <table:table-cell office:value-type="float" office:value="-37403">
            <text:p>-37403</text:p>
          </table:table-cell>
          <table:table-cell office:value-type="float" office:value="-7846">
            <text:p>-7846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7000">
            <text:p>2607000</text:p>
          </table:table-cell>
          <table:table-cell office:value-type="string">
            <text:p>Inajá</text:p>
          </table:table-cell>
          <table:table-cell office:value-type="string">
            <text:p>PE</text:p>
          </table:table-cell>
          <table:table-cell office:value-type="float" office:value="1168158">
            <text:p>1168158</text:p>
          </table:table-cell>
          <table:table-cell office:value-type="float" office:value="-37846">
            <text:p>-37846</text:p>
          </table:table-cell>
          <table:table-cell office:value-type="float" office:value="-8808">
            <text:p>-8808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7109">
            <text:p>2607109</text:p>
          </table:table-cell>
          <table:table-cell office:value-type="string">
            <text:p>Ingazeira</text:p>
          </table:table-cell>
          <table:table-cell office:value-type="string">
            <text:p>PE</text:p>
          </table:table-cell>
          <table:table-cell office:value-type="float" office:value="243586">
            <text:p>243586</text:p>
          </table:table-cell>
          <table:table-cell office:value-type="float" office:value="-37416">
            <text:p>-37416</text:p>
          </table:table-cell>
          <table:table-cell office:value-type="float" office:value="-7714">
            <text:p>-7714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7208">
            <text:p>2607208</text:p>
          </table:table-cell>
          <table:table-cell office:value-type="string">
            <text:p>Ipojuca</text:p>
          </table:table-cell>
          <table:table-cell office:value-type="string">
            <text:p>PE</text:p>
          </table:table-cell>
          <table:table-cell office:value-type="float" office:value="521801">
            <text:p>521801</text:p>
          </table:table-cell>
          <table:table-cell office:value-type="float" office:value="-35089">
            <text:p>-35089</text:p>
          </table:table-cell>
          <table:table-cell office:value-type="float" office:value="-8437">
            <text:p>-8437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7307">
            <text:p>2607307</text:p>
          </table:table-cell>
          <table:table-cell office:value-type="string">
            <text:p>Ipubi</text:p>
          </table:table-cell>
          <table:table-cell office:value-type="string">
            <text:p>PE</text:p>
          </table:table-cell>
          <table:table-cell office:value-type="float" office:value="693914">
            <text:p>693914</text:p>
          </table:table-cell>
          <table:table-cell office:value-type="float" office:value="-40217">
            <text:p>-40217</text:p>
          </table:table-cell>
          <table:table-cell office:value-type="float" office:value="-7498">
            <text:p>-7498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07406">
            <text:p>2607406</text:p>
          </table:table-cell>
          <table:table-cell office:value-type="string">
            <text:p>Itacuruba</text:p>
          </table:table-cell>
          <table:table-cell office:value-type="string">
            <text:p>PE</text:p>
          </table:table-cell>
          <table:table-cell office:value-type="float" office:value="430038">
            <text:p>430038</text:p>
          </table:table-cell>
          <table:table-cell office:value-type="float" office:value="-38729">
            <text:p>-38729</text:p>
          </table:table-cell>
          <table:table-cell office:value-type="float" office:value="-8749">
            <text:p>-8749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07505">
            <text:p>2607505</text:p>
          </table:table-cell>
          <table:table-cell office:value-type="string">
            <text:p>Itaíba</text:p>
          </table:table-cell>
          <table:table-cell office:value-type="string">
            <text:p>PE</text:p>
          </table:table-cell>
          <table:table-cell office:value-type="float" office:value="1061694">
            <text:p>1061694</text:p>
          </table:table-cell>
          <table:table-cell office:value-type="float" office:value="-37296">
            <text:p>-37296</text:p>
          </table:table-cell>
          <table:table-cell office:value-type="float" office:value="-8984">
            <text:p>-8984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7604">
            <text:p>2607604</text:p>
          </table:table-cell>
          <table:table-cell office:value-type="string">
            <text:p>Ilha de Itamaracá</text:p>
          </table:table-cell>
          <table:table-cell office:value-type="string">
            <text:p>PE</text:p>
          </table:table-cell>
          <table:table-cell office:value-type="float" office:value="66146">
            <text:p>66146</text:p>
          </table:table-cell>
          <table:table-cell office:value-type="float" office:value="-34854">
            <text:p>-34854</text:p>
          </table:table-cell>
          <table:table-cell office:value-type="string">
            <text:p>-7.76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7653">
            <text:p>2607653</text:p>
          </table:table-cell>
          <table:table-cell office:value-type="string">
            <text:p>Itambé</text:p>
          </table:table-cell>
          <table:table-cell office:value-type="string">
            <text:p>PE</text:p>
          </table:table-cell>
          <table:table-cell office:value-type="float" office:value="304006">
            <text:p>304006</text:p>
          </table:table-cell>
          <table:table-cell office:value-type="float" office:value="-35134">
            <text:p>-35134</text:p>
          </table:table-cell>
          <table:table-cell office:value-type="string">
            <text:p>-7.45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7703">
            <text:p>2607703</text:p>
          </table:table-cell>
          <table:table-cell office:value-type="string">
            <text:p>Itapetim</text:p>
          </table:table-cell>
          <table:table-cell office:value-type="string">
            <text:p>PE</text:p>
          </table:table-cell>
          <table:table-cell office:value-type="string">
            <text:p>404.85</text:p>
          </table:table-cell>
          <table:table-cell office:value-type="float" office:value="-37143">
            <text:p>-37143</text:p>
          </table:table-cell>
          <table:table-cell office:value-type="float" office:value="-7398">
            <text:p>-7398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07752">
            <text:p>2607752</text:p>
          </table:table-cell>
          <table:table-cell office:value-type="string">
            <text:p>Itapissuma</text:p>
          </table:table-cell>
          <table:table-cell office:value-type="string">
            <text:p>PE</text:p>
          </table:table-cell>
          <table:table-cell office:value-type="float" office:value="73968">
            <text:p>73968</text:p>
          </table:table-cell>
          <table:table-cell office:value-type="float" office:value="-34907">
            <text:p>-34907</text:p>
          </table:table-cell>
          <table:table-cell office:value-type="float" office:value="-7745">
            <text:p>-7745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7802">
            <text:p>2607802</text:p>
          </table:table-cell>
          <table:table-cell office:value-type="string">
            <text:p>Itaquitinga</text:p>
          </table:table-cell>
          <table:table-cell office:value-type="string">
            <text:p>PE</text:p>
          </table:table-cell>
          <table:table-cell office:value-type="float" office:value="162739">
            <text:p>162739</text:p>
          </table:table-cell>
          <table:table-cell office:value-type="float" office:value="-35033">
            <text:p>-35033</text:p>
          </table:table-cell>
          <table:table-cell office:value-type="float" office:value="-7686">
            <text:p>-7686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7901">
            <text:p>2607901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float" office:value="258724">
            <text:p>258724</text:p>
          </table:table-cell>
          <table:table-cell office:value-type="float" office:value="-35003">
            <text:p>-35003</text:p>
          </table:table-cell>
          <table:table-cell office:value-type="float" office:value="-8152">
            <text:p>-8152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7950">
            <text:p>2607950</text:p>
          </table:table-cell>
          <table:table-cell office:value-type="string">
            <text:p>Jaqueira</text:p>
          </table:table-cell>
          <table:table-cell office:value-type="string">
            <text:p>PE</text:p>
          </table:table-cell>
          <table:table-cell office:value-type="float" office:value="87208">
            <text:p>87208</text:p>
          </table:table-cell>
          <table:table-cell office:value-type="float" office:value="-35808">
            <text:p>-35808</text:p>
          </table:table-cell>
          <table:table-cell office:value-type="float" office:value="-8743">
            <text:p>-8743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8008">
            <text:p>2608008</text:p>
          </table:table-cell>
          <table:table-cell office:value-type="string">
            <text:p>Jataúba</text:p>
          </table:table-cell>
          <table:table-cell office:value-type="string">
            <text:p>PE</text:p>
          </table:table-cell>
          <table:table-cell office:value-type="float" office:value="714601">
            <text:p>714601</text:p>
          </table:table-cell>
          <table:table-cell office:value-type="float" office:value="-36534">
            <text:p>-36534</text:p>
          </table:table-cell>
          <table:table-cell office:value-type="float" office:value="-8055">
            <text:p>-8055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8057">
            <text:p>2608057</text:p>
          </table:table-cell>
          <table:table-cell office:value-type="string">
            <text:p>Jatobá</text:p>
          </table:table-cell>
          <table:table-cell office:value-type="string">
            <text:p>PE</text:p>
          </table:table-cell>
          <table:table-cell office:value-type="float" office:value="277862">
            <text:p>277862</text:p>
          </table:table-cell>
          <table:table-cell office:value-type="float" office:value="-38214">
            <text:p>-38214</text:p>
          </table:table-cell>
          <table:table-cell office:value-type="float" office:value="-9208">
            <text:p>-9208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8107">
            <text:p>2608107</text:p>
          </table:table-cell>
          <table:table-cell office:value-type="string">
            <text:p>João Alfredo</text:p>
          </table:table-cell>
          <table:table-cell office:value-type="string">
            <text:p>PE</text:p>
          </table:table-cell>
          <table:table-cell office:value-type="float" office:value="134147">
            <text:p>134147</text:p>
          </table:table-cell>
          <table:table-cell office:value-type="float" office:value="-35592">
            <text:p>-35592</text:p>
          </table:table-cell>
          <table:table-cell office:value-type="float" office:value="-7861">
            <text:p>-7861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8206">
            <text:p>2608206</text:p>
          </table:table-cell>
          <table:table-cell office:value-type="string">
            <text:p>Joaquim Nabuco</text:p>
          </table:table-cell>
          <table:table-cell office:value-type="string">
            <text:p>PE</text:p>
          </table:table-cell>
          <table:table-cell office:value-type="float" office:value="121901">
            <text:p>121901</text:p>
          </table:table-cell>
          <table:table-cell office:value-type="float" office:value="-35544">
            <text:p>-35544</text:p>
          </table:table-cell>
          <table:table-cell office:value-type="float" office:value="-8562">
            <text:p>-8562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8255">
            <text:p>2608255</text:p>
          </table:table-cell>
          <table:table-cell office:value-type="string">
            <text:p>Jucati</text:p>
          </table:table-cell>
          <table:table-cell office:value-type="string">
            <text:p>PE</text:p>
          </table:table-cell>
          <table:table-cell office:value-type="float" office:value="120604">
            <text:p>120604</text:p>
          </table:table-cell>
          <table:table-cell office:value-type="string">
            <text:p>-36.46</text:p>
          </table:table-cell>
          <table:table-cell office:value-type="float" office:value="-8744">
            <text:p>-8744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8305">
            <text:p>2608305</text:p>
          </table:table-cell>
          <table:table-cell office:value-type="string">
            <text:p>Jupi</text:p>
          </table:table-cell>
          <table:table-cell office:value-type="string">
            <text:p>PE</text:p>
          </table:table-cell>
          <table:table-cell office:value-type="float" office:value="104994">
            <text:p>104994</text:p>
          </table:table-cell>
          <table:table-cell office:value-type="float" office:value="-36394">
            <text:p>-36394</text:p>
          </table:table-cell>
          <table:table-cell office:value-type="float" office:value="-8715">
            <text:p>-8715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8404">
            <text:p>2608404</text:p>
          </table:table-cell>
          <table:table-cell office:value-type="string">
            <text:p>Jurema</text:p>
          </table:table-cell>
          <table:table-cell office:value-type="string">
            <text:p>PE</text:p>
          </table:table-cell>
          <table:table-cell office:value-type="float" office:value="148254">
            <text:p>148254</text:p>
          </table:table-cell>
          <table:table-cell office:value-type="float" office:value="-36143">
            <text:p>-36143</text:p>
          </table:table-cell>
          <table:table-cell office:value-type="float" office:value="-8755">
            <text:p>-8755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8453">
            <text:p>2608453</text:p>
          </table:table-cell>
          <table:table-cell office:value-type="string">
            <text:p>Lagoa do Carro</text:p>
          </table:table-cell>
          <table:table-cell office:value-type="string">
            <text:p>PE</text:p>
          </table:table-cell>
          <table:table-cell office:value-type="float" office:value="69666">
            <text:p>69666</text:p>
          </table:table-cell>
          <table:table-cell office:value-type="float" office:value="-35337">
            <text:p>-35337</text:p>
          </table:table-cell>
          <table:table-cell office:value-type="float" office:value="-7853">
            <text:p>-7853</text:p>
          </table:table-cell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08503">
            <text:p>2608503</text:p>
          </table:table-cell>
          <table:table-cell office:value-type="string">
            <text:p>Lagoa de Itaenga</text:p>
          </table:table-cell>
          <table:table-cell office:value-type="string">
            <text:p>PE</text:p>
          </table:table-cell>
          <table:table-cell office:value-type="float" office:value="56131">
            <text:p>56131</text:p>
          </table:table-cell>
          <table:table-cell office:value-type="float" office:value="-35295">
            <text:p>-35295</text:p>
          </table:table-cell>
          <table:table-cell office:value-type="float" office:value="-7909">
            <text:p>-7909</text:p>
          </table:table-cell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08602">
            <text:p>2608602</text:p>
          </table:table-cell>
          <table:table-cell office:value-type="string">
            <text:p>Lagoa do Ouro</text:p>
          </table:table-cell>
          <table:table-cell office:value-type="string">
            <text:p>PE</text:p>
          </table:table-cell>
          <table:table-cell office:value-type="float" office:value="198762">
            <text:p>198762</text:p>
          </table:table-cell>
          <table:table-cell office:value-type="float" office:value="-36465">
            <text:p>-36465</text:p>
          </table:table-cell>
          <table:table-cell office:value-type="float" office:value="-9162">
            <text:p>-9162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8701">
            <text:p>2608701</text:p>
          </table:table-cell>
          <table:table-cell office:value-type="string">
            <text:p>Lagoa dos Gatos</text:p>
          </table:table-cell>
          <table:table-cell office:value-type="string">
            <text:p>PE</text:p>
          </table:table-cell>
          <table:table-cell office:value-type="float" office:value="224947">
            <text:p>224947</text:p>
          </table:table-cell>
          <table:table-cell office:value-type="float" office:value="-35896">
            <text:p>-35896</text:p>
          </table:table-cell>
          <table:table-cell office:value-type="float" office:value="-8682">
            <text:p>-8682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08750">
            <text:p>2608750</text:p>
          </table:table-cell>
          <table:table-cell office:value-type="string">
            <text:p>Lagoa Grande</text:p>
          </table:table-cell>
          <table:table-cell office:value-type="string">
            <text:p>PE</text:p>
          </table:table-cell>
          <table:table-cell office:value-type="string">
            <text:p>1850.07</text:p>
          </table:table-cell>
          <table:table-cell office:value-type="float" office:value="-40223">
            <text:p>-40223</text:p>
          </table:table-cell>
          <table:table-cell office:value-type="float" office:value="-8777">
            <text:p>-8777</text:p>
          </table:table-cell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08800">
            <text:p>2608800</text:p>
          </table:table-cell>
          <table:table-cell office:value-type="string">
            <text:p>Lajedo</text:p>
          </table:table-cell>
          <table:table-cell office:value-type="string">
            <text:p>PE</text:p>
          </table:table-cell>
          <table:table-cell office:value-type="float" office:value="189096">
            <text:p>189096</text:p>
          </table:table-cell>
          <table:table-cell office:value-type="float" office:value="-36286">
            <text:p>-36286</text:p>
          </table:table-cell>
          <table:table-cell office:value-type="float" office:value="-8678">
            <text:p>-8678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08909">
            <text:p>2608909</text:p>
          </table:table-cell>
          <table:table-cell office:value-type="string">
            <text:p>Limoeiro</text:p>
          </table:table-cell>
          <table:table-cell office:value-type="string">
            <text:p>PE</text:p>
          </table:table-cell>
          <table:table-cell office:value-type="float" office:value="273733">
            <text:p>273733</text:p>
          </table:table-cell>
          <table:table-cell office:value-type="float" office:value="-35448">
            <text:p>-35448</text:p>
          </table:table-cell>
          <table:table-cell office:value-type="float" office:value="-7848">
            <text:p>-7848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9006">
            <text:p>2609006</text:p>
          </table:table-cell>
          <table:table-cell office:value-type="string">
            <text:p>Macaparana</text:p>
          </table:table-cell>
          <table:table-cell office:value-type="string">
            <text:p>PE</text:p>
          </table:table-cell>
          <table:table-cell office:value-type="float" office:value="108049">
            <text:p>108049</text:p>
          </table:table-cell>
          <table:table-cell office:value-type="string">
            <text:p>-35.45</text:p>
          </table:table-cell>
          <table:table-cell office:value-type="float" office:value="-7528">
            <text:p>-7528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09105">
            <text:p>2609105</text:p>
          </table:table-cell>
          <table:table-cell office:value-type="string">
            <text:p>Machados</text:p>
          </table:table-cell>
          <table:table-cell office:value-type="string">
            <text:p>PE</text:p>
          </table:table-cell>
          <table:table-cell office:value-type="float" office:value="60036">
            <text:p>60036</text:p>
          </table:table-cell>
          <table:table-cell office:value-type="string">
            <text:p>-35.5</text:p>
          </table:table-cell>
          <table:table-cell office:value-type="float" office:value="-7705">
            <text:p>-7705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9154">
            <text:p>2609154</text:p>
          </table:table-cell>
          <table:table-cell office:value-type="string">
            <text:p>Manari</text:p>
          </table:table-cell>
          <table:table-cell office:value-type="string">
            <text:p>PE</text:p>
          </table:table-cell>
          <table:table-cell office:value-type="float" office:value="344725">
            <text:p>344725</text:p>
          </table:table-cell>
          <table:table-cell office:value-type="float" office:value="-37554">
            <text:p>-37554</text:p>
          </table:table-cell>
          <table:table-cell office:value-type="float" office:value="-8893">
            <text:p>-8893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09204">
            <text:p>2609204</text:p>
          </table:table-cell>
          <table:table-cell office:value-type="string">
            <text:p>Maraial</text:p>
          </table:table-cell>
          <table:table-cell office:value-type="string">
            <text:p>PE</text:p>
          </table:table-cell>
          <table:table-cell office:value-type="float" office:value="199865">
            <text:p>199865</text:p>
          </table:table-cell>
          <table:table-cell office:value-type="float" office:value="-35762">
            <text:p>-35762</text:p>
          </table:table-cell>
          <table:table-cell office:value-type="float" office:value="-8834">
            <text:p>-8834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09303">
            <text:p>2609303</text:p>
          </table:table-cell>
          <table:table-cell office:value-type="string">
            <text:p>Mirandiba</text:p>
          </table:table-cell>
          <table:table-cell office:value-type="string">
            <text:p>PE</text:p>
          </table:table-cell>
          <table:table-cell office:value-type="float" office:value="821676">
            <text:p>821676</text:p>
          </table:table-cell>
          <table:table-cell office:value-type="float" office:value="-38736">
            <text:p>-38736</text:p>
          </table:table-cell>
          <table:table-cell office:value-type="float" office:value="-8158">
            <text:p>-8158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09402">
            <text:p>2609402</text:p>
          </table:table-cell>
          <table:table-cell office:value-type="string">
            <text:p>Moreno</text:p>
          </table:table-cell>
          <table:table-cell office:value-type="string">
            <text:p>PE</text:p>
          </table:table-cell>
          <table:table-cell office:value-type="float" office:value="196073">
            <text:p>196073</text:p>
          </table:table-cell>
          <table:table-cell office:value-type="float" office:value="-35147">
            <text:p>-35147</text:p>
          </table:table-cell>
          <table:table-cell office:value-type="float" office:value="-8144">
            <text:p>-8144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9501">
            <text:p>2609501</text:p>
          </table:table-cell>
          <table:table-cell office:value-type="string">
            <text:p>Nazaré da Mata</text:p>
          </table:table-cell>
          <table:table-cell office:value-type="string">
            <text:p>PE</text:p>
          </table:table-cell>
          <table:table-cell office:value-type="float" office:value="130572">
            <text:p>130572</text:p>
          </table:table-cell>
          <table:table-cell office:value-type="float" office:value="-35233">
            <text:p>-35233</text:p>
          </table:table-cell>
          <table:table-cell office:value-type="float" office:value="-7737">
            <text:p>-7737</text:p>
          </table:table-cell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09600">
            <text:p>2609600</text:p>
          </table:table-cell>
          <table:table-cell office:value-type="string">
            <text:p>Olinda</text:p>
          </table:table-cell>
          <table:table-cell office:value-type="string">
            <text:p>PE</text:p>
          </table:table-cell>
          <table:table-cell office:value-type="string">
            <text:p>41.3</text:p>
          </table:table-cell>
          <table:table-cell office:value-type="float" office:value="-34866">
            <text:p>-34866</text:p>
          </table:table-cell>
          <table:table-cell office:value-type="float" office:value="-7993">
            <text:p>-7993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09709">
            <text:p>2609709</text:p>
          </table:table-cell>
          <table:table-cell office:value-type="string">
            <text:p>Orobó</text:p>
          </table:table-cell>
          <table:table-cell office:value-type="string">
            <text:p>PE</text:p>
          </table:table-cell>
          <table:table-cell office:value-type="float" office:value="138662">
            <text:p>138662</text:p>
          </table:table-cell>
          <table:table-cell office:value-type="float" office:value="-35599">
            <text:p>-35599</text:p>
          </table:table-cell>
          <table:table-cell office:value-type="float" office:value="-7706">
            <text:p>-7706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09808">
            <text:p>2609808</text:p>
          </table:table-cell>
          <table:table-cell office:value-type="string">
            <text:p>Orocó</text:p>
          </table:table-cell>
          <table:table-cell office:value-type="string">
            <text:p>PE</text:p>
          </table:table-cell>
          <table:table-cell office:value-type="string">
            <text:p>554.76</text:p>
          </table:table-cell>
          <table:table-cell office:value-type="float" office:value="-39591">
            <text:p>-39591</text:p>
          </table:table-cell>
          <table:table-cell office:value-type="float" office:value="-8472">
            <text:p>-8472</text:p>
          </table:table-cell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09907">
            <text:p>2609907</text:p>
          </table:table-cell>
          <table:table-cell office:value-type="string">
            <text:p>Ouricuri</text:p>
          </table:table-cell>
          <table:table-cell office:value-type="string">
            <text:p>PE</text:p>
          </table:table-cell>
          <table:table-cell office:value-type="string">
            <text:p>2381.57</text:p>
          </table:table-cell>
          <table:table-cell office:value-type="float" office:value="-40164">
            <text:p>-40164</text:p>
          </table:table-cell>
          <table:table-cell office:value-type="float" office:value="-7966">
            <text:p>-7966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10004">
            <text:p>2610004</text:p>
          </table:table-cell>
          <table:table-cell office:value-type="string">
            <text:p>Palmares</text:p>
          </table:table-cell>
          <table:table-cell office:value-type="string">
            <text:p>PE</text:p>
          </table:table-cell>
          <table:table-cell office:value-type="float" office:value="339291">
            <text:p>339291</text:p>
          </table:table-cell>
          <table:table-cell office:value-type="string">
            <text:p>-35.63</text:p>
          </table:table-cell>
          <table:table-cell office:value-type="float" office:value="-8657">
            <text:p>-8657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10103">
            <text:p>2610103</text:p>
          </table:table-cell>
          <table:table-cell office:value-type="string">
            <text:p>Palmeirina</text:p>
          </table:table-cell>
          <table:table-cell office:value-type="string">
            <text:p>PE</text:p>
          </table:table-cell>
          <table:table-cell office:value-type="float" office:value="168796">
            <text:p>168796</text:p>
          </table:table-cell>
          <table:table-cell office:value-type="float" office:value="-36278">
            <text:p>-36278</text:p>
          </table:table-cell>
          <table:table-cell office:value-type="float" office:value="-9011">
            <text:p>-9011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10202">
            <text:p>2610202</text:p>
          </table:table-cell>
          <table:table-cell office:value-type="string">
            <text:p>Panelas</text:p>
          </table:table-cell>
          <table:table-cell office:value-type="string">
            <text:p>PE</text:p>
          </table:table-cell>
          <table:table-cell office:value-type="float" office:value="380428">
            <text:p>380428</text:p>
          </table:table-cell>
          <table:table-cell office:value-type="float" office:value="-36049">
            <text:p>-36049</text:p>
          </table:table-cell>
          <table:table-cell office:value-type="float" office:value="-8665">
            <text:p>-8665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0301">
            <text:p>2610301</text:p>
          </table:table-cell>
          <table:table-cell office:value-type="string">
            <text:p>Paranatama</text:p>
          </table:table-cell>
          <table:table-cell office:value-type="string">
            <text:p>PE</text:p>
          </table:table-cell>
          <table:table-cell office:value-type="float" office:value="185371">
            <text:p>185371</text:p>
          </table:table-cell>
          <table:table-cell office:value-type="float" office:value="-36707">
            <text:p>-36707</text:p>
          </table:table-cell>
          <table:table-cell office:value-type="float" office:value="-8894">
            <text:p>-8894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10400">
            <text:p>2610400</text:p>
          </table:table-cell>
          <table:table-cell office:value-type="string">
            <text:p>Parnamirim</text:p>
          </table:table-cell>
          <table:table-cell office:value-type="string">
            <text:p>PE</text:p>
          </table:table-cell>
          <table:table-cell office:value-type="float" office:value="2609548">
            <text:p>2609548</text:p>
          </table:table-cell>
          <table:table-cell office:value-type="string">
            <text:p>-39.77</text:p>
          </table:table-cell>
          <table:table-cell office:value-type="string">
            <text:p>-8.16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10509">
            <text:p>2610509</text:p>
          </table:table-cell>
          <table:table-cell office:value-type="string">
            <text:p>Passira</text:p>
          </table:table-cell>
          <table:table-cell office:value-type="string">
            <text:p>PE</text:p>
          </table:table-cell>
          <table:table-cell office:value-type="float" office:value="326758">
            <text:p>326758</text:p>
          </table:table-cell>
          <table:table-cell office:value-type="float" office:value="-35546">
            <text:p>-35546</text:p>
          </table:table-cell>
          <table:table-cell office:value-type="float" office:value="-8012">
            <text:p>-8012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10608">
            <text:p>2610608</text:p>
          </table:table-cell>
          <table:table-cell office:value-type="string">
            <text:p>Paudalho</text:p>
          </table:table-cell>
          <table:table-cell office:value-type="string">
            <text:p>PE</text:p>
          </table:table-cell>
          <table:table-cell office:value-type="float" office:value="269651">
            <text:p>269651</text:p>
          </table:table-cell>
          <table:table-cell office:value-type="float" office:value="-35155">
            <text:p>-35155</text:p>
          </table:table-cell>
          <table:table-cell office:value-type="float" office:value="-7906">
            <text:p>-7906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10707">
            <text:p>2610707</text:p>
          </table:table-cell>
          <table:table-cell office:value-type="string">
            <text:p>Paulista</text:p>
          </table:table-cell>
          <table:table-cell office:value-type="string">
            <text:p>PE</text:p>
          </table:table-cell>
          <table:table-cell office:value-type="float" office:value="96932">
            <text:p>96932</text:p>
          </table:table-cell>
          <table:table-cell office:value-type="float" office:value="-34883">
            <text:p>-34883</text:p>
          </table:table-cell>
          <table:table-cell office:value-type="float" office:value="-7928">
            <text:p>-7928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10806">
            <text:p>2610806</text:p>
          </table:table-cell>
          <table:table-cell office:value-type="string">
            <text:p>Pedra</text:p>
          </table:table-cell>
          <table:table-cell office:value-type="string">
            <text:p>PE</text:p>
          </table:table-cell>
          <table:table-cell office:value-type="float" office:value="921477">
            <text:p>921477</text:p>
          </table:table-cell>
          <table:table-cell office:value-type="string">
            <text:p>-36.9</text:p>
          </table:table-cell>
          <table:table-cell office:value-type="float" office:value="-8697">
            <text:p>-8697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10905">
            <text:p>2610905</text:p>
          </table:table-cell>
          <table:table-cell office:value-type="string">
            <text:p>Pesqueira</text:p>
          </table:table-cell>
          <table:table-cell office:value-type="string">
            <text:p>PE</text:p>
          </table:table-cell>
          <table:table-cell office:value-type="float" office:value="980876">
            <text:p>980876</text:p>
          </table:table-cell>
          <table:table-cell office:value-type="float" office:value="-36739">
            <text:p>-36739</text:p>
          </table:table-cell>
          <table:table-cell office:value-type="float" office:value="-8391">
            <text:p>-8391</text:p>
          </table:table-cell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11002">
            <text:p>2611002</text:p>
          </table:table-cell>
          <table:table-cell office:value-type="string">
            <text:p>Petrolândia</text:p>
          </table:table-cell>
          <table:table-cell office:value-type="string">
            <text:p>PE</text:p>
          </table:table-cell>
          <table:table-cell office:value-type="float" office:value="1056592">
            <text:p>1056592</text:p>
          </table:table-cell>
          <table:table-cell office:value-type="float" office:value="-38308">
            <text:p>-38308</text:p>
          </table:table-cell>
          <table:table-cell office:value-type="float" office:value="-8899">
            <text:p>-8899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11101">
            <text:p>2611101</text:p>
          </table:table-cell>
          <table:table-cell office:value-type="string">
            <text:p>Petrolina</text:p>
          </table:table-cell>
          <table:table-cell office:value-type="string">
            <text:p>PE</text:p>
          </table:table-cell>
          <table:table-cell office:value-type="string">
            <text:p>4561.87</text:p>
          </table:table-cell>
          <table:table-cell office:value-type="float" office:value="-40572">
            <text:p>-40572</text:p>
          </table:table-cell>
          <table:table-cell office:value-type="string">
            <text:p>-9.02</text:p>
          </table:table-cell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11200">
            <text:p>2611200</text:p>
          </table:table-cell>
          <table:table-cell office:value-type="string">
            <text:p>Poção</text:p>
          </table:table-cell>
          <table:table-cell office:value-type="string">
            <text:p>PE</text:p>
          </table:table-cell>
          <table:table-cell office:value-type="float" office:value="204329">
            <text:p>204329</text:p>
          </table:table-cell>
          <table:table-cell office:value-type="float" office:value="-36712">
            <text:p>-36712</text:p>
          </table:table-cell>
          <table:table-cell office:value-type="float" office:value="-8225">
            <text:p>-8225</text:p>
          </table:table-cell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11309">
            <text:p>2611309</text:p>
          </table:table-cell>
          <table:table-cell office:value-type="string">
            <text:p>Pombos</text:p>
          </table:table-cell>
          <table:table-cell office:value-type="string">
            <text:p>PE</text:p>
          </table:table-cell>
          <table:table-cell office:value-type="float" office:value="239876">
            <text:p>239876</text:p>
          </table:table-cell>
          <table:table-cell office:value-type="float" office:value="-35387">
            <text:p>-35387</text:p>
          </table:table-cell>
          <table:table-cell office:value-type="float" office:value="-8182">
            <text:p>-8182</text:p>
          </table:table-cell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</table:table-row>
        <table:table-row table:style-name="ro1">
          <table:table-cell office:value-type="float" office:value="2611408">
            <text:p>2611408</text:p>
          </table:table-cell>
          <table:table-cell office:value-type="string">
            <text:p>Primavera</text:p>
          </table:table-cell>
          <table:table-cell office:value-type="string">
            <text:p>PE</text:p>
          </table:table-cell>
          <table:table-cell office:value-type="float" office:value="113112">
            <text:p>113112</text:p>
          </table:table-cell>
          <table:table-cell office:value-type="float" office:value="-35391">
            <text:p>-35391</text:p>
          </table:table-cell>
          <table:table-cell office:value-type="float" office:value="-8327">
            <text:p>-8327</text:p>
          </table:table-cell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</table:table-row>
        <table:table-row table:style-name="ro1">
          <table:table-cell office:value-type="float" office:value="2611507">
            <text:p>2611507</text:p>
          </table:table-cell>
          <table:table-cell office:value-type="string">
            <text:p>Quipapá</text:p>
          </table:table-cell>
          <table:table-cell office:value-type="string">
            <text:p>PE</text:p>
          </table:table-cell>
          <table:table-cell office:value-type="float" office:value="230617">
            <text:p>230617</text:p>
          </table:table-cell>
          <table:table-cell office:value-type="float" office:value="-36029">
            <text:p>-36029</text:p>
          </table:table-cell>
          <table:table-cell office:value-type="float" office:value="-8836">
            <text:p>-8836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11533">
            <text:p>2611533</text:p>
          </table:table-cell>
          <table:table-cell office:value-type="string">
            <text:p>Quixaba</text:p>
          </table:table-cell>
          <table:table-cell office:value-type="string">
            <text:p>PE</text:p>
          </table:table-cell>
          <table:table-cell office:value-type="float" office:value="210705">
            <text:p>210705</text:p>
          </table:table-cell>
          <table:table-cell office:value-type="float" office:value="-37849">
            <text:p>-37849</text:p>
          </table:table-cell>
          <table:table-cell office:value-type="float" office:value="-7718">
            <text:p>-7718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11606">
            <text:p>2611606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float" office:value="218843">
            <text:p>218843</text:p>
          </table:table-cell>
          <table:table-cell office:value-type="float" office:value="-34933">
            <text:p>-34933</text:p>
          </table:table-cell>
          <table:table-cell office:value-type="float" office:value="-8039">
            <text:p>-8039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11705">
            <text:p>2611705</text:p>
          </table:table-cell>
          <table:table-cell office:value-type="string">
            <text:p>Riacho das Almas</text:p>
          </table:table-cell>
          <table:table-cell office:value-type="string">
            <text:p>PE</text:p>
          </table:table-cell>
          <table:table-cell office:value-type="float" office:value="314003">
            <text:p>314003</text:p>
          </table:table-cell>
          <table:table-cell office:value-type="float" office:value="-35883">
            <text:p>-35883</text:p>
          </table:table-cell>
          <table:table-cell office:value-type="float" office:value="-8082">
            <text:p>-8082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1804">
            <text:p>2611804</text:p>
          </table:table-cell>
          <table:table-cell office:value-type="string">
            <text:p>Ribeirão</text:p>
          </table:table-cell>
          <table:table-cell office:value-type="string">
            <text:p>PE</text:p>
          </table:table-cell>
          <table:table-cell office:value-type="float" office:value="289733">
            <text:p>289733</text:p>
          </table:table-cell>
          <table:table-cell office:value-type="float" office:value="-35367">
            <text:p>-35367</text:p>
          </table:table-cell>
          <table:table-cell office:value-type="float" office:value="-8505">
            <text:p>-8505</text:p>
          </table:table-cell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</table:table-row>
        <table:table-row table:style-name="ro1">
          <table:table-cell office:value-type="float" office:value="2611903">
            <text:p>2611903</text:p>
          </table:table-cell>
          <table:table-cell office:value-type="string">
            <text:p>Rio Formoso</text:p>
          </table:table-cell>
          <table:table-cell office:value-type="string">
            <text:p>PE</text:p>
          </table:table-cell>
          <table:table-cell office:value-type="float" office:value="227458">
            <text:p>227458</text:p>
          </table:table-cell>
          <table:table-cell office:value-type="float" office:value="-35218">
            <text:p>-35218</text:p>
          </table:table-cell>
          <table:table-cell office:value-type="float" office:value="-8675">
            <text:p>-8675</text:p>
          </table:table-cell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</table:table-row>
        <table:table-row table:style-name="ro1">
          <table:table-cell office:value-type="float" office:value="2612000">
            <text:p>2612000</text:p>
          </table:table-cell>
          <table:table-cell office:value-type="string">
            <text:p>Sairé</text:p>
          </table:table-cell>
          <table:table-cell office:value-type="string">
            <text:p>PE</text:p>
          </table:table-cell>
          <table:table-cell office:value-type="float" office:value="190455">
            <text:p>190455</text:p>
          </table:table-cell>
          <table:table-cell office:value-type="float" office:value="-35684">
            <text:p>-35684</text:p>
          </table:table-cell>
          <table:table-cell office:value-type="float" office:value="-8303">
            <text:p>-8303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2109">
            <text:p>2612109</text:p>
          </table:table-cell>
          <table:table-cell office:value-type="string">
            <text:p>Salgadinho</text:p>
          </table:table-cell>
          <table:table-cell office:value-type="string">
            <text:p>PE</text:p>
          </table:table-cell>
          <table:table-cell office:value-type="float" office:value="87217">
            <text:p>87217</text:p>
          </table:table-cell>
          <table:table-cell office:value-type="float" office:value="-35594">
            <text:p>-35594</text:p>
          </table:table-cell>
          <table:table-cell office:value-type="float" office:value="-7916">
            <text:p>-7916</text:p>
          </table:table-cell>
          <table:table-cell office:value-type="float" office:value="260004">
            <text:p>260004</text:p>
          </table:table-cell>
          <table:table-cell office:value-type="string">
            <text:p>Limoeiro</text:p>
          </table:table-cell>
        </table:table-row>
        <table:table-row table:style-name="ro1">
          <table:table-cell office:value-type="float" office:value="2612208">
            <text:p>2612208</text:p>
          </table:table-cell>
          <table:table-cell office:value-type="string">
            <text:p>Salgueiro</text:p>
          </table:table-cell>
          <table:table-cell office:value-type="string">
            <text:p>PE</text:p>
          </table:table-cell>
          <table:table-cell office:value-type="float" office:value="1678564">
            <text:p>1678564</text:p>
          </table:table-cell>
          <table:table-cell office:value-type="string">
            <text:p>-39.09</text:p>
          </table:table-cell>
          <table:table-cell office:value-type="float" office:value="-8129">
            <text:p>-8129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12307">
            <text:p>2612307</text:p>
          </table:table-cell>
          <table:table-cell office:value-type="string">
            <text:p>Saloá</text:p>
          </table:table-cell>
          <table:table-cell office:value-type="string">
            <text:p>PE</text:p>
          </table:table-cell>
          <table:table-cell office:value-type="float" office:value="251549">
            <text:p>251549</text:p>
          </table:table-cell>
          <table:table-cell office:value-type="float" office:value="-36739">
            <text:p>-36739</text:p>
          </table:table-cell>
          <table:table-cell office:value-type="float" office:value="-8992">
            <text:p>-8992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12406">
            <text:p>2612406</text:p>
          </table:table-cell>
          <table:table-cell office:value-type="string">
            <text:p>Sanharó</text:p>
          </table:table-cell>
          <table:table-cell office:value-type="string">
            <text:p>PE</text:p>
          </table:table-cell>
          <table:table-cell office:value-type="float" office:value="268686">
            <text:p>268686</text:p>
          </table:table-cell>
          <table:table-cell office:value-type="string">
            <text:p>-36.55</text:p>
          </table:table-cell>
          <table:table-cell office:value-type="float" office:value="-8365">
            <text:p>-8365</text:p>
          </table:table-cell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12455">
            <text:p>2612455</text:p>
          </table:table-cell>
          <table:table-cell office:value-type="string">
            <text:p>Santa Cruz</text:p>
          </table:table-cell>
          <table:table-cell office:value-type="string">
            <text:p>PE</text:p>
          </table:table-cell>
          <table:table-cell office:value-type="float" office:value="1245983">
            <text:p>1245983</text:p>
          </table:table-cell>
          <table:table-cell office:value-type="float" office:value="-40302">
            <text:p>-40302</text:p>
          </table:table-cell>
          <table:table-cell office:value-type="float" office:value="-8291">
            <text:p>-8291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12471">
            <text:p>2612471</text:p>
          </table:table-cell>
          <table:table-cell office:value-type="string">
            <text:p>Santa Cruz da Baixa Verde</text:p>
          </table:table-cell>
          <table:table-cell office:value-type="string">
            <text:p>PE</text:p>
          </table:table-cell>
          <table:table-cell office:value-type="float" office:value="114932">
            <text:p>114932</text:p>
          </table:table-cell>
          <table:table-cell office:value-type="float" office:value="-38176">
            <text:p>-38176</text:p>
          </table:table-cell>
          <table:table-cell office:value-type="float" office:value="-7849">
            <text:p>-7849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12505">
            <text:p>2612505</text:p>
          </table:table-cell>
          <table:table-cell office:value-type="string">
            <text:p>Santa Cruz do Capibaribe</text:p>
          </table:table-cell>
          <table:table-cell office:value-type="string">
            <text:p>PE</text:p>
          </table:table-cell>
          <table:table-cell office:value-type="float" office:value="335309">
            <text:p>335309</text:p>
          </table:table-cell>
          <table:table-cell office:value-type="float" office:value="-36325">
            <text:p>-36325</text:p>
          </table:table-cell>
          <table:table-cell office:value-type="string">
            <text:p>-7.89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2554">
            <text:p>2612554</text:p>
          </table:table-cell>
          <table:table-cell office:value-type="string">
            <text:p>Santa Filomena</text:p>
          </table:table-cell>
          <table:table-cell office:value-type="string">
            <text:p>PE</text:p>
          </table:table-cell>
          <table:table-cell office:value-type="float" office:value="1005341">
            <text:p>1005341</text:p>
          </table:table-cell>
          <table:table-cell office:value-type="float" office:value="-40571">
            <text:p>-40571</text:p>
          </table:table-cell>
          <table:table-cell office:value-type="float" office:value="-8224">
            <text:p>-8224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12604">
            <text:p>2612604</text:p>
          </table:table-cell>
          <table:table-cell office:value-type="string">
            <text:p>Santa Maria da Boa Vista</text:p>
          </table:table-cell>
          <table:table-cell office:value-type="string">
            <text:p>PE</text:p>
          </table:table-cell>
          <table:table-cell office:value-type="float" office:value="3000774">
            <text:p>3000774</text:p>
          </table:table-cell>
          <table:table-cell office:value-type="float" office:value="-39914">
            <text:p>-39914</text:p>
          </table:table-cell>
          <table:table-cell office:value-type="string">
            <text:p>-8.63</text:p>
          </table:table-cell>
          <table:table-cell office:value-type="float" office:value="260015">
            <text:p>260015</text:p>
          </table:table-cell>
          <table:table-cell office:value-type="string">
            <text:p>Petrolina</text:p>
          </table:table-cell>
        </table:table-row>
        <table:table-row table:style-name="ro1">
          <table:table-cell office:value-type="float" office:value="2612703">
            <text:p>2612703</text:p>
          </table:table-cell>
          <table:table-cell office:value-type="string">
            <text:p>Santa Maria do Cambucá</text:p>
          </table:table-cell>
          <table:table-cell office:value-type="string">
            <text:p>PE</text:p>
          </table:table-cell>
          <table:table-cell office:value-type="float" office:value="92148">
            <text:p>92148</text:p>
          </table:table-cell>
          <table:table-cell office:value-type="float" office:value="-35883">
            <text:p>-35883</text:p>
          </table:table-cell>
          <table:table-cell office:value-type="float" office:value="-7825">
            <text:p>-7825</text:p>
          </table:table-cell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12802">
            <text:p>2612802</text:p>
          </table:table-cell>
          <table:table-cell office:value-type="string">
            <text:p>Santa Terezinha</text:p>
          </table:table-cell>
          <table:table-cell office:value-type="string">
            <text:p>PE</text:p>
          </table:table-cell>
          <table:table-cell office:value-type="float" office:value="200327">
            <text:p>200327</text:p>
          </table:table-cell>
          <table:table-cell office:value-type="float" office:value="-37437">
            <text:p>-37437</text:p>
          </table:table-cell>
          <table:table-cell office:value-type="string">
            <text:p>-7.43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12901">
            <text:p>2612901</text:p>
          </table:table-cell>
          <table:table-cell office:value-type="string">
            <text:p>São Benedito do Sul</text:p>
          </table:table-cell>
          <table:table-cell office:value-type="string">
            <text:p>PE</text:p>
          </table:table-cell>
          <table:table-cell office:value-type="float" office:value="160477">
            <text:p>160477</text:p>
          </table:table-cell>
          <table:table-cell office:value-type="float" office:value="-35907">
            <text:p>-35907</text:p>
          </table:table-cell>
          <table:table-cell office:value-type="float" office:value="-8809">
            <text:p>-8809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  <table:table-row table:style-name="ro1">
          <table:table-cell office:value-type="float" office:value="2613008">
            <text:p>2613008</text:p>
          </table:table-cell>
          <table:table-cell office:value-type="string">
            <text:p>São Bento do Una</text:p>
          </table:table-cell>
          <table:table-cell office:value-type="string">
            <text:p>PE</text:p>
          </table:table-cell>
          <table:table-cell office:value-type="float" office:value="719148">
            <text:p>719148</text:p>
          </table:table-cell>
          <table:table-cell office:value-type="float" office:value="-36451">
            <text:p>-36451</text:p>
          </table:table-cell>
          <table:table-cell office:value-type="float" office:value="-8536">
            <text:p>-8536</text:p>
          </table:table-cell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13107">
            <text:p>2613107</text:p>
          </table:table-cell>
          <table:table-cell office:value-type="string">
            <text:p>São Caitano</text:p>
          </table:table-cell>
          <table:table-cell office:value-type="string">
            <text:p>PE</text:p>
          </table:table-cell>
          <table:table-cell office:value-type="float" office:value="382483">
            <text:p>382483</text:p>
          </table:table-cell>
          <table:table-cell office:value-type="float" office:value="-36148">
            <text:p>-36148</text:p>
          </table:table-cell>
          <table:table-cell office:value-type="float" office:value="-8329">
            <text:p>-8329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3206">
            <text:p>2613206</text:p>
          </table:table-cell>
          <table:table-cell office:value-type="string">
            <text:p>São João</text:p>
          </table:table-cell>
          <table:table-cell office:value-type="string">
            <text:p>PE</text:p>
          </table:table-cell>
          <table:table-cell office:value-type="float" office:value="258334">
            <text:p>258334</text:p>
          </table:table-cell>
          <table:table-cell office:value-type="float" office:value="-36378">
            <text:p>-36378</text:p>
          </table:table-cell>
          <table:table-cell office:value-type="string">
            <text:p>-8.88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13305">
            <text:p>2613305</text:p>
          </table:table-cell>
          <table:table-cell office:value-type="string">
            <text:p>São Joaquim do Monte</text:p>
          </table:table-cell>
          <table:table-cell office:value-type="string">
            <text:p>PE</text:p>
          </table:table-cell>
          <table:table-cell office:value-type="string">
            <text:p>232.07</text:p>
          </table:table-cell>
          <table:table-cell office:value-type="float" office:value="-35843">
            <text:p>-35843</text:p>
          </table:table-cell>
          <table:table-cell office:value-type="float" office:value="-8455">
            <text:p>-8455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3404">
            <text:p>2613404</text:p>
          </table:table-cell>
          <table:table-cell office:value-type="string">
            <text:p>São José da Coroa Grande</text:p>
          </table:table-cell>
          <table:table-cell office:value-type="string">
            <text:p>PE</text:p>
          </table:table-cell>
          <table:table-cell office:value-type="float" office:value="69184">
            <text:p>69184</text:p>
          </table:table-cell>
          <table:table-cell office:value-type="float" office:value="-35185">
            <text:p>-35185</text:p>
          </table:table-cell>
          <table:table-cell office:value-type="float" office:value="-8865">
            <text:p>-8865</text:p>
          </table:table-cell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</table:table-row>
        <table:table-row table:style-name="ro1">
          <table:table-cell office:value-type="float" office:value="2613503">
            <text:p>2613503</text:p>
          </table:table-cell>
          <table:table-cell office:value-type="string">
            <text:p>São José do Belmonte</text:p>
          </table:table-cell>
          <table:table-cell office:value-type="string">
            <text:p>PE</text:p>
          </table:table-cell>
          <table:table-cell office:value-type="float" office:value="1474086">
            <text:p>1474086</text:p>
          </table:table-cell>
          <table:table-cell office:value-type="float" office:value="-38746">
            <text:p>-38746</text:p>
          </table:table-cell>
          <table:table-cell office:value-type="float" office:value="-7866">
            <text:p>-7866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13602">
            <text:p>2613602</text:p>
          </table:table-cell>
          <table:table-cell office:value-type="string">
            <text:p>São José do Egito</text:p>
          </table:table-cell>
          <table:table-cell office:value-type="string">
            <text:p>PE</text:p>
          </table:table-cell>
          <table:table-cell office:value-type="float" office:value="780852">
            <text:p>780852</text:p>
          </table:table-cell>
          <table:table-cell office:value-type="float" office:value="-37273">
            <text:p>-37273</text:p>
          </table:table-cell>
          <table:table-cell office:value-type="float" office:value="-7526">
            <text:p>-7526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13701">
            <text:p>2613701</text:p>
          </table:table-cell>
          <table:table-cell office:value-type="string">
            <text:p>São Lourenço da Mata</text:p>
          </table:table-cell>
          <table:table-cell office:value-type="string">
            <text:p>PE</text:p>
          </table:table-cell>
          <table:table-cell office:value-type="string">
            <text:p>264.19</text:p>
          </table:table-cell>
          <table:table-cell office:value-type="float" office:value="-35104">
            <text:p>-35104</text:p>
          </table:table-cell>
          <table:table-cell office:value-type="float" office:value="-8023">
            <text:p>-8023</text:p>
          </table:table-cell>
          <table:table-cell office:value-type="float" office:value="260001">
            <text:p>260001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float" office:value="2613800">
            <text:p>2613800</text:p>
          </table:table-cell>
          <table:table-cell office:value-type="string">
            <text:p>São Vicente Férrer</text:p>
          </table:table-cell>
          <table:table-cell office:value-type="string">
            <text:p>PE</text:p>
          </table:table-cell>
          <table:table-cell office:value-type="float" office:value="113985">
            <text:p>113985</text:p>
          </table:table-cell>
          <table:table-cell office:value-type="string">
            <text:p>-35.49</text:p>
          </table:table-cell>
          <table:table-cell office:value-type="float" office:value="-7606">
            <text:p>-7606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13909">
            <text:p>2613909</text:p>
          </table:table-cell>
          <table:table-cell office:value-type="string">
            <text:p>Serra Talhada</text:p>
          </table:table-cell>
          <table:table-cell office:value-type="string">
            <text:p>PE</text:p>
          </table:table-cell>
          <table:table-cell office:value-type="float" office:value="2980007">
            <text:p>2980007</text:p>
          </table:table-cell>
          <table:table-cell office:value-type="string">
            <text:p>-38.37</text:p>
          </table:table-cell>
          <table:table-cell office:value-type="float" office:value="-8036">
            <text:p>-8036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14006">
            <text:p>2614006</text:p>
          </table:table-cell>
          <table:table-cell office:value-type="string">
            <text:p>Serrita</text:p>
          </table:table-cell>
          <table:table-cell office:value-type="string">
            <text:p>PE</text:p>
          </table:table-cell>
          <table:table-cell office:value-type="string">
            <text:p>1535.19</text:p>
          </table:table-cell>
          <table:table-cell office:value-type="float" office:value="-39382">
            <text:p>-39382</text:p>
          </table:table-cell>
          <table:table-cell office:value-type="string">
            <text:p>-7.85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14105">
            <text:p>2614105</text:p>
          </table:table-cell>
          <table:table-cell office:value-type="string">
            <text:p>Sertânia</text:p>
          </table:table-cell>
          <table:table-cell office:value-type="string">
            <text:p>PE</text:p>
          </table:table-cell>
          <table:table-cell office:value-type="float" office:value="2421527">
            <text:p>2421527</text:p>
          </table:table-cell>
          <table:table-cell office:value-type="float" office:value="-37337">
            <text:p>-37337</text:p>
          </table:table-cell>
          <table:table-cell office:value-type="float" office:value="-8211">
            <text:p>-8211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14204">
            <text:p>2614204</text:p>
          </table:table-cell>
          <table:table-cell office:value-type="string">
            <text:p>Sirinhaém</text:p>
          </table:table-cell>
          <table:table-cell office:value-type="string">
            <text:p>PE</text:p>
          </table:table-cell>
          <table:table-cell office:value-type="float" office:value="374321">
            <text:p>374321</text:p>
          </table:table-cell>
          <table:table-cell office:value-type="float" office:value="-35172">
            <text:p>-35172</text:p>
          </table:table-cell>
          <table:table-cell office:value-type="float" office:value="-8572">
            <text:p>-8572</text:p>
          </table:table-cell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</table:table-row>
        <table:table-row table:style-name="ro1">
          <table:table-cell office:value-type="float" office:value="2614303">
            <text:p>2614303</text:p>
          </table:table-cell>
          <table:table-cell office:value-type="string">
            <text:p>Moreilândia</text:p>
          </table:table-cell>
          <table:table-cell office:value-type="string">
            <text:p>PE</text:p>
          </table:table-cell>
          <table:table-cell office:value-type="float" office:value="404287">
            <text:p>404287</text:p>
          </table:table-cell>
          <table:table-cell office:value-type="float" office:value="-39523">
            <text:p>-39523</text:p>
          </table:table-cell>
          <table:table-cell office:value-type="float" office:value="-7618">
            <text:p>-7618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14402">
            <text:p>2614402</text:p>
          </table:table-cell>
          <table:table-cell office:value-type="string">
            <text:p>Solidão</text:p>
          </table:table-cell>
          <table:table-cell office:value-type="string">
            <text:p>PE</text:p>
          </table:table-cell>
          <table:table-cell office:value-type="float" office:value="138398">
            <text:p>138398</text:p>
          </table:table-cell>
          <table:table-cell office:value-type="float" office:value="-37651">
            <text:p>-37651</text:p>
          </table:table-cell>
          <table:table-cell office:value-type="float" office:value="-7585">
            <text:p>-7585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14501">
            <text:p>2614501</text:p>
          </table:table-cell>
          <table:table-cell office:value-type="string">
            <text:p>Surubim</text:p>
          </table:table-cell>
          <table:table-cell office:value-type="string">
            <text:p>PE</text:p>
          </table:table-cell>
          <table:table-cell office:value-type="float" office:value="252896">
            <text:p>252896</text:p>
          </table:table-cell>
          <table:table-cell office:value-type="float" office:value="-35755">
            <text:p>-35755</text:p>
          </table:table-cell>
          <table:table-cell office:value-type="float" office:value="-7892">
            <text:p>-7892</text:p>
          </table:table-cell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14600">
            <text:p>2614600</text:p>
          </table:table-cell>
          <table:table-cell office:value-type="string">
            <text:p>Tabira</text:p>
          </table:table-cell>
          <table:table-cell office:value-type="string">
            <text:p>PE</text:p>
          </table:table-cell>
          <table:table-cell office:value-type="float" office:value="390434">
            <text:p>390434</text:p>
          </table:table-cell>
          <table:table-cell office:value-type="float" office:value="-37513">
            <text:p>-37513</text:p>
          </table:table-cell>
          <table:table-cell office:value-type="float" office:value="-7578">
            <text:p>-7578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14709">
            <text:p>2614709</text:p>
          </table:table-cell>
          <table:table-cell office:value-type="string">
            <text:p>Tacaimbó</text:p>
          </table:table-cell>
          <table:table-cell office:value-type="string">
            <text:p>PE</text:p>
          </table:table-cell>
          <table:table-cell office:value-type="float" office:value="227601">
            <text:p>227601</text:p>
          </table:table-cell>
          <table:table-cell office:value-type="string">
            <text:p>-36.27</text:p>
          </table:table-cell>
          <table:table-cell office:value-type="float" office:value="-8348">
            <text:p>-8348</text:p>
          </table:table-cell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</table:table-row>
        <table:table-row table:style-name="ro1">
          <table:table-cell office:value-type="float" office:value="2614808">
            <text:p>2614808</text:p>
          </table:table-cell>
          <table:table-cell office:value-type="string">
            <text:p>Tacaratu</text:p>
          </table:table-cell>
          <table:table-cell office:value-type="string">
            <text:p>PE</text:p>
          </table:table-cell>
          <table:table-cell office:value-type="float" office:value="1264532">
            <text:p>1264532</text:p>
          </table:table-cell>
          <table:table-cell office:value-type="float" office:value="-38076">
            <text:p>-38076</text:p>
          </table:table-cell>
          <table:table-cell office:value-type="float" office:value="-8957">
            <text:p>-8957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14857">
            <text:p>2614857</text:p>
          </table:table-cell>
          <table:table-cell office:value-type="string">
            <text:p>Tamandaré</text:p>
          </table:table-cell>
          <table:table-cell office:value-type="string">
            <text:p>PE</text:p>
          </table:table-cell>
          <table:table-cell office:value-type="string">
            <text:p>213.75</text:p>
          </table:table-cell>
          <table:table-cell office:value-type="string">
            <text:p>-35.23</text:p>
          </table:table-cell>
          <table:table-cell office:value-type="float" office:value="-8746">
            <text:p>-8746</text:p>
          </table:table-cell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</table:table-row>
        <table:table-row table:style-name="ro1">
          <table:table-cell office:value-type="float" office:value="2615003">
            <text:p>2615003</text:p>
          </table:table-cell>
          <table:table-cell office:value-type="string">
            <text:p>Taquaritinga do Norte</text:p>
          </table:table-cell>
          <table:table-cell office:value-type="string">
            <text:p>PE</text:p>
          </table:table-cell>
          <table:table-cell office:value-type="float" office:value="475184">
            <text:p>475184</text:p>
          </table:table-cell>
          <table:table-cell office:value-type="string">
            <text:p>-36.13</text:p>
          </table:table-cell>
          <table:table-cell office:value-type="float" office:value="-7869">
            <text:p>-7869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5102">
            <text:p>2615102</text:p>
          </table:table-cell>
          <table:table-cell office:value-type="string">
            <text:p>Terezinha</text:p>
          </table:table-cell>
          <table:table-cell office:value-type="string">
            <text:p>PE</text:p>
          </table:table-cell>
          <table:table-cell office:value-type="string">
            <text:p>151.45</text:p>
          </table:table-cell>
          <table:table-cell office:value-type="float" office:value="-36631">
            <text:p>-36631</text:p>
          </table:table-cell>
          <table:table-cell office:value-type="float" office:value="-9078">
            <text:p>-9078</text:p>
          </table:table-cell>
          <table:table-cell office:value-type="float" office:value="260010">
            <text:p>260010</text:p>
          </table:table-cell>
          <table:table-cell office:value-type="string">
            <text:p>Garanhuns</text:p>
          </table:table-cell>
        </table:table-row>
        <table:table-row table:style-name="ro1">
          <table:table-cell office:value-type="float" office:value="2615201">
            <text:p>2615201</text:p>
          </table:table-cell>
          <table:table-cell office:value-type="string">
            <text:p>Terra Nova</text:p>
          </table:table-cell>
          <table:table-cell office:value-type="string">
            <text:p>PE</text:p>
          </table:table-cell>
          <table:table-cell office:value-type="float" office:value="318709">
            <text:p>318709</text:p>
          </table:table-cell>
          <table:table-cell office:value-type="float" office:value="-39397">
            <text:p>-39397</text:p>
          </table:table-cell>
          <table:table-cell office:value-type="float" office:value="-8158">
            <text:p>-8158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15300">
            <text:p>2615300</text:p>
          </table:table-cell>
          <table:table-cell office:value-type="string">
            <text:p>Timbaúba</text:p>
          </table:table-cell>
          <table:table-cell office:value-type="string">
            <text:p>PE</text:p>
          </table:table-cell>
          <table:table-cell office:value-type="float" office:value="287683">
            <text:p>287683</text:p>
          </table:table-cell>
          <table:table-cell office:value-type="float" office:value="-35342">
            <text:p>-35342</text:p>
          </table:table-cell>
          <table:table-cell office:value-type="float" office:value="-7535">
            <text:p>-7535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15409">
            <text:p>2615409</text:p>
          </table:table-cell>
          <table:table-cell office:value-type="string">
            <text:p>Toritama</text:p>
          </table:table-cell>
          <table:table-cell office:value-type="string">
            <text:p>PE</text:p>
          </table:table-cell>
          <table:table-cell office:value-type="float" office:value="25704">
            <text:p>25704</text:p>
          </table:table-cell>
          <table:table-cell office:value-type="float" office:value="-36056">
            <text:p>-36056</text:p>
          </table:table-cell>
          <table:table-cell office:value-type="float" office:value="-7999">
            <text:p>-7999</text:p>
          </table:table-cell>
          <table:table-cell office:value-type="float" office:value="260009">
            <text:p>260009</text:p>
          </table:table-cell>
          <table:table-cell office:value-type="string">
            <text:p>Caruaru</text:p>
          </table:table-cell>
        </table:table-row>
        <table:table-row table:style-name="ro1">
          <table:table-cell office:value-type="float" office:value="2615508">
            <text:p>2615508</text:p>
          </table:table-cell>
          <table:table-cell office:value-type="string">
            <text:p>Tracunhaém</text:p>
          </table:table-cell>
          <table:table-cell office:value-type="string">
            <text:p>PE</text:p>
          </table:table-cell>
          <table:table-cell office:value-type="float" office:value="137321">
            <text:p>137321</text:p>
          </table:table-cell>
          <table:table-cell office:value-type="float" office:value="-35161">
            <text:p>-35161</text:p>
          </table:table-cell>
          <table:table-cell office:value-type="string">
            <text:p>-7.76</text:p>
          </table:table-cell>
          <table:table-cell office:value-type="float" office:value="260006">
            <text:p>260006</text:p>
          </table:table-cell>
          <table:table-cell office:value-type="string">
            <text:p>Carpina</text:p>
          </table:table-cell>
        </table:table-row>
        <table:table-row table:style-name="ro1">
          <table:table-cell office:value-type="float" office:value="2615607">
            <text:p>2615607</text:p>
          </table:table-cell>
          <table:table-cell office:value-type="string">
            <text:p>Trindade</text:p>
          </table:table-cell>
          <table:table-cell office:value-type="string">
            <text:p>PE</text:p>
          </table:table-cell>
          <table:table-cell office:value-type="float" office:value="295765">
            <text:p>295765</text:p>
          </table:table-cell>
          <table:table-cell office:value-type="float" office:value="-40295">
            <text:p>-40295</text:p>
          </table:table-cell>
          <table:table-cell office:value-type="float" office:value="-7728">
            <text:p>-7728</text:p>
          </table:table-cell>
          <table:table-cell office:value-type="float" office:value="260016">
            <text:p>260016</text:p>
          </table:table-cell>
          <table:table-cell office:value-type="string">
            <text:p>Araripina</text:p>
          </table:table-cell>
        </table:table-row>
        <table:table-row table:style-name="ro1">
          <table:table-cell office:value-type="float" office:value="2615706">
            <text:p>2615706</text:p>
          </table:table-cell>
          <table:table-cell office:value-type="string">
            <text:p>Triunfo</text:p>
          </table:table-cell>
          <table:table-cell office:value-type="string">
            <text:p>PE</text:p>
          </table:table-cell>
          <table:table-cell office:value-type="float" office:value="191518">
            <text:p>191518</text:p>
          </table:table-cell>
          <table:table-cell office:value-type="float" office:value="-38067">
            <text:p>-38067</text:p>
          </table:table-cell>
          <table:table-cell office:value-type="string">
            <text:p>-7.85</text:p>
          </table:table-cell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</table:table-row>
        <table:table-row table:style-name="ro1">
          <table:table-cell office:value-type="float" office:value="2615805">
            <text:p>2615805</text:p>
          </table:table-cell>
          <table:table-cell office:value-type="string">
            <text:p>Tupanatinga</text:p>
          </table:table-cell>
          <table:table-cell office:value-type="string">
            <text:p>PE</text:p>
          </table:table-cell>
          <table:table-cell office:value-type="float" office:value="950474">
            <text:p>950474</text:p>
          </table:table-cell>
          <table:table-cell office:value-type="string">
            <text:p>-37.28</text:p>
          </table:table-cell>
          <table:table-cell office:value-type="float" office:value="-8684">
            <text:p>-8684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15904">
            <text:p>2615904</text:p>
          </table:table-cell>
          <table:table-cell office:value-type="string">
            <text:p>Tuparetama</text:p>
          </table:table-cell>
          <table:table-cell office:value-type="string">
            <text:p>PE</text:p>
          </table:table-cell>
          <table:table-cell office:value-type="float" office:value="189509">
            <text:p>189509</text:p>
          </table:table-cell>
          <table:table-cell office:value-type="float" office:value="-37263">
            <text:p>-37263</text:p>
          </table:table-cell>
          <table:table-cell office:value-type="float" office:value="-7686">
            <text:p>-7686</text:p>
          </table:table-cell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</table:table-row>
        <table:table-row table:style-name="ro1">
          <table:table-cell office:value-type="float" office:value="2616001">
            <text:p>2616001</text:p>
          </table:table-cell>
          <table:table-cell office:value-type="string">
            <text:p>Venturosa</text:p>
          </table:table-cell>
          <table:table-cell office:value-type="string">
            <text:p>PE</text:p>
          </table:table-cell>
          <table:table-cell office:value-type="float" office:value="335482">
            <text:p>335482</text:p>
          </table:table-cell>
          <table:table-cell office:value-type="float" office:value="-36805">
            <text:p>-36805</text:p>
          </table:table-cell>
          <table:table-cell office:value-type="float" office:value="-8615">
            <text:p>-8615</text:p>
          </table:table-cell>
          <table:table-cell office:value-type="float" office:value="260011">
            <text:p>260011</text:p>
          </table:table-cell>
          <table:table-cell office:value-type="string">
            <text:p>Arcoverde</text:p>
          </table:table-cell>
        </table:table-row>
        <table:table-row table:style-name="ro1">
          <table:table-cell office:value-type="float" office:value="2616100">
            <text:p>2616100</text:p>
          </table:table-cell>
          <table:table-cell office:value-type="string">
            <text:p>Verdejante</text:p>
          </table:table-cell>
          <table:table-cell office:value-type="string">
            <text:p>PE</text:p>
          </table:table-cell>
          <table:table-cell office:value-type="float" office:value="476039">
            <text:p>476039</text:p>
          </table:table-cell>
          <table:table-cell office:value-type="float" office:value="-38989">
            <text:p>-38989</text:p>
          </table:table-cell>
          <table:table-cell office:value-type="float" office:value="-7976">
            <text:p>-7976</text:p>
          </table:table-cell>
          <table:table-cell office:value-type="float" office:value="260017">
            <text:p>260017</text:p>
          </table:table-cell>
          <table:table-cell office:value-type="string">
            <text:p>Salgueiro</text:p>
          </table:table-cell>
        </table:table-row>
        <table:table-row table:style-name="ro1">
          <table:table-cell office:value-type="float" office:value="2616183">
            <text:p>2616183</text:p>
          </table:table-cell>
          <table:table-cell office:value-type="string">
            <text:p>Vertente do Lério</text:p>
          </table:table-cell>
          <table:table-cell office:value-type="string">
            <text:p>PE</text:p>
          </table:table-cell>
          <table:table-cell office:value-type="float" office:value="73631">
            <text:p>73631</text:p>
          </table:table-cell>
          <table:table-cell office:value-type="float" office:value="-35815">
            <text:p>-35815</text:p>
          </table:table-cell>
          <table:table-cell office:value-type="float" office:value="-7778">
            <text:p>-7778</text:p>
          </table:table-cell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16209">
            <text:p>2616209</text:p>
          </table:table-cell>
          <table:table-cell office:value-type="string">
            <text:p>Vertentes</text:p>
          </table:table-cell>
          <table:table-cell office:value-type="string">
            <text:p>PE</text:p>
          </table:table-cell>
          <table:table-cell office:value-type="float" office:value="196325">
            <text:p>196325</text:p>
          </table:table-cell>
          <table:table-cell office:value-type="float" office:value="-35982">
            <text:p>-35982</text:p>
          </table:table-cell>
          <table:table-cell office:value-type="string">
            <text:p>-7.89</text:p>
          </table:table-cell>
          <table:table-cell office:value-type="float" office:value="260008">
            <text:p>260008</text:p>
          </table:table-cell>
          <table:table-cell office:value-type="string">
            <text:p>Surubim</text:p>
          </table:table-cell>
        </table:table-row>
        <table:table-row table:style-name="ro1">
          <table:table-cell office:value-type="float" office:value="2616308">
            <text:p>2616308</text:p>
          </table:table-cell>
          <table:table-cell office:value-type="string">
            <text:p>Vicência</text:p>
          </table:table-cell>
          <table:table-cell office:value-type="string">
            <text:p>PE</text:p>
          </table:table-cell>
          <table:table-cell office:value-type="float" office:value="228017">
            <text:p>228017</text:p>
          </table:table-cell>
          <table:table-cell office:value-type="float" office:value="-35357">
            <text:p>-35357</text:p>
          </table:table-cell>
          <table:table-cell office:value-type="string">
            <text:p>-7.66</text:p>
          </table:table-cell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</table:table-row>
        <table:table-row table:style-name="ro1">
          <table:table-cell office:value-type="float" office:value="2616407">
            <text:p>2616407</text:p>
          </table:table-cell>
          <table:table-cell office:value-type="string">
            <text:p>Vitória de Santo Antão</text:p>
          </table:table-cell>
          <table:table-cell office:value-type="string">
            <text:p>PE</text:p>
          </table:table-cell>
          <table:table-cell office:value-type="float" office:value="335942">
            <text:p>335942</text:p>
          </table:table-cell>
          <table:table-cell office:value-type="float" office:value="-35288">
            <text:p>-35288</text:p>
          </table:table-cell>
          <table:table-cell office:value-type="string">
            <text:p>-8.15</text:p>
          </table:table-cell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</table:table-row>
        <table:table-row table:style-name="ro1">
          <table:table-cell office:value-type="float" office:value="2616506">
            <text:p>2616506</text:p>
          </table:table-cell>
          <table:table-cell office:value-type="string">
            <text:p>Xexéu</text:p>
          </table:table-cell>
          <table:table-cell office:value-type="string">
            <text:p>PE</text:p>
          </table:table-cell>
          <table:table-cell office:value-type="float" office:value="110815">
            <text:p>110815</text:p>
          </table:table-cell>
          <table:table-cell office:value-type="float" office:value="-35653">
            <text:p>-35653</text:p>
          </table:table-cell>
          <table:table-cell office:value-type="float" office:value="-8836">
            <text:p>-8836</text:p>
          </table:table-cell>
          <table:table-cell office:value-type="float" office:value="260003">
            <text:p>260003</text:p>
          </table:table-cell>
          <table:table-cell office:value-type="string">
            <text:p>Palmares</text:p>
          </table:table-cell>
        </table:table-row>
      </table:table>
      <table:table table:name="node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nome</text:p>
          </table:table-cell>
          <table:table-cell table:style-name="Default" office:value-type="string">
            <text:p>xCentroide</text:p>
          </table:table-cell>
          <table:table-cell table:style-name="Default" office:value-type="string">
            <text:p>yCentroide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string">
            <text:p>Recife</text:p>
          </table:table-cell>
          <table:table-cell office:value-type="float" office:value="-3.5044">
            <text:p>-3.5044</text:p>
          </table:table-cell>
          <table:table-cell office:value-type="float" office:value="-8.089">
            <text:p>-8.089</text:p>
          </table:table-cell>
        </table:table-row>
        <table:table-row table:style-name="ro1">
          <table:table-cell office:value-type="float" office:value="260006">
            <text:p>260006</text:p>
          </table:table-cell>
          <table:table-cell office:value-type="string">
            <text:p>Carpina</text:p>
          </table:table-cell>
          <table:table-cell office:value-type="float" office:value="-3.5268">
            <text:p>-3.5268</text:p>
          </table:table-cell>
          <table:table-cell office:value-type="float" office:value="-7.789">
            <text:p>-7.789</text:p>
          </table:table-cell>
        </table:table-row>
        <table:table-row table:style-name="ro1">
          <table:table-cell office:value-type="float" office:value="260011">
            <text:p>260011</text:p>
          </table:table-cell>
          <table:table-cell office:value-type="string">
            <text:p>Arcoverde</text:p>
          </table:table-cell>
          <table:table-cell office:value-type="float" office:value="-3.7391">
            <text:p>-3.7391</text:p>
          </table:table-cell>
          <table:table-cell office:value-type="float" office:value="-8.546">
            <text:p>-8.546</text:p>
          </table:table-cell>
        </table:table-row>
        <table:table-row table:style-name="ro1">
          <table:table-cell office:value-type="float" office:value="260014">
            <text:p>260014</text:p>
          </table:table-cell>
          <table:table-cell office:value-type="string">
            <text:p>Afogados da Ingazeira</text:p>
          </table:table-cell>
          <table:table-cell office:value-type="float" office:value="-3.744">
            <text:p>-3.744</text:p>
          </table:table-cell>
          <table:table-cell office:value-type="float" office:value="-7.646">
            <text:p>-7.646</text:p>
          </table:table-cell>
        </table:table-row>
        <table:table-row table:style-name="ro1">
          <table:table-cell office:value-type="float" office:value="260015">
            <text:p>260015</text:p>
          </table:table-cell>
          <table:table-cell office:value-type="string">
            <text:p>Petrolina</text:p>
          </table:table-cell>
          <table:table-cell office:value-type="float" office:value="-4.0384">
            <text:p>-4.0384</text:p>
          </table:table-cell>
          <table:table-cell office:value-type="float" office:value="-8.764">
            <text:p>-8.764</text:p>
          </table:table-cell>
        </table:table-row>
        <table:table-row table:style-name="ro1">
          <table:table-cell office:value-type="float" office:value="260009">
            <text:p>260009</text:p>
          </table:table-cell>
          <table:table-cell office:value-type="string">
            <text:p>Caruaru</text:p>
          </table:table-cell>
          <table:table-cell office:value-type="float" office:value="-3.6024">
            <text:p>-3.6024</text:p>
          </table:table-cell>
          <table:table-cell office:value-type="float" office:value="-8.245">
            <text:p>-8.245</text:p>
          </table:table-cell>
        </table:table-row>
        <table:table-row table:style-name="ro1">
          <table:table-cell office:value-type="float" office:value="260003">
            <text:p>260003</text:p>
          </table:table-cell>
          <table:table-cell office:value-type="string">
            <text:p>Palmares</text:p>
          </table:table-cell>
          <table:table-cell office:value-type="float" office:value="-3.5617">
            <text:p>-3.5617</text:p>
          </table:table-cell>
          <table:table-cell office:value-type="float" office:value="-8.706">
            <text:p>-8.706</text:p>
          </table:table-cell>
        </table:table-row>
        <table:table-row table:style-name="ro1">
          <table:table-cell office:value-type="float" office:value="260007">
            <text:p>260007</text:p>
          </table:table-cell>
          <table:table-cell office:value-type="string">
            <text:p>Barreiros - Sirinhaém</text:p>
          </table:table-cell>
          <table:table-cell office:value-type="float" office:value="-3.5212">
            <text:p>-3.5212</text:p>
          </table:table-cell>
          <table:table-cell office:value-type="float" office:value="-8.696">
            <text:p>-8.696</text:p>
          </table:table-cell>
        </table:table-row>
        <table:table-row table:style-name="ro1">
          <table:table-cell office:value-type="float" office:value="260018">
            <text:p>260018</text:p>
          </table:table-cell>
          <table:table-cell office:value-type="string">
            <text:p>Escada - Ribeirão</text:p>
          </table:table-cell>
          <table:table-cell office:value-type="float" office:value="-3.5374">
            <text:p>-3.5374</text:p>
          </table:table-cell>
          <table:table-cell office:value-type="float" office:value="-8.406">
            <text:p>-8.406</text:p>
          </table:table-cell>
        </table:table-row>
        <table:table-row table:style-name="ro1">
          <table:table-cell office:value-type="float" office:value="260010">
            <text:p>260010</text:p>
          </table:table-cell>
          <table:table-cell office:value-type="string">
            <text:p>Garanhuns</text:p>
          </table:table-cell>
          <table:table-cell office:value-type="float" office:value="-3.6587">
            <text:p>-3.6587</text:p>
          </table:table-cell>
          <table:table-cell office:value-type="float" office:value="-8.981">
            <text:p>-8.981</text:p>
          </table:table-cell>
        </table:table-row>
        <table:table-row table:style-name="ro1">
          <table:table-cell office:value-type="float" office:value="260012">
            <text:p>260012</text:p>
          </table:table-cell>
          <table:table-cell office:value-type="string">
            <text:p>Belo Jardim – Pesqueira</text:p>
          </table:table-cell>
          <table:table-cell office:value-type="float" office:value="-3.6562">
            <text:p>-3.6562</text:p>
          </table:table-cell>
          <table:table-cell office:value-type="float" office:value="-8.389">
            <text:p>-8.389</text:p>
          </table:table-cell>
        </table:table-row>
        <table:table-row table:style-name="ro1">
          <table:table-cell office:value-type="float" office:value="260002">
            <text:p>260002</text:p>
          </table:table-cell>
          <table:table-cell office:value-type="string">
            <text:p>Goiana – Timbaúba</text:p>
          </table:table-cell>
          <table:table-cell office:value-type="float" office:value="-3.5187">
            <text:p>-3.5187</text:p>
          </table:table-cell>
          <table:table-cell office:value-type="float" office:value="-7.571">
            <text:p>-7.571</text:p>
          </table:table-cell>
        </table:table-row>
        <table:table-row table:style-name="ro1">
          <table:table-cell office:value-type="float" office:value="260005">
            <text:p>260005</text:p>
          </table:table-cell>
          <table:table-cell office:value-type="string">
            <text:p>Vitória de Santo Antão</text:p>
          </table:table-cell>
          <table:table-cell office:value-type="float" office:value="-3.5326">
            <text:p>-3.5326</text:p>
          </table:table-cell>
          <table:table-cell office:value-type="float" office:value="-8.113">
            <text:p>-8.113</text:p>
          </table:table-cell>
        </table:table-row>
        <table:table-row table:style-name="ro1">
          <table:table-cell office:value-type="float" office:value="260016">
            <text:p>260016</text:p>
          </table:table-cell>
          <table:table-cell office:value-type="string">
            <text:p>Araripina</text:p>
          </table:table-cell>
          <table:table-cell office:value-type="float" office:value="-4.0158">
            <text:p>-4.0158</text:p>
          </table:table-cell>
          <table:table-cell office:value-type="float" office:value="-7.811">
            <text:p>-7.811</text:p>
          </table:table-cell>
        </table:table-row>
        <table:table-row table:style-name="ro1">
          <table:table-cell office:value-type="float" office:value="260013">
            <text:p>260013</text:p>
          </table:table-cell>
          <table:table-cell office:value-type="string">
            <text:p>Serra Talhada</text:p>
          </table:table-cell>
          <table:table-cell office:value-type="float" office:value="-3.8331">
            <text:p>-3.8331</text:p>
          </table:table-cell>
          <table:table-cell office:value-type="float" office:value="-8.344">
            <text:p>-8.344</text:p>
          </table:table-cell>
        </table:table-row>
        <table:table-row table:style-name="ro1">
          <table:table-cell office:value-type="float" office:value="260017">
            <text:p>260017</text:p>
          </table:table-cell>
          <table:table-cell office:value-type="string">
            <text:p>Salgueiro</text:p>
          </table:table-cell>
          <table:table-cell office:value-type="float" office:value="-3.9308">
            <text:p>-3.9308</text:p>
          </table:table-cell>
          <table:table-cell office:value-type="float" office:value="-8.228">
            <text:p>-8.228</text:p>
          </table:table-cell>
        </table:table-row>
        <table:table-row table:style-name="ro1">
          <table:table-cell office:value-type="float" office:value="260004">
            <text:p>260004</text:p>
          </table:table-cell>
          <table:table-cell office:value-type="string">
            <text:p>Limoeiro</text:p>
          </table:table-cell>
          <table:table-cell office:value-type="float" office:value="-3.5531">
            <text:p>-3.5531</text:p>
          </table:table-cell>
          <table:table-cell office:value-type="float" office:value="-7.871">
            <text:p>-7.871</text:p>
          </table:table-cell>
        </table:table-row>
        <table:table-row table:style-name="ro1">
          <table:table-cell office:value-type="float" office:value="260008">
            <text:p>260008</text:p>
          </table:table-cell>
          <table:table-cell office:value-type="string">
            <text:p>Surubim</text:p>
          </table:table-cell>
          <table:table-cell office:value-type="float" office:value="-3.5845">
            <text:p>-3.5845</text:p>
          </table:table-cell>
          <table:table-cell office:value-type="float" office:value="-7.869">
            <text:p>-7.869</text:p>
          </table:table-cell>
        </table:table-row>
        <table:table-row table:style-name="ro1">
          <table:table-cell office:value-type="float" office:value="2607901">
            <text:p>2607901</text:p>
          </table:table-cell>
          <table:table-cell office:value-type="string">
            <text:p>Jaboatão dos Guararapes</text:p>
          </table:table-cell>
          <table:table-cell office:value-type="string">
            <text:p>-3.5003</text:p>
          </table:table-cell>
          <table:table-cell table:style-name="ce4" office:value-type="float" office:value="-8.152">
            <text:p>-8.152</text:p>
          </table:table-cell>
        </table:table-row>
        <table:table-row table:style-name="ro1">
          <table:table-cell office:value-type="float" office:value="2600708">
            <text:p>2600708</text:p>
          </table:table-cell>
          <table:table-cell office:value-type="string">
            <text:p>Aliança</text:p>
          </table:table-cell>
          <table:table-cell office:value-type="string">
            <text:p>-3.5193</text:p>
          </table:table-cell>
          <table:table-cell table:style-name="ce4" office:value-type="float" office:value="-7.603">
            <text:p>-7.603</text:p>
          </table:table-cell>
        </table:table-row>
        <table:table-row table:style-name="ro1">
          <table:table-cell office:value-type="float" office:value="2610004">
            <text:p>2610004</text:p>
          </table:table-cell>
          <table:table-cell office:value-type="string">
            <text:p>Palmares</text:p>
          </table:table-cell>
          <table:table-cell office:value-type="string">
            <text:p>-3.5630</text:p>
          </table:table-cell>
          <table:table-cell table:style-name="ce4" office:value-type="float" office:value="-8.657">
            <text:p>-8.657</text:p>
          </table:table-cell>
        </table:table-row>
        <table:table-row table:style-name="ro1">
          <table:table-cell office:value-type="float" office:value="2608107">
            <text:p>2608107</text:p>
          </table:table-cell>
          <table:table-cell office:value-type="string">
            <text:p>João Alfredo</text:p>
          </table:table-cell>
          <table:table-cell office:value-type="string">
            <text:p>-3.5592</text:p>
          </table:table-cell>
          <table:table-cell table:style-name="ce4" office:value-type="float" office:value="-7.861">
            <text:p>-7.861</text:p>
          </table:table-cell>
        </table:table-row>
        <table:table-row table:style-name="ro1">
          <table:table-cell office:value-type="float" office:value="2616407">
            <text:p>2616407</text:p>
          </table:table-cell>
          <table:table-cell office:value-type="string">
            <text:p>Vitória de Santo Antão</text:p>
          </table:table-cell>
          <table:table-cell office:value-type="string">
            <text:p>-3.5288</text:p>
          </table:table-cell>
          <table:table-cell table:style-name="ce4" office:value-type="float" office:value="-8.15">
            <text:p>-8.150</text:p>
          </table:table-cell>
        </table:table-row>
        <table:table-row table:style-name="ro1">
          <table:table-cell office:value-type="float" office:value="2604007">
            <text:p>2604007</text:p>
          </table:table-cell>
          <table:table-cell office:value-type="string">
            <text:p>Carpina</text:p>
          </table:table-cell>
          <table:table-cell office:value-type="string">
            <text:p>-3.5306</text:p>
          </table:table-cell>
          <table:table-cell table:style-name="ce4" office:value-type="float" office:value="-7.819">
            <text:p>-7.819</text:p>
          </table:table-cell>
        </table:table-row>
        <table:table-row table:style-name="ro1">
          <table:table-cell office:value-type="float" office:value="2611903">
            <text:p>2611903</text:p>
          </table:table-cell>
          <table:table-cell office:value-type="string">
            <text:p>Rio Formoso</text:p>
          </table:table-cell>
          <table:table-cell office:value-type="string">
            <text:p>-3.5218</text:p>
          </table:table-cell>
          <table:table-cell table:style-name="ce4" office:value-type="float" office:value="-8.675">
            <text:p>-8.675</text:p>
          </table:table-cell>
        </table:table-row>
        <table:table-row table:style-name="ro1">
          <table:table-cell office:value-type="float" office:value="2612703">
            <text:p>2612703</text:p>
          </table:table-cell>
          <table:table-cell office:value-type="string">
            <text:p>Santa Maria do Cambucá</text:p>
          </table:table-cell>
          <table:table-cell office:value-type="string">
            <text:p>-3.5883</text:p>
          </table:table-cell>
          <table:table-cell table:style-name="ce4" office:value-type="float" office:value="-7.825">
            <text:p>-7.825</text:p>
          </table:table-cell>
        </table:table-row>
        <table:table-row table:style-name="ro1">
          <table:table-cell office:value-type="float" office:value="2604106">
            <text:p>2604106</text:p>
          </table:table-cell>
          <table:table-cell office:value-type="string">
            <text:p>Caruaru</text:p>
          </table:table-cell>
          <table:table-cell office:value-type="string">
            <text:p>-3.6017</text:p>
          </table:table-cell>
          <table:table-cell table:style-name="ce4" office:value-type="float" office:value="-8.181">
            <text:p>-8.181</text:p>
          </table:table-cell>
        </table:table-row>
        <table:table-row table:style-name="ro1">
          <table:table-cell office:value-type="float" office:value="2602407">
            <text:p>2602407</text:p>
          </table:table-cell>
          <table:table-cell office:value-type="string">
            <text:p>Brejão</text:p>
          </table:table-cell>
          <table:table-cell office:value-type="string">
            <text:p>-3.6530</text:p>
          </table:table-cell>
          <table:table-cell table:style-name="ce4" office:value-type="float" office:value="-9.027">
            <text:p>-9.027</text:p>
          </table:table-cell>
        </table:table-row>
        <table:table-row table:style-name="ro1">
          <table:table-cell office:value-type="float" office:value="2615805">
            <text:p>2615805</text:p>
          </table:table-cell>
          <table:table-cell office:value-type="string">
            <text:p>Tupanatinga</text:p>
          </table:table-cell>
          <table:table-cell office:value-type="string">
            <text:p>-3.7280</text:p>
          </table:table-cell>
          <table:table-cell table:style-name="ce4" office:value-type="float" office:value="-8.684">
            <text:p>-8.684</text:p>
          </table:table-cell>
        </table:table-row>
        <table:table-row table:style-name="ro1">
          <table:table-cell office:value-type="float" office:value="2612406">
            <text:p>2612406</text:p>
          </table:table-cell>
          <table:table-cell office:value-type="string">
            <text:p>Sanharó</text:p>
          </table:table-cell>
          <table:table-cell office:value-type="string">
            <text:p>-3.6550</text:p>
          </table:table-cell>
          <table:table-cell table:style-name="ce4" office:value-type="float" office:value="-8.365">
            <text:p>-8.365</text:p>
          </table:table-cell>
        </table:table-row>
        <table:table-row table:style-name="ro1">
          <table:table-cell office:value-type="float" office:value="2605707">
            <text:p>2605707</text:p>
          </table:table-cell>
          <table:table-cell office:value-type="string">
            <text:p>Floresta</text:p>
          </table:table-cell>
          <table:table-cell office:value-type="string">
            <text:p>-3.8306</text:p>
          </table:table-cell>
          <table:table-cell table:style-name="ce4" office:value-type="float" office:value="-8.567">
            <text:p>-8.567</text:p>
          </table:table-cell>
        </table:table-row>
        <table:table-row table:style-name="ro1">
          <table:table-cell office:value-type="float" office:value="2607109">
            <text:p>2607109</text:p>
          </table:table-cell>
          <table:table-cell office:value-type="string">
            <text:p>Ingazeira</text:p>
          </table:table-cell>
          <table:table-cell office:value-type="string">
            <text:p>-3.7416</text:p>
          </table:table-cell>
          <table:table-cell table:style-name="ce4" office:value-type="float" office:value="-7.714">
            <text:p>-7.714</text:p>
          </table:table-cell>
        </table:table-row>
        <table:table-row table:style-name="ro1">
          <table:table-cell office:value-type="float" office:value="2608750">
            <text:p>2608750</text:p>
          </table:table-cell>
          <table:table-cell office:value-type="string">
            <text:p>Lagoa Grande</text:p>
          </table:table-cell>
          <table:table-cell office:value-type="string">
            <text:p>-4.0223</text:p>
          </table:table-cell>
          <table:table-cell table:style-name="ce4" office:value-type="float" office:value="-8.777">
            <text:p>-8.777</text:p>
          </table:table-cell>
        </table:table-row>
        <table:table-row table:style-name="ro1">
          <table:table-cell office:value-type="float" office:value="2609907">
            <text:p>2609907</text:p>
          </table:table-cell>
          <table:table-cell office:value-type="string">
            <text:p>Ouricuri</text:p>
          </table:table-cell>
          <table:table-cell office:value-type="string">
            <text:p>-4.0164</text:p>
          </table:table-cell>
          <table:table-cell table:style-name="ce4" office:value-type="float" office:value="-7.966">
            <text:p>-7.966</text:p>
          </table:table-cell>
        </table:table-row>
        <table:table-row table:style-name="ro1">
          <table:table-cell office:value-type="float" office:value="2615201">
            <text:p>2615201</text:p>
          </table:table-cell>
          <table:table-cell office:value-type="string">
            <text:p>Terra Nova</text:p>
          </table:table-cell>
          <table:table-cell office:value-type="string">
            <text:p>-3.9397</text:p>
          </table:table-cell>
          <table:table-cell table:style-name="ce4" office:value-type="float" office:value="-8.158">
            <text:p>-8.158</text:p>
          </table:table-cell>
        </table:table-row>
        <table:table-row table:style-name="ro1">
          <table:table-cell office:value-type="float" office:value="2611408">
            <text:p>2611408</text:p>
          </table:table-cell>
          <table:table-cell office:value-type="string">
            <text:p>Primavera</text:p>
          </table:table-cell>
          <table:table-cell office:value-type="string">
            <text:p>-3.5391</text:p>
          </table:table-cell>
          <table:table-cell table:style-name="ce4" office:value-type="float" office:value="-8.327">
            <text:p>-8.327</text:p>
          </table:table-cell>
        </table:table-row>
      </table:table>
      <table:database-ranges>
        <table:database-range table:name="__Anonymous_Sheet_DB__1" table:target-range-address="Planilha2.A1:Planilha2.C325" table:display-filter-buttons="true"/>
        <table:database-range table:name="__Anonymous_Sheet_DB__2" table:target-range-address="Planilha3.A1:Planilha3.E13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Planilha3.A1:Planilha3.F130" table:display-filter-buttons="true">
          <table:sort>
            <table:sort-by table:field-number="5" table:order="descending" table:data-type="automatic"/>
          </table:sort>
        </table:database-range>
        <table:database-range table:target-range-address="Planilha7.A1:Planilha7.G1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8106" number:language="en" number:country="GB">
      <number:number number:decimal-places="3" number:min-integer-digits="1"/>
    </number:number-style>
    <number:number-style style:name="N8107" number:language="en" number:country="GB">
      <number:number number:decimal-places="4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26/01/2022</text:date>, <text:time>10:4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09:17:02</meta:creation-date>
    <dc:date>2022-01-26T10:41:17</dc:date>
    <meta:editing-duration>PT5H37M21S</meta:editing-duration>
    <meta:editing-cycles>5</meta:editing-cycles>
    <meta:generator>OpenOffice/4.1.11$Unix OpenOffice.org_project/4111m1$Build-9808</meta:generator>
    <meta:document-statistic meta:table-count="9" meta:cell-count="4074" meta:object-count="0"/>
  </office:meta>
</office:document-meta>
</file>